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mo" svg:font-family="Arimo" style:font-family-generic="swiss" style:font-pitch="variable"/>
    <style:font-face style:name="Segoe UI" svg:font-family="'Segoe UI'" style:font-family-generic="swiss" style:font-pitch="variable"/>
    <style:font-face style:name="Arimo1" svg:font-family="Arimo" style:font-family-generic="system" style:font-pitch="variable"/>
  </office:font-face-decls>
  <office:automatic-styles>
    <style:style style:name="P1" style:family="paragraph" style:parent-style-name="Standard">
      <style:paragraph-properties fo:margin-left="0.75in" fo:margin-right="0in" fo:text-indent="0in" style:auto-text-indent="false" style:writing-mode="lr-tb"/>
    </style:style>
    <style:style style:name="P2" style:family="paragraph" style:parent-style-name="Standard">
      <style:paragraph-properties fo:margin-left="1in" fo:margin-right="0in" fo:text-indent="0in" style:auto-text-indent="false" style:writing-mode="lr-tb"/>
    </style:style>
    <style:style style:name="P3" style:family="paragraph" style:parent-style-name="Standard" style:list-style-name="">
      <style:paragraph-properties fo:margin-left="1in" fo:margin-right="0in" fo:text-indent="0in" style:auto-text-indent="false" style:writing-mode="lr-tb"/>
    </style:style>
    <style:style style:name="P4" style:family="paragraph" style:parent-style-name="Standard">
      <style:paragraph-properties fo:margin-left="1.25in" fo:margin-right="0in" fo:text-indent="0in" style:auto-text-indent="false" style:writing-mode="lr-tb"/>
    </style:style>
    <style:style style:name="P5" style:family="paragraph" style:parent-style-name="Standard" style:list-style-name="">
      <style:paragraph-properties fo:margin-left="0.5in" fo:margin-right="0in" fo:text-indent="0in" style:auto-text-indent="false" style:writing-mode="lr-tb"/>
    </style:style>
    <style:style style:name="P6" style:family="paragraph" style:parent-style-name="Standard" style:list-style-name="">
      <style:paragraph-properties fo:margin-left="0.25in" fo:margin-right="0in" fo:text-indent="0in" style:auto-text-indent="false" style:writing-mode="lr-tb"/>
    </style:style>
    <style:style style:name="P7" style:family="paragraph" style:parent-style-name="Standard" style:list-style-name="">
      <style:paragraph-properties style:writing-mode="lr-tb"/>
    </style:style>
    <style:style style:name="P8" style:family="paragraph" style:parent-style-name="Standard">
      <style:paragraph-properties fo:margin-left="0.75in" fo:margin-right="0in" fo:text-indent="0in" style:auto-text-indent="false" style:writing-mode="lr-tb"/>
    </style:style>
    <style:style style:name="P9" style:family="paragraph" style:parent-style-name="Standard" style:list-style-name="">
      <style:paragraph-properties fo:margin-left="0.75in" fo:margin-right="0in" fo:text-indent="0in" style:auto-text-indent="false" style:writing-mode="lr-tb"/>
    </style:style>
    <style:style style:name="P10" style:family="paragraph" style:parent-style-name="Standard">
      <style:paragraph-properties fo:margin-left="1in" fo:margin-right="0in" fo:text-indent="0in" style:auto-text-indent="false" style:writing-mode="lr-tb"/>
    </style:style>
    <style:style style:name="P11" style:family="paragraph" style:parent-style-name="Standard" style:list-style-name="">
      <style:paragraph-properties fo:margin-left="1in" fo:margin-right="0in" fo:text-indent="0in" style:auto-text-indent="false" style:writing-mode="lr-tb"/>
    </style:style>
    <style:style style:name="P12" style:family="paragraph" style:parent-style-name="Standard">
      <style:paragraph-properties fo:margin-left="1.25in" fo:margin-right="0in" fo:text-indent="0in" style:auto-text-indent="false" style:writing-mode="lr-tb"/>
    </style:style>
    <style:style style:name="P13" style:family="paragraph" style:parent-style-name="Standard" style:list-style-name="">
      <style:paragraph-properties fo:margin-left="1.25in" fo:margin-right="0in" fo:text-indent="0in" style:auto-text-indent="false" style:writing-mode="lr-tb"/>
    </style:style>
    <style:style style:name="P14" style:family="paragraph" style:parent-style-name="Standard" style:list-style-name="">
      <style:paragraph-properties fo:margin-left="1.5in" fo:margin-right="0in" fo:text-indent="0in" style:auto-text-indent="false" style:writing-mode="lr-tb"/>
    </style:style>
    <style:style style:name="P15" style:family="paragraph" style:parent-style-name="Standard" style:list-style-name="">
      <style:paragraph-properties fo:margin-left="1.75in" fo:margin-right="0in" fo:text-indent="0in" style:auto-text-indent="false" style:writing-mode="lr-tb"/>
    </style:style>
    <style:style style:name="P16" style:family="paragraph" style:parent-style-name="Standard" style:list-style-name="" style:master-page-name="Standard">
      <style:paragraph-properties style:page-number="auto" style:writing-mode="lr-tb"/>
    </style:style>
    <style:style style:name="T1" style:family="text">
      <style:text-properties fo:language="ru" fo:country="RU"/>
    </style:style>
  </office:automatic-styles>
  <office:body>
    <office:text text:use-soft-page-breaks="true">
      <office:forms form:automatic-focus="false" form:apply-design-mode="false"/>
      <text:tracked-changes text:track-changes="false">
        <text:changed-region xml:id="ct34776520208" text:id="ct34776520208">
          <text:insertion>
            <office:change-info>
              <dc:creator>Ñåðã³é Þ. Ñàêîâè÷</dc:creator>
              <dc:date>2018-01-30T11:46:00</dc:date>
            </office:change-info>
          </text:insertion>
        </text:changed-region>
        <text:changed-region xml:id="ct34776518672" text:id="ct34776518672">
          <text:deletion>
            <office:change-info>
              <dc:creator>Ñåðã³é Þ. Ñàêîâè÷</dc:creator>
              <dc:date>2018-01-30T11:46:00</dc:date>
            </office:change-info>
            <text:p text:style-name="P1">,</text:p>
          </text:deletion>
        </text:changed-region>
        <text:changed-region xml:id="ct34776520016" text:id="ct34776520016">
          <text:insertion>
            <office:change-info>
              <dc:creator>Ñåðã³é Þ. Ñàêîâè÷</dc:creator>
              <dc:date>2018-01-30T11:47:00</dc:date>
            </office:change-info>
          </text:insertion>
        </text:changed-region>
        <text:changed-region xml:id="ct34776520784" text:id="ct34776520784">
          <text:deletion>
            <office:change-info>
              <dc:creator>Ñåðã³é Þ. Ñàêîâè÷</dc:creator>
              <dc:date>2018-01-30T11:47:00</dc:date>
            </office:change-info>
            <text:p text:style-name="P1">и</text:p>
          </text:deletion>
        </text:changed-region>
        <text:changed-region xml:id="ct34776520976" text:id="ct34776520976">
          <text:deletion>
            <office:change-info>
              <dc:creator>Ñåðã³é Þ. Ñàêîâè÷</dc:creator>
              <dc:date>2018-01-30T11:47:00</dc:date>
            </office:change-info>
            <text:p text:style-name="P1">ий</text:p>
          </text:deletion>
        </text:changed-region>
        <text:changed-region xml:id="ct34776519824" text:id="ct34776519824">
          <text:insertion>
            <office:change-info>
              <dc:creator>Ñåðã³é Þ. Ñàêîâè÷</dc:creator>
              <dc:date>2018-01-30T11:47:00</dc:date>
            </office:change-info>
          </text:insertion>
        </text:changed-region>
        <text:changed-region xml:id="ct34776521168" text:id="ct34776521168">
          <text:deletion>
            <office:change-info>
              <dc:creator>Ñåðã³é Þ. Ñàêîâè÷</dc:creator>
              <dc:date>2018-01-30T11:47:00</dc:date>
            </office:change-info>
            <text:p text:style-name="P1"><text:s/>вопрос</text:p>
          </text:deletion>
        </text:changed-region>
        <text:changed-region xml:id="ct34776520400" text:id="ct34776520400">
          <text:insertion>
            <office:change-info>
              <dc:creator>Ñåðã³é Þ. Ñàêîâè÷</dc:creator>
              <dc:date>2018-01-30T11:47:00</dc:date>
            </office:change-info>
          </text:insertion>
        </text:changed-region>
        <text:changed-region xml:id="ct34776521360" text:id="ct34776521360">
          <text:deletion>
            <office:change-info>
              <dc:creator>Ñåðã³é Þ. Ñàêîâè÷</dc:creator>
              <dc:date>2018-01-30T11:47:00</dc:date>
            </office:change-info>
            <text:p text:style-name="P1">.</text:p>
          </text:deletion>
        </text:changed-region>
        <text:changed-region xml:id="ct34776520592" text:id="ct34776520592">
          <text:insertion>
            <office:change-info>
              <dc:creator>Ñåðã³é Þ. Ñàêîâè÷</dc:creator>
              <dc:date>2018-01-30T11:47:00</dc:date>
            </office:change-info>
          </text:insertion>
        </text:changed-region>
        <text:changed-region xml:id="ct34776521552" text:id="ct34776521552">
          <text:deletion>
            <office:change-info>
              <dc:creator>Ñåðã³é Þ. Ñàêîâè÷</dc:creator>
              <dc:date>2018-01-30T11:47:00</dc:date>
            </office:change-info>
            <text:p text:style-name="P1">?</text:p>
          </text:deletion>
        </text:changed-region>
        <text:changed-region xml:id="ct34776521936" text:id="ct34776521936">
          <text:deletion>
            <office:change-info>
              <dc:creator>Ñåðã³é Þ. Ñàêîâè÷</dc:creator>
              <dc:date>2018-01-30T11:48:00</dc:date>
            </office:change-info>
            <text:p text:style-name="P1">были </text:p>
          </text:deletion>
        </text:changed-region>
        <text:changed-region xml:id="ct34776521744" text:id="ct34776521744">
          <text:insertion>
            <office:change-info>
              <dc:creator>Ñåðã³é Þ. Ñàêîâè÷</dc:creator>
              <dc:date>2018-01-30T11:48:00</dc:date>
            </office:change-info>
          </text:insertion>
        </text:changed-region>
        <text:changed-region xml:id="ct34776522128" text:id="ct34776522128">
          <text:insertion>
            <office:change-info>
              <dc:creator>Ñåðã³é Þ. Ñàêîâè÷</dc:creator>
              <dc:date>2018-01-30T11:49:00</dc:date>
            </office:change-info>
          </text:insertion>
        </text:changed-region>
        <text:changed-region xml:id="ct34776522320" text:id="ct34776522320">
          <text:insertion>
            <office:change-info>
              <dc:creator>Ñåðã³é Þ. Ñàêîâè÷</dc:creator>
              <dc:date>2018-01-30T11:50:00</dc:date>
            </office:change-info>
          </text:insertion>
        </text:changed-region>
        <text:changed-region xml:id="ct34776522512" text:id="ct34776522512">
          <text:insertion>
            <office:change-info>
              <dc:creator>Ñåðã³é Þ. Ñàêîâè÷</dc:creator>
              <dc:date>2018-01-30T11:51:00</dc:date>
            </office:change-info>
          </text:insertion>
        </text:changed-region>
        <text:changed-region xml:id="ct34776707096" text:id="ct34776707096">
          <text:insertion>
            <office:change-info>
              <dc:creator>Ñåðã³é Þ. Ñàêîâè÷</dc:creator>
              <dc:date>2018-01-30T11:51:00</dc:date>
            </office:change-info>
          </text:insertion>
        </text:changed-region>
        <text:changed-region xml:id="ct34776707288" text:id="ct34776707288">
          <text:insertion>
            <office:change-info>
              <dc:creator>Ñåðã³é Þ. Ñàêîâè÷</dc:creator>
              <dc:date>2018-01-30T11:51:00</dc:date>
            </office:change-info>
          </text:insertion>
        </text:changed-region>
        <text:changed-region xml:id="ct34776707480" text:id="ct34776707480">
          <text:deletion>
            <office:change-info>
              <dc:creator>Ñåðã³é Þ. Ñàêîâè÷</dc:creator>
              <dc:date>2018-01-30T11:56:00</dc:date>
            </office:change-info>
            <text:p text:style-name="P1">..</text:p>
          </text:deletion>
        </text:changed-region>
        <text:changed-region xml:id="ct34776708056" text:id="ct34776708056">
          <text:insertion>
            <office:change-info>
              <dc:creator>Ñåðã³é Þ. Ñàêîâè÷</dc:creator>
              <dc:date>2018-01-30T12:23:00</dc:date>
            </office:change-info>
          </text:insertion>
        </text:changed-region>
        <text:changed-region xml:id="ct34776707864" text:id="ct34776707864">
          <text:deletion>
            <office:change-info>
              <dc:creator>Ñåðã³é Þ. Ñàêîâè÷</dc:creator>
              <dc:date>2018-01-30T12:22:00</dc:date>
            </office:change-info>
            <text:p text:style-name="P1">,</text:p>
          </text:deletion>
        </text:changed-region>
        <text:changed-region xml:id="ct34776707672" text:id="ct34776707672">
          <text:insertion>
            <office:change-info>
              <dc:creator>Ñåðã³é Þ. Ñàêîâè÷</dc:creator>
              <dc:date>2018-01-30T12:22:00</dc:date>
            </office:change-info>
          </text:insertion>
        </text:changed-region>
        <text:changed-region xml:id="ct34776708248" text:id="ct34776708248">
          <text:deletion>
            <office:change-info>
              <dc:creator>Ñåðã³é Þ. Ñàêîâè÷</dc:creator>
              <dc:date>2018-01-30T12:23:00</dc:date>
            </office:change-info>
            <text:p text:style-name="P1">что такое — </text:p>
          </text:deletion>
        </text:changed-region>
        <text:changed-region xml:id="ct34776708440" text:id="ct34776708440">
          <text:deletion>
            <office:change-info>
              <dc:creator>Ñåðã³é Þ. Ñàêîâè÷</dc:creator>
              <dc:date>2018-01-30T14:36:00</dc:date>
            </office:change-info>
            <text:p text:style-name="P1"><text:s/>была </text:p>
          </text:deletion>
        </text:changed-region>
        <text:changed-region xml:id="ct34776708632" text:id="ct34776708632">
          <text:insertion>
            <office:change-info>
              <dc:creator>Ñåðã³é Þ. Ñàêîâè÷</dc:creator>
              <dc:date>2018-01-30T15:17:00</dc:date>
            </office:change-info>
          </text:insertion>
        </text:changed-region>
        <text:changed-region xml:id="ct34776708824" text:id="ct34776708824">
          <text:insertion>
            <office:change-info>
              <dc:creator>Ñåðã³é Þ. Ñàêîâè÷</dc:creator>
              <dc:date>2018-01-30T15:17:00</dc:date>
            </office:change-info>
          </text:insertion>
        </text:changed-region>
        <text:changed-region xml:id="ct34776709016" text:id="ct34776709016">
          <text:insertion>
            <office:change-info>
              <dc:creator>Ñåðã³é Þ. Ñàêîâè÷</dc:creator>
              <dc:date>2018-01-30T15:34:00</dc:date>
            </office:change-info>
          </text:insertion>
        </text:changed-region>
        <text:changed-region xml:id="ct34776709208" text:id="ct34776709208">
          <text:deletion>
            <office:change-info>
              <dc:creator>Ñåðã³é Þ. Ñàêîâè÷</dc:creator>
              <dc:date>2018-01-30T15:35:00</dc:date>
            </office:change-info>
            <text:p text:style-name="P1">с</text:p>
          </text:deletion>
        </text:changed-region>
        <text:changed-region xml:id="ct34776709400" text:id="ct34776709400">
          <text:insertion>
            <office:change-info>
              <dc:creator>Ñåðã³é Þ. Ñàêîâè÷</dc:creator>
              <dc:date>2018-01-30T15:39:00</dc:date>
            </office:change-info>
          </text:insertion>
        </text:changed-region>
        <text:changed-region xml:id="ct34776709592" text:id="ct34776709592">
          <text:insertion>
            <office:change-info>
              <dc:creator>Ñåðã³é Þ. Ñàêîâè÷</dc:creator>
              <dc:date>2018-01-31T12:21:00</dc:date>
            </office:change-info>
          </text:insertion>
        </text:changed-region>
        <text:changed-region xml:id="ct34776709784" text:id="ct34776709784">
          <text:deletion>
            <office:change-info>
              <dc:creator>Ñåðã³é Þ. Ñàêîâè÷</dc:creator>
              <dc:date>2018-01-31T17:29:00</dc:date>
            </office:change-info>
            <text:p text:style-name="P2">ст</text:p>
          </text:deletion>
        </text:changed-region>
        <text:changed-region xml:id="ct34776709976" text:id="ct34776709976">
          <text:deletion>
            <office:change-info>
              <dc:creator>Ñåðã³é Þ. Ñàêîâè÷</dc:creator>
              <dc:date>2018-01-31T17:29:00</dc:date>
            </office:change-info>
            <text:p text:style-name="P3">о</text:p>
          </text:deletion>
        </text:changed-region>
        <text:changed-region xml:id="ct34776710360" text:id="ct34776710360">
          <text:deletion>
            <office:change-info>
              <dc:creator>Ñåðã³é Þ. Ñàêîâè÷</dc:creator>
              <dc:date>2018-01-31T17:30:00</dc:date>
            </office:change-info>
            <text:p text:style-name="P2">ите </text:p>
          </text:deletion>
        </text:changed-region>
        <text:changed-region xml:id="ct34776710168" text:id="ct34776710168">
          <text:insertion>
            <office:change-info>
              <dc:creator>Ñåðã³é Þ. Ñàêîâè÷</dc:creator>
              <dc:date>2018-01-31T17:30:00</dc:date>
            </office:change-info>
          </text:insertion>
        </text:changed-region>
        <text:changed-region xml:id="ct34776710552" text:id="ct34776710552">
          <text:deletion>
            <office:change-info>
              <dc:creator>Ñåðã³é Þ. Ñàêîâè÷</dc:creator>
              <dc:date>2018-01-31T17:31:00</dc:date>
            </office:change-info>
            <text:p text:style-name="P1"><text:s/>его попытки</text:p>
          </text:deletion>
        </text:changed-region>
        <text:changed-region xml:id="ct34776710744" text:id="ct34776710744">
          <text:deletion>
            <office:change-info>
              <dc:creator>Ñåðã³é Þ. Ñàêîâè÷</dc:creator>
              <dc:date>2018-02-02T09:49:00</dc:date>
            </office:change-info>
            <text:p text:style-name="P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6"/>
      <text:p text:style-name="P5"/>
      <text:p text:style-name="P9">nonf_biography</text:p>
      <text:p text:style-name="P9"/>
      <text:p text:style-name="P3">Янина</text:p>
      <text:p text:style-name="P3"/>
      <text:p text:style-name="P3">Каминская</text:p>
      <text:p text:style-name="P9"/>
      <text:p text:style-name="P9">Реквием по любви</text:p>
      <text:p text:style-name="P9">1988</text:p>
      <text:p text:style-name="P9">ru</text:p>
      <text:p text:style-name="P5"/>
      <text:p text:style-name="P5"/>
      <text:p text:style-name="P9"/>
      <text:p text:style-name="P3"/>
      <text:p text:style-name="P3"/>
      <text:p text:style-name="P9"/>
      <text:p text:style-name="P9">OOoFBTools-2.51 (ExportToFB21)</text:p>
      <text:p text:style-name="P9">24.01.2018</text:p>
      <text:p text:style-name="P9">279D1953-D7B5-4A92-B388-56FF09B000A9</text:p>
      <text:p text:style-name="P9">1.0</text:p>
      <text:p text:style-name="P5"/>
      <text:p text:style-name="P6"/>
      <text:p text:style-name="P6"/>
      <text:p text:style-name="P5"/>
      <text:p text:style-name="P9"/>
      <text:p text:style-name="P9">Янина Каминская</text:p>
      <text:p text:style-name="P9"/>
      <text:p text:style-name="P9"/>
      <text:p text:style-name="P9"/>
      <text:p text:style-name="P9"/>
      <text:p text:style-name="P9"/>
      <text:p text:style-name="P9"/>
      <text:p text:style-name="P9"/>
      <text:p text:style-name="P9"/>
      <text:p text:style-name="P9"/>
      <text:p text:style-name="P9"/>
      <text:p text:style-name="P9"/>
      <text:p text:style-name="P3">Реквием по <text:span text:style-name="T1">любви</text:span></text:p>
      <text:p text:style-name="P9"/>
      <text:p text:style-name="P9">или</text:p>
      <text:p text:style-name="P9">мемуары о манипуляторе</text:p>
      <text:p text:style-name="P9"/>
      <text:p text:style-name="P5"/>
      <text:p text:style-name="P5"/>
      <text:p text:style-name="P9"/>
      <text:p text:style-name="P3"/>
      <text:p text:style-name="P13">Введение</text:p>
      <text:p text:style-name="P3"/>
      <text:p text:style-name="P9"/>
      <text:p text:style-name="P9"/>
      <text:p text:style-name="P3">Опыт – дитя мысли, а мысль – дитя действия. Мы не можем изучать людей по книгам.</text:p>
      <text:p text:style-name="P9"/>
      <text:p text:style-name="P9"/>
      <text:p text:style-name="P3"/>
      <text:p text:style-name="P13">Бенджамин Дизраэли</text:p>
      <text:p text:style-name="P3"/>
      <text:p text:style-name="P9"/>
      <text:p text:style-name="P9">С каждым из нас в жизни случались неприятности. Особенно, когда речь идет о делах душевных — нам просто необходима поддержка близких. Но <text:soft-page-break/>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9">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9">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9">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9">Дамы и девушки, если вы сейчас читаете эти строки, то вы нуждаетесь в ответах, и надеетесь получить их в этой книге<text:change-start text:change-id="ct34776520208"/><text:span text:style-name="T1">.</text:span><text:change-end text:change-id="ct34776520208"/><text:change text:change-id="ct34776518672"/> <text:change-start text:change-id="ct34776520016"/><text:span text:style-name="T1">И</text:span><text:change-end text:change-id="ct34776520016"/><text:change text:change-id="ct34776520784"/>, со своей стороны, я буду рада помочь вам, но для начала вам нужно самим ответить на следующ<text:change text:change-id="ct34776520976"/><text:change-start text:change-id="ct34776519824"/><text:span text:style-name="T1">ее</text:span><text:change-end text:change-id="ct34776519824"/><text:change text:change-id="ct34776521168"/><text:change-start text:change-id="ct34776520400"/><text:span text:style-name="T1">:</text:span><text:change-end text:change-id="ct34776520400"/><text:change text:change-id="ct34776521360"/></text:p>
      <text:p text:style-name="P9">Согласны ли вы со следующими утверждениями<text:change-start text:change-id="ct34776520592"/><text:span text:style-name="T1">:</text:span><text:change-end text:change-id="ct34776520592"/><text:change text:change-id="ct34776521552"/></text:p>
      <text:p text:style-name="P9">   • 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p text:style-name="P9">   • 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p text:style-name="P9">   • Вам говорят, что вы совершаете ошибки, вы всегда виноваты, но не понимаете, в чем ваша вина;</text:p>
      <text:p text:style-name="P9">   • Вам кажется, что вы в одиночку несете всю или большую часть ответственности за совершаемые действия вашей пары;</text:p>
      <text:p text:style-name="P9">   • 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p text:style-name="P9">   • Ваши чувства и настроение зависят от вашего партнера. Вы часто готовы промолчать, чтобы угодить ему;</text:p>
      <text:p text:style-name="P9">   • Ваш распорядок дня, отдых и свободное время зависит от вашего партнера. Вы чувствуете, что зависите от партнера больше, чем он в вас;</text:p>
      <text:p text:style-name="P9">   • Вам кажется, что ваш партнер не заинтересован вами, а мысли о том, что вас могут бросить приводят вас в ужас.</text:p>
      <text:p text:style-name="P9">Если вы согласны хотя бы с несколькими из этих утверждений, мне жаль — вы попали в клуб жертв психологического манипулирования.</text:p>
      <text:p text:style-name="P9">* * *</text:p>
      <text:p text:style-name="P9">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text:change text:change-id="ct34776521936"/><text:change-start text:change-id="ct34776521744"/><text:span text:style-name="T1">длилось</text:span><text:change-end text:change-id="ct34776521744"/><text:change-start text:change-id="ct34776522128"/><text:span text:style-name="T1"> </text:span><text:change-end text:change-id="ct34776522128"/>всего лишь 3 года, а не 20, когда психика покалечена настолько, что от человека ничего не остается, кроме тени.</text:p>
      <text:p text:style-name="P9">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9">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9">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9">Уверена, что у вас, как и у меня, много близких людей, которые хотели бы <text:soft-page-break/>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9">— Ты переживаешь напрасно!</text:p>
      <text:p text:style-name="P9">Или:</text:p>
      <text:p text:style-name="P9">— Тебе нужно просто успокоиться!</text:p>
      <text:p text:style-name="P9">А если ваши отношения уже закончились, то вы, скорее всего, в отчаянии, но слышите:</text:p>
      <text:p text:style-name="P9">— Тебе нужно просто отпустить и забыть.</text:p>
      <text:p text:style-name="P9">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9">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P9"/>
      <text:p text:style-name="P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text:p>
      <text:p text:style-name="P3">психопатией личности</text:p>
      <text:p text:style-name="P3">.</text:p>
      <text:p text:style-name="P9"/>
      <text:p text:style-name="P9"/>
      <text:p text:style-name="P9"/>
      <text:p text:style-name="P3"/>
      <text:p text:style-name="P13">«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
      <text:p text:style-name="P3"/>
      <text:p text:style-name="P9"/>
      <text:p text:style-name="P9">В эт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му циклу: «идеализация — обесценивание — утилизация».</text:p>
      <text:p text:style-name="P9"/>
      <text:p text:style-name="P3">Психопатия личности</text:p>
      <text:p text:style-name="P3">—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p>
      <text:p text:style-name="P9"/>
      <text:p text:style-name="P9">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p text:style-name="P9">   • Равнодушие. Пассивное отношение к чувствам других. Отсутствие сострадания. Неумение и неспособность оказывать поддержку.</text:p>
      <text:p text:style-name="P9">   • Конфликтность, зачастую из-за необоснованного обвинения окружающих в собственных неудачах. Постоянное стремление к <text:soft-page-break/>оправданию.</text:p>
      <text:p text:style-name="P9">   • Отсутствие чувства вины и сожаления. Неспособность анализировать полученный опыт. Отрицание наказания. Отсутствие стыда.</text:p>
      <text:p text:style-name="P9">   • 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p text:style-name="P9">   • Самоутверждение и жажда подкрепления собственной самооценки за счет унижения окружающих. Деструктивизация отношений. Авторитарный стиль общения.</text:p>
      <text:p text:style-name="P9">   • Неспособность выдерживать критику. Завышение собственных способностей и значимости. Самолюбие. Нарциссизм.</text:p>
      <text:p text:style-name="P9">   • Лень. Безынициативность. Однообразность. Отсутствие стремления из-за страха собственной неудачи.</text:p>
      <text:p text:style-name="P9">   • 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9"/>
      <text:p text:style-name="P9"/>
      <text:p text:style-name="P3"/>
      <text:p text:style-name="P1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text:p>
      <text:p text:style-name="P13">из-за нашей иллюзии, что их легко обнаружить</text:p>
      <text:p text:style-name="P13">…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3"/>
      <text:p text:style-name="P9"/>
      <text:p text:style-name="P9"/>
      <text:p text:style-name="P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9"/>
      <text:p text:style-name="P9"/>
      <text:p text:style-name="P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9"/>
      <text:p text:style-name="P9"/>
      <text:p text:style-name="P3"/>
      <text:p text:style-name="P13">Американский психиатр-криминолог Харви Клекли, «Маска нормальности»</text:p>
      <text:p text:style-name="P3"/>
      <text:p text:style-name="P9"/>
      <text:p text:style-name="P9"/>
      <text:p text:style-name="P9">* * *</text:p>
      <text:p text:style-name="P9">Сразу скажу, что я не психолог и не психиатр. Я не врач и это не диагноз. Это лично мое мнение<text:change-start text:change-id="ct34776522320"/><text:span text:style-name="T1">,</text:span><text:change-end text:change-id="ct34776522320"/> основанное на огромном количестве <text:change-start text:change-id="ct34776522512"/><text:span text:style-name="T1">сопостовлений фактов и </text:span><text:change-end text:change-id="ct34776522512"/>совпадений<text:change-start text:change-id="ct34776707096"/><text:span text:style-name="T1"> с описанным поведением (кого? </text:span><text:change-end text:change-id="ct34776707096"/><text:span text:style-name="T1">Психопатов</text:span><text:change-start text:change-id="ct34776707288"/><text:span text:style-name="T1">)</text:span><text:change-end text:change-id="ct34776707288"/>. Один компетентный в этом вопросе человек (который знаком с главным <text:soft-page-break/>персонажем) разъяснил мне поведение моего парня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9">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9">Это моя история.</text:p>
      <text:p text:style-name="P9">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9">* * *</text:p>
      <text:p text:style-name="P9">Для начала я попробую описать себя.</text:p>
      <text:p text:style-name="P9">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9">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9">Потом я поняла, что все люди хотят быть счастливыми, но, в большинстве своем,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P9">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9">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text:change text:change-id="ct34776707480"/>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9">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9">Очень часто дралась. Всегда защищаясь или защищая. При этом я выбирала себе равных соперников, и слабаков среди них не было.</text:p>
      <text:p text:style-name="P9">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text:soft-page-break/>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9">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9">Очень привязываюсь к людям, потом остро переживаю их нехватку или предательство.</text:p>
      <text:p text:style-name="P9">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9">Верю в людей. Раньше это еще было доверие людям, но я и это переросла.</text:p>
      <text:p text:style-name="P9">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9">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text:change-start text:change-id="ct34776708056"/><text:span text:style-name="T1">,</text:span><text:change-end text:change-id="ct34776708056"/><text:change text:change-id="ct34776707864"/><text:change-start text:change-id="ct34776707672"/><text:span text:style-name="T1">каким может быть</text:span><text:change-end text:change-id="ct34776707672"/> <text:change text:change-id="ct34776708248"/>враг. И я убеждена, что человек всегда должен оставаться человеком.</text:p>
      <text:p text:style-name="P9">А еще раньше я была очень веселой, уверенной в себе, практически бесстрашной и волевой. Теперь наверстываю...</text:p>
      <text:p text:style-name="P9">Коротко, но далеко не все.</text:p>
      <text:p text:style-name="P9">* * *</text:p>
      <text:p text:style-name="P9">А теперь давайте разберем «портрет» жертвы.</text:p>
      <text:p text:style-name="P9">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9">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9">* * *</text:p>
      <text:p text:style-name="P9">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9">Приведу пример из истории, дабы у скептиков было меньше комментариев вроде:</text:p>
      <text:p text:style-name="P9">— Еще одна сопливая история сопливой девочки, которая сама все испортила и сама во всем виновата. Кто ей лекарь?!</text:p>
      <text:p text:style-name="P9">Вот отрывок из книги о лагерях смерти А. Чернявской «Психология господства и подчинения: Хрестоматия»:</text:p>
      <text:p text:style-name="P9"/>
      <text:p text:style-name="P9"/>
      <text:p text:style-name="P3"/>
      <text:p text:style-name="P1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text:soft-page-break/></text:p>
      <text:p text:style-name="P9"/>
      <text:p text:style-name="P9"/>
      <text:p text:style-name="P9"/>
      <text:p text:style-name="P3">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специально разработанным</text:p>
      <text:p text:style-name="P3">методом</text:p>
      <text:p text:style-name="P3">, с единственной целью — получить абсолютное повиновение.</text:p>
      <text:p text:style-name="P9"/>
      <text:p text:style-name="P9">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9">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9"/>
      <text:p text:style-name="P9"/>
      <text:p text:style-name="P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9"/>
      <text:p text:style-name="P9"/>
      <text:p text:style-name="P3"/>
      <text:p text:style-name="P13">Х. Арендт, «Банальность зла: Эйхман в Иерусалиме»</text:p>
      <text:p text:style-name="P3"/>
      <text:p text:style-name="P9"/>
      <text:p text:style-name="P9"/>
      <text:p text:style-name="P9">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9">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9">* * *</text:p>
      <text:p text:style-name="P9">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9">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9">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9"><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9">Я приведу пример.</text:p>
      <text:p text:style-name="P9">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9"/>
      <text:p text:style-name="P3">Вы отметили, что сыр действительно вкусный, и уже было направились к колбасному ряду, как она предлагает вам</text:p>
      <text:p text:style-name="P3">купить</text:p>
      <text:p text:style-name="P3">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P9"/>
      <text:p text:style-name="P9"/>
      <text:p text:style-name="P3">Объяснение этому лежит в теории когнитивной психологии. Когниция (</text:p>
      <text:p text:style-name="P3">от лат.</text:p>
      <text:p text:style-name="P3">cognitio</text:p>
      <text:p text:style-name="P3">— познание,</text:p>
      <text:p text:style-name="P3">cogitatio</text:p>
      <text:p text:style-name="P3">—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p text:style-name="P9"/>
      <text:p text:style-name="P9">   • когнитивный консонанс — согласованность знаний и поведения;</text:p>
      <text:p text:style-name="P9">   • когнитивный диссонанс — противоречивость знаний и поведения.</text:p>
      <text:p text:style-name="P9">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9">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9">Итак, подошло время заканчивать это затянувшееся вступление и переходить к делу. Поехали.</text:p>
      <text:p text:style-name="P9">Говным гавно жили были...</text:p>
      <text:p text:style-name="P5"/>
      <text:p text:style-name="P5"/>
      <text:p text:style-name="P9"/>
      <text:p text:style-name="P3"/>
      <text:p text:style-name="P13">Глава 1. Это еще не конец</text:p>
      <text:p text:style-name="P3"/>
      <text:p text:style-name="P9"/>
      <text:p text:style-name="P9">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9">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9">Еще год назад, я могла рассказать об этом дне в мельчайших подробностях. <text:soft-page-break/>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9">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9">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9">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9">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9">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9">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9">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9">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9">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9">Оно здесь, со мной, внутри меня, никуда не уходит и дарит спокойствие. Это было волшебно.</text:p>
      <text:p text:style-name="P9">Так я влюбилась.</text:p>
      <text:p text:style-name="P5"/>
      <text:p text:style-name="P5"/>
      <text:p text:style-name="P9"/>
      <text:p text:style-name="P3"/>
      <text:p text:style-name="P13">Глава 2. Таблетка</text:p>
      <text:p text:style-name="P3"/>
      <text:p text:style-name="P9"/>
      <text:p text:style-name="P9"/>
      <text:p text:style-name="P3"/>
      <text:p text:style-name="P13">Если человек говорит красиво, то лжет он еще красивее.</text:p>
      <text:p text:style-name="P3"/>
      <text:p text:style-name="P9"/>
      <text:p text:style-name="P9"><text:soft-page-break/>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9">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9">Так я и жила. Веселилась никому не в ущерб. И была счастлива.</text:p>
      <text:p text:style-name="P9">— У меня депресс!!!! Помоги! — пишу однажды мартовским днем другу, тому самому — общему.</text:p>
      <text:p text:style-name="P9">— Да. Я тут. Излагай. Жалуйся.</text:p>
      <text:p text:style-name="P9">— Не жалей — подбодри, ты умеешь.</text:p>
      <text:p text:style-name="P9">— Хорошо сделаю. Только в каком собственно вопросе?</text:p>
      <text:p text:style-name="P9">— Весна. Я выходная. Сижу дома. Одна и ничего не делаю...</text:p>
      <text:p text:style-name="P9">— А не хочешь N. вызвонить? Он парень шабутной и весёлый...</text:p>
      <text:p text:style-name="P9">— Хочу...</text:p>
      <text:p text:style-name="P9">— Ну я его таки набрал и дозвонился. Он с удовольствием с тобой затусить рад бы. Набери его. Договоритесь...</text:p>
      <text:p text:style-name="P9">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9">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9">— Будешь много думать — сойдешь с ума...</text:p>
      <text:p text:style-name="P9">Но я постоянно думала. И — сходила с ума. Блин, как она была права!</text:p>
      <text:p text:style-name="P9">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9">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9">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9">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9">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9">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9">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9">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text:soft-page-break/>прекрасного принца, питала к нему глубокое дружеское чувство и уважение. Я оказалась легкой добычей.</text:p>
      <text:p text:style-name="P9">* * *</text:p>
      <text:p text:style-name="P9">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9">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9">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9">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9">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9">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9">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9">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P9">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9">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9">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9">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9">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text:soft-page-break/>вы готовы бежать за ней.</text:p>
      <text:p text:style-name="P9">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9">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9">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9">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9">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9">* * *</text:p>
      <text:p text:style-name="P9">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9">— А почему бы тебе с ним не попробовать? Хороший парень...</text:p>
      <text:p text:style-name="P9">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9">* * *</text:p>
      <text:p text:style-name="P9">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9">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9">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9"/>
      <text:p text:style-name="P3">Они пришли под вечер. Я отметила, что она очень красивая и ухоженная. Я заметила между ними какое-то напряжение, и подумала, что они накануне,</text:p>
      <text:p text:style-name="P3">в очередной раз</text:p>
      <text:p text:style-name="P3">,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9"/>
      <text:p text:style-name="P9"><text:soft-page-break/>Она держалась молодцом —<text:change text:change-id="ct34776708440"/>общительная, сразу же влилась нашу уже поддатую компанию, была естественной и вела себя просто...</text:p>
      <text:p text:style-name="P9">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9">Это еще один пунктик, на который нужно обратить особое внимание — если манипулятор проявляет к вам внимание, но при этом находится в паре, будьте уверены и даже не сомневайтесь — с вами будет тоже самое. Я еще вернусь к этой теме. Обязательно запомните этот момент.</text:p>
      <text:p text:style-name="P9">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9">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9">* * *</text:p>
      <text:p text:style-name="P9">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9">— Если я приеду, то буду приставать...</text:p>
      <text:p text:style-name="P9">— Приезжай. — ответила я.</text:p>
      <text:p text:style-name="P9">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9">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9"/>
      <text:p text:style-name="P3">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p>
      <text:p text:style-name="P3">Если</text:p>
      <text:p text:style-name="P3">я приеду —</text:p>
      <text:p text:style-name="P3">то</text:p>
      <text:p text:style-name="P3">буду приставать», прекрасно понимая, что мне и в голову не придет ему ответить что-то вроде: «А, да? Ну тогда не приезжай!»</text:p>
      <text:p text:style-name="P9"/>
      <text:p text:style-name="P9"/>
      <text:p text:style-name="P3">Либо так — либо так. А теперь смотрите чего он этим добился —</text:p>
      <text:p text:style-name="P3">я приняла решение</text:p>
      <text:p text:style-name="P3">.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P9"/>
      <text:p text:style-name="P9">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9">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9">Это был холодный декабрьский вечер. Я уснула на его на плече, которое <text:soft-page-break/>уже стало родным. Грани просто дружбы начали стираться. И я готовилась к тому, что «Это еще не конец». Уходя он скажет:</text:p>
      <text:p text:style-name="P9">— Хорошо, что тогда между нами ничего не было...</text:p>
      <text:p text:style-name="P9">Оказалось, что он сошелся со своей девушкой. Предыдущие его отношения на тот момент еще были. Бесповоротно заканчивались, но еще были. И он уехал. На полгода.</text:p>
      <text:p text:style-name="P5"/>
      <text:p text:style-name="P5"/>
      <text:p text:style-name="P9"/>
      <text:p text:style-name="P3"/>
      <text:p text:style-name="P13">Глава 3. Останешься?</text:p>
      <text:p text:style-name="P3"/>
      <text:p text:style-name="P9"/>
      <text:p text:style-name="P9">Поздним весенним вечером зазвенел телефон. Новое сообщение:</text:p>
      <text:p text:style-name="P9">— Брожу по ночному городу. Думаю о тебе, вспоминаю...</text:p>
      <text:p text:style-name="P9">— Привет. — отвечаю я — Как жизнь?</text:p>
      <text:p text:style-name="P9">— Мы на маёвку собираемся. Приезжай.</text:p>
      <text:p text:style-name="P9">— Время? Место?</text:p>
      <text:p text:style-name="P9">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9">— Я увидел ее с цветком и сказал себе: «Все, чувак, ты попал. Сопротивляться больше нет смысла...»</text:p>
      <text:p text:style-name="P9">Как романтично!</text:p>
      <text:p text:style-name="P9">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9">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9">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9">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9">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9">— Останешься?</text:p>
      <text:p text:style-name="P9">— Останусь. — ответила я.</text:p>
      <text:p text:style-name="P9">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9"/>
      <text:p text:style-name="P3">Он спросил меня, останусь ли я, а своим «останусь» — я</text:p>
      <text:p text:style-name="P3">опять приняла решение</text:p>
      <text:p text:style-name="P3">,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P9"/>
      <text:p text:style-name="P9">Скажи я тогда, что очень устала, мне кажется он бы принял и этот ответ и, закрыв за нами дверь, просто лег спать. Если бы я отказала, он, как <text:soft-page-break/>истинный манипулятор, не стал бы ничего предпринимать. И я уверена, что он бы и не думал об этом.</text:p>
      <text:p text:style-name="P9">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P9"/>
      <text:p text:style-name="P3">Это завуалированное странное внимание воспринимается жертвой, как «да». Жертва начинает строить отношения, еще не понимая, что делает это</text:p>
      <text:p text:style-name="P3">одна</text:p>
      <text:p text:style-name="P3">и</text:p>
      <text:p text:style-name="P3">для него</text:p>
      <text:p text:style-name="P3">.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P9"/>
      <text:p text:style-name="P9">Меня никто не звал — я сама. То, что он мне задал вопрос именно в такой форме, свидетельствует о том, что он просто «умыл руки». Я приняла решение.</text:p>
      <text:p text:style-name="P9">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9">И да, оргазма не было.</text:p>
      <text:p text:style-name="P5"/>
      <text:p text:style-name="P5"/>
      <text:p text:style-name="P9"/>
      <text:p text:style-name="P3"/>
      <text:p text:style-name="P13">Глава 4. Зачем платить больше?</text:p>
      <text:p text:style-name="P3"/>
      <text:p text:style-name="P9"/>
      <text:p text:style-name="P9">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9">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9"/>
      <text:p text:style-name="P3">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text:p>
      <text:p text:style-name="P3">себе</text:p>
      <text:p text:style-name="P3">купил по пути ко мне, но всегда угощался. Моя мама как-то спросила: «А что он приносит? Конфеты, вино?...» Я ответила:</text:p>
      <text:p text:style-name="P9"/>
      <text:p text:style-name="P9">— Ничего.</text:p>
      <text:p text:style-name="P9">— Как? Что, приходит с пустыми руками?!</text:p>
      <text:p text:style-name="P9">— Мам, ну мы же взрослые люди, все все понимают. К чему эта показуха?</text:p>
      <text:p text:style-name="P9">Ох, как мама была права!</text:p>
      <text:p text:style-name="P9">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9">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9">В комнате, если было видно (по разводам), что пытались убирать, то по <text:soft-page-break/>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9">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9">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9">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была правда...</text:p>
      <text:p text:style-name="P9">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9">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9">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9">* * *</text:p>
      <text:p text:style-name="P9">Первое время все было хорошо. Обнимая меня он часто говорил:</text:p>
      <text:p text:style-name="P9">— Блин, Каминская, я не могу поверить, что это ты!</text:p>
      <text:p text:style-name="P9">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9">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9">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9">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9">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9">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9">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p text:style-name="P5"/>
      <text:p text:style-name="P5"><text:soft-page-break/></text:p>
      <text:p text:style-name="P9"/>
      <text:p text:style-name="P3"/>
      <text:p text:style-name="P13">Глава 5. Интроверт</text:p>
      <text:p text:style-name="P3"/>
      <text:p text:style-name="P9"/>
      <text:p text:style-name="P9"/>
      <text:p text:style-name="P3"/>
      <text:p text:style-name="P13">Но одна лишь склонность к интроверсии не сделает из вас мыслителя.</text:p>
      <text:p text:style-name="P3"/>
      <text:p text:style-name="P9"/>
      <text:p text:style-name="P9">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9">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9">— Мы же живем вместе, что тебе еще надо?!</text:p>
      <text:p text:style-name="P9"/>
      <text:p text:style-name="P3">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text:p>
      <text:p text:style-name="P3">изображая</text:p>
      <text:p text:style-name="P3">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9"/>
      <text:p text:style-name="P9"/>
      <text:p text:style-name="P3">Он ищет объяснение, почему, например, его иногда бесят окружающие люди, и находит их в дешевых статьях о</text:p>
      <text:p text:style-name="P3">полюсах личности</text:p>
      <text:p text:style-name="P3">. Он узнает себя в описании понятия «интроверт», и этот ответ его удовлетворяет.</text:p>
      <text:p text:style-name="P9"/>
      <text:p text:style-name="P9">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9">На свой вопрос «почему?» он искал ответы не в той области.</text:p>
      <text:p text:style-name="P9">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9">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9">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9"><text:soft-page-break/>— Ты же знаешь — я интроверт. Давай потом.</text:p>
      <text:p text:style-name="P9">* * *</text:p>
      <text:p text:style-name="P9">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9">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9">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9">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9">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9">Не интроверт и не экстраверт. Не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9">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9">* * *</text:p>
      <text:p text:style-name="P9">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9">На фото крупным планом был изображен половой оральный акт. Все что было видно — это спрятанное от камеры мужское достоинство в устах девушки и ее русый локон, который скрывал часть ее лица.</text:p>
      <text:p text:style-name="P9">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9">На мой вопрос: «Как это понимать?», он ответил, что это ничего не значит, и, как и всегда, замял эту тему так, что я даже не поняла, как он так просто ушел от объяснений!</text:p>
      <text:p text:style-name="P9">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9"/>
      <text:p text:style-name="P3">Так или иначе, его отношение и поведение тогда говорило мне о том, что</text:p>
      <text:p text:style-name="P3">со мной что-то не так</text:p>
      <text:p text:style-name="P3">,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P9"/>
      <text:p text:style-name="P9">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9"/>
      <text:p text:style-name="P3">Что не так? Что-то во мне? Ну да, раз</text:p>
      <text:p text:style-name="P3">он</text:p>
      <text:p text:style-name="P3">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P9"/>
      <text:p text:style-name="P9"><text:soft-page-break/></text:p>
      <text:p text:style-name="P3">И я задавала и задавала себе эти вопросы, не представляя даже куда смотреть, где искать на них ответы. И нашла — я недостаточно хороша для него</text:p>
      <text:p text:style-name="P3">, надо стараться стать лучше</text:p>
      <text:p text:style-name="P3">. Для него.</text:p>
      <text:p text:style-name="P9"/>
      <text:p text:style-name="P9">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9">— У меня создается впечатление, будто тебе кроме секса и обнимашек больше ничего не нужно...</text:p>
      <text:p text:style-name="P9"/>
      <text:p text:style-name="P3">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text:p>
      <text:p text:style-name="P3">этом</text:p>
      <text:p text:style-name="P3">плане.</text:p>
      <text:p text:style-name="P9"/>
      <text:p text:style-name="P9"/>
      <text:p text:style-name="P3">Конечно меня это обижало, и я обижалась, но —</text:p>
      <text:p text:style-name="P3">старалась</text:p>
      <text:p text:style-name="P3">быть еще лучше, чтоб не расстраивать, чтоб не злить. Я уже старалась реже подходить, но, чем реже я проявляла свои желания, тем крепче он привыкал к тому, что</text:p>
      <text:p text:style-name="P3">мне ничего не нужно</text:p>
      <text:p text:style-name="P3">. Я же молчу.</text:p>
      <text:p text:style-name="P9"/>
      <text:p text:style-name="P9">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9"/>
      <text:p text:style-name="P3">Получается, что кто-то</text:p>
      <text:p text:style-name="P3">одна</text:p>
      <text:p text:style-name="P3">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text:p>
      <text:p text:style-name="P9"/>
      <text:p text:style-name="P9">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9">— Мы же живем вместе, что тебе еще надо?!</text:p>
      <text:p text:style-name="P9">Или:</text:p>
      <text:p text:style-name="P9">— Ты же знаешь - я интроверт.</text:p>
      <text:p text:style-name="P9">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P9">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9">* * *</text:p>
      <text:p text:style-name="P9">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text:soft-page-break/>меня поддерживает, просто он сейчас... немного занят...</text:p>
      <text:p text:style-name="P9">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9">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9">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9">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9">* * *</text:p>
      <text:p text:style-name="P9">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9">Интроверт, так интроверт. Так забейся ты в чулан и сиди размышляй о жизни, но нет. Друзья <text:change-start text:change-id="ct34776708632"/><text:span text:style-name="T1">-</text:span><text:change-end text:change-id="ct34776708632"/>да! Кому-то помочь?<text:change-start text:change-id="ct34776708824"/><text:span text:style-name="T1"> - </text:span><text:change-end text:change-id="ct34776708824"/><text:s/>Да. Помочь мне — занят. Шпилить — да, потрахаться — занят. И я погрузилась в долгие раздумья на тему: «Что со мной не так?». Что-то выпало из моего внимания и я не понимала, что именно.</text:p>
      <text:p text:style-name="P9">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9">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text:p>
      <text:p text:style-name="P9">И это не тот случай, когда он мне давал, а мне было мало. Он не давал ничего, и наказывал тогда, когда я просила хоть что-то.</text:p>
      <text:p text:style-name="P9">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9">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9">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9">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9">* * *</text:p>
      <text:p text:style-name="P9">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P9"/>
      <text:p text:style-name="P3">Это нормально. Но когда это занятие отбирает</text:p>
      <text:p text:style-name="P3">все</text:p>
      <text:p text:style-name="P3">свободное время, отношения перестают быть здоровыми и начинают <text:soft-page-break/>приносить боль.</text:p>
      <text:p text:style-name="P9"/>
      <text:p text:style-name="P9"/>
      <text:p text:style-name="P3">Когда один из партнеров</text:p>
      <text:p text:style-name="P3">слишком часто</text:p>
      <text:p text:style-name="P3">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p>
      <text:p text:style-name="P9"/>
      <text:p text:style-name="P9">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P9">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9">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P9">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9">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P9">Мои просьбы стали восприниматься в «штыки». Уже тогда он мог пообещать что-то сделать, но <text:s/>не сдерживал свое слово в самый последний момент. Это порождало во мне ощущение, что меня обманули и вызывало чувство обиды, хоть он и красноречиво описывал причины.</text:p>
      <text:p text:style-name="P9"/>
      <text:p text:style-name="P3">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p>
      <text:p text:style-name="P3">нас</text:p>
      <text:p text:style-name="P3">были договоренности.</text:p>
      <text:p text:style-name="P9"/>
      <text:p text:style-name="P9"/>
      <text:p text:style-name="P3">О изменениях в планах он всегда говорил с сожалением,</text:p>
      <text:p text:style-name="P3">показывая</text:p>
      <text:p text:style-name="P3">,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9"/>
      <text:p text:style-name="P9">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9">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9">* * *</text:p>
      <text:p text:style-name="P9"><text:soft-page-break/>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P9">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9"/>
      <text:p text:style-name="P3">Мы выбираем жанры, характер развлечений и</text:p>
      <text:p text:style-name="P3">людей</text:p>
      <text:p text:style-name="P3">,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p>
      <text:p text:style-name="P9"/>
      <text:p text:style-name="P9">Мы выбираем сами, как нам реагировать, и эта реакция основывается как раз на ряде убеждений и принципов, которые формируют наши характеры.</text:p>
      <text:p text:style-name="P9">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9"/>
      <text:p text:style-name="P3">И вот тут стоит отметить, что понимание — это своего рода</text:p>
      <text:p text:style-name="P3">способность поставить себя на место другого</text:p>
      <text:p text:style-name="P3">, что сразу дает объяснение поступкам и действиям. А схожесть облегчает этот процесс для обеих сторон.</text:p>
      <text:p text:style-name="P9"/>
      <text:p text:style-name="P9">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P9">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9">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P9">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9">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9">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9">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9">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9">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text:soft-page-break/>человека.</text:p>
      <text:p text:style-name="P9">Любой нормальный человек в отношениях — представляет им ценность, пыта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9">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9">В ходе разговора я получала свое «заслуженное»:</text:p>
      <text:p text:style-name="P9">— Что ты выдумываешь?</text:p>
      <text:p text:style-name="P9">Или:</text:p>
      <text:p text:style-name="P9">— Ты поражаешь меня своей иррациональностью!</text:p>
      <text:p text:style-name="P9">И шла в угол зализывать свои ранки и думать, как сделать так, чтоб теперь за эту иррациональность простили.</text:p>
      <text:p text:style-name="P9">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9">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 Мои чувства во внимание не принимались.</text:p>
      <text:p text:style-name="P9">Он, конечно, объяснял все тем, что он интроверт, имеет право на личное пространство и на одиночество, хотя, на самом деле, он и<text:change-start text:change-id="ct34776709016"/><text:span text:style-name="T1"> </text:span><text:change-end text:change-id="ct34776709016"/>так отдавал себя крайне мало. Я чувствовала себя обманутой. Все начало меняться и не в лучшую сторону. Не для нас. Нет. Для меня.</text:p>
      <text:p text:style-name="P9">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9">* * *</text:p>
      <text:p text:style-name="P9">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9">Проведем параллель.</text:p>
      <text:p text:style-name="P9"/>
      <text:p text:style-name="P3">Немногословность.</text:p>
      <text:p text:style-name="P9"/>
      <text:p text:style-name="P9">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9"/>
      <text:p text:style-name="P3">Пунктуальность.</text:p>
      <text:p text:style-name="P9"/>
      <text:p text:style-name="P9">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9"/>
      <text:p text:style-name="P3">Педантичность.</text:p>
      <text:p text:style-name="P9"/>
      <text:p text:style-name="P9">Педантизм подразумевает под собой чрезмерно точное соблюдение правил, <text:soft-page-break/>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text:p>
      <text:p text:style-name="P9">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9">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text:change text:change-id="ct34776709208"/>чет и, как в этих случаях, часто все делал «на автомате». Так что, нет — педантизм ему не свойственен.</text:p>
      <text:p text:style-name="P9"/>
      <text:p text:style-name="P3">Независимость в суждениях.</text:p>
      <text:p text:style-name="P9"/>
      <text:p text:style-name="P9">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text:span text:style-name="T1">,</text:span> особенно, если начать задавать уточняющие вопросы.</text:p>
      <text:p text:style-name="P9"/>
      <text:p text:style-name="P3">Сила воли.</text:p>
      <text:p text:style-name="P9"/>
      <text:p text:style-name="P9">Если я правильно понимаю, то здесь речь идет о самодисциплине, способности преодолевать препятствия на пути к достижению своих целей.</text:p>
      <text:p text:style-name="P9">Цель: стать качком.</text:p>
      <text:p text:style-name="P9">Преодоление препятствий: покупка абонемента и дорогой брендовой спортивной сумки (стоимостью, как годовой абонемент).</text:p>
      <text:p text:style-name="P9">Достижение: спортивная сумка превратилась в дорожную, абонемент использовался лишь в течении месяца.</text:p>
      <text:p text:style-name="P9">Цель: стать водителем байка.</text:p>
      <text:p text:style-name="P9">Преодоление препятствий: ходил на курсы по вождению.</text:p>
      <text:p text:style-name="P9">Достижение: курсы не закончил.</text:p>
      <text:p text:style-name="P9">Этот список можно продолжить, но зачем, когда и<text:change-start text:change-id="ct34776709400"/><text:span text:style-name="T1"> </text:span><text:change-end text:change-id="ct34776709400"/>так все ясно.</text:p>
      <text:p text:style-name="P9"/>
      <text:p text:style-name="P3">Самоанализ.</text:p>
      <text:p text:style-name="P9"/>
      <text:p text:style-name="P9">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P9">Самоанализ подразумевает под собой поиск собственных ошибок для их решения, но наш герой был лишен способности увидеть свою неправоту в выборе собственного внешнего вида, как и образа мыслей и способа действий. Ведь это понятие не может стоять в одном ряду с ленью.</text:p>
      <text:p text:style-name="P9">* * *</text:p>
      <text:p text:style-name="P9">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9">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P9">Итак, размышляя об этом уже сейчас, могу предположить, что именно тогда моя любовь к нему стала иллюзией. Как известно, девушки влюбляются в отношение к себе, как и в моем случае, но, когда влюбленность переросла, любовь превратилась в зависимость.</text:p>
      <text:p text:style-name="P9"><text:soft-page-break/>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9"/>
      <text:p text:style-name="P9"/>
      <text:p text:style-name="P3"/>
      <text:p text:style-name="P13">«Большинство людей не видят ловушки, в которой находятся.»</text:p>
      <text:p text:style-name="P3"/>
      <text:p text:style-name="P9"/>
      <text:p text:style-name="P9"/>
      <text:p text:style-name="P3"/>
      <text:p text:style-name="P13">Роберт Кийосаки</text:p>
      <text:p text:style-name="P3"/>
      <text:p text:style-name="P9"/>
      <text:p text:style-name="P9"/>
      <text:p text:style-name="P9">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9">— Не мешай мне жить, женщина! — якобы в шутку, часто говорил он.</text:p>
      <text:p text:style-name="P9">Но, как мы знаем, в каждой шутке есть доля шутки, а остальное — правда.</text:p>
      <text:p text:style-name="P9">* * *</text:p>
      <text:p text:style-name="P9">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9">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9">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9">Он часто фрилансил, но еще чаще — шпилил. Когда я предлагала провести время вместе, он напоминал мне, что интроверт, и продолжал заниматься своими делами.</text:p>
      <text:p text:style-name="P9">— Погуляй без меня. — говорил он.</text:p>
      <text:p text:style-name="P9">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9">* * *</text:p>
      <text:p text:style-name="P9">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9">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9">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9">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9"><text:soft-page-break/>И что мы видим — снова противоречия. «Почему ты не можешь провести время без меня!?» - «Как ты могла оставить меня одного!?»</text:p>
      <text:p text:style-name="P9">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P9">* * *</text:p>
      <text:p text:style-name="P9">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9">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P9">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9">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9">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9">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p text:style-name="P5"/>
      <text:p text:style-name="P5"/>
      <text:p text:style-name="P9"/>
      <text:p text:style-name="P3"/>
      <text:p text:style-name="P13">Глава 6. Стразики</text:p>
      <text:p text:style-name="P3"/>
      <text:p text:style-name="P9"/>
      <text:p text:style-name="P9">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9">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P9">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9"><text:soft-page-break/>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9">«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9">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9">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9">Таким образом он обеспечил себе мою зависимость от его мнения, и, как следствие — подготовил почву для новых манипуляций.</text:p>
      <text:p text:style-name="P9">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P9">Я так тоже думала. Но все равно не могла понять, что такого в моих действиях, внешности не так, и почему на меня сыпятся постоянные замечания?</text:p>
      <text:p text:style-name="P9">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9">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9">* * *</text:p>
      <text:p text:style-name="P9">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9">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9">— О боже! Что это?</text:p>
      <text:p text:style-name="P9">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9">— Уже лучше.</text:p>
      <text:p text:style-name="P9">— Ну это уже куда не шло!..</text:p>
      <text:p text:style-name="P9">Или:</text:p>
      <text:p text:style-name="P9">— Нормально.</text:p>
      <text:p text:style-name="P9">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9">Итак, по прошествии романтической эйфории, с которой начинаются любые <text:soft-page-break/>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9">* * *</text:p>
      <text:p text:style-name="P9">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9">— Почему ты с ними общаешься?</text:p>
      <text:p text:style-name="P9">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9">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9">Следующим этапом, как вы поняли, является изоляция жертвы от ее привычного окружения.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9">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9">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9">— Либо тех, либо тех!</text:p>
      <text:p text:style-name="P9">— Но я хочу видеть всех в этот день! Это мой день. Это мои друзья...</text:p>
      <text:p text:style-name="P9">— Это плохая идея. Как ты себе это представляешь твоих и моих друзей вместе? Тебе надо выбрать!</text:p>
      <text:p text:style-name="P9">Хочу отметить, что речь не шла о том, чтобы пригласить моих друзей.</text:p>
      <text:p text:style-name="P9"/>
      <text:p text:style-name="P9"/>
      <text:p text:style-name="P3">«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9"/>
      <text:p text:style-name="P9"/>
      <text:p text:style-name="P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9"/>
      <text:p text:style-name="P9"/>
      <text:p text:style-name="P3"/>
      <text:p text:style-name="P13">В. Адамчик, «Манипулятор. Секреты успешной манипуляции человеком»</text:p>
      <text:p text:style-name="P3"/>
      <text:p text:style-name="P9"/>
      <text:p text:style-name="P9"/>
      <text:p text:style-name="P9">Вот прекрасный пример — отрывок из учебника по манипулированию людьми, в которой подробно описывается, как стать и успешно быть <text:soft-page-break/>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9">Жаль, что у автора не хватило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P9">* * *</text:p>
      <text:p text:style-name="P9">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9"/>
      <text:p text:style-name="P3">Если</text:p>
      <text:p text:style-name="P3">я приглашу,</text:p>
      <text:p text:style-name="P3">то</text:p>
      <text:p text:style-name="P3">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p>
      <text:p text:style-name="P9"/>
      <text:p text:style-name="P9">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9">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9">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9">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9">Другими словами, при воспитании ребенка родители выдвигали сразу два одновременно невыполнимых или противоречивых послания:</text:p>
      <text:p text:style-name="P9">— Стой там — иди сюда.</text:p>
      <text:p text:style-name="P9">— Я приказываю тебе не выполнять моих приказов.</text:p>
      <text:p text:style-name="P9">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9">* * *</text:p>
      <text:p text:style-name="P9">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9">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9">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9">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text:soft-page-break/>обидел, отбирая право распоряжаться приглашенными в мой праздник, а потому, что он наверняка хотел меня поздравить.</text:p>
      <text:p text:style-name="P9">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9">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9">Я разревелась. Будучи уже на взводе от негативных мыслей, получить такую дозу счастья было слишком резким перепадом. Как из парки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9">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9">Харриет Брейкер идентифицировала этот способ манипулирования, как «положительное подкрепление». К нему относится:</text:p>
      <text:p text:style-name="P9">   • похвала, поверхностное очарование, поверхностное сочувствие, чрезмерные извинения;</text:p>
      <text:p text:style-name="P9">   • деньги, одобрение, подарки;</text:p>
      <text:p text:style-name="P9">   • внимание, выражения лица, такое как притворный смех или улыбка;</text:p>
      <text:p text:style-name="P9">   • общественное признание.</text:p>
      <text:p text:style-name="P9">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P9">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9">* * *</text:p>
      <text:p text:style-name="P9">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9">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9">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P9">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9">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p text:style-name="P5"/>
      <text:p text:style-name="P5"/>
      <text:p text:style-name="P9"/>
      <text:p text:style-name="P3"><text:soft-page-break/></text:p>
      <text:p text:style-name="P13">Глава 7. З — Забота</text:p>
      <text:p text:style-name="P3"/>
      <text:p text:style-name="P9"/>
      <text:p text:style-name="P9"/>
      <text:p text:style-name="P3"/>
      <text:p text:style-name="P13">В пустой душе и в сердце эгоиста не может быть божественной любви.</text:p>
      <text:p text:style-name="P3"/>
      <text:p text:style-name="P9"/>
      <text:p text:style-name="P9">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9">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9">— Что-то ты бедненькая, тебе плохо? — спросила она.</text:p>
      <text:p text:style-name="P9">— Да, — ответила я, — иначе бы меня здесь не было.</text:p>
      <text:p text:style-name="P9">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9">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9">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9">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9">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9">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9">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9">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9">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9">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text:soft-page-break/>но подтекст это именно таким.</text:p>
      <text:p text:style-name="P9">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9">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9">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9">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9">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9">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9">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9">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9">* * *</text:p>
      <text:p text:style-name="P9">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9">Пару раз я просила его о помощи и пыталась слегка распределить обязанности. Что-то вроде:</text:p>
      <text:p text:style-name="P9">— Мне так было бы приятно, если бы ты встретил меня с работы с ужином...</text:p>
      <text:p text:style-name="P9">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P9">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9">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9">* * *</text:p>
      <text:p text:style-name="P9">Однажды я сломала ногу. На свадьбе наших общих хороших друзей. Это было весело. Да, я надела «двухэтажные» каблуки, длинное в пол платье, и, <text:soft-page-break/>еще не допила первый бокал вина, как заиграл твист...</text:p>
      <text:p text:style-name="P9">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9">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9">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9">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9">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9">Он не был злым, или обиженным. Он не был растерянным или сильно занятым. Он. Просто. Перестал. Со. Мной. Разговаривать.</text:p>
      <text:p text:style-name="P9">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9">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9">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9">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9">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9">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9">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9">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P9">Не могу до сих пор в полной мере понять, что это было. Не могу поверить в такое развнодушие к близкому человеку. Что это? Защитная реакция на <text:soft-page-break/>трудности или это равнодушие ко мне из-за травмы была подтекстом чего-то большего?</text:p>
      <text:p text:style-name="P9">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9">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9">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9">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9"/>
      <text:p text:style-name="P3">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text:p>
      <text:p text:style-name="P3">только себе</text:p>
      <text:p text:style-name="P3">и доедал последнее, что было в холодильнике.</text:p>
      <text:p text:style-name="P9"/>
      <text:p text:style-name="P9">Чувство ущербности, которое переполняло меня, настолько обострилось, что я просто начала себя ненавидеть. Сейчас я была беспомощнее некуда.</text:p>
      <text:p text:style-name="P9">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9">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9">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9">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9">* * *</text:p>
      <text:p text:style-name="P9">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9">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9">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9">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9"><text:soft-page-break/></text:p>
      <text:p text:style-name="P9"/>
      <text:p text:style-name="P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9"/>
      <text:p text:style-name="P9"/>
      <text:p text:style-name="P3"/>
      <text:p text:style-name="P13">Личко А.Е., «Синдром неустойчивого поведения»</text:p>
      <text:p text:style-name="P3"/>
      <text:p text:style-name="P9"/>
      <text:p text:style-name="P9"/>
      <text:p text:style-name="P9">Итак, я с рюкзачком на костылях выходила каждый вечер в магазин, брала себе каких-то сосисок, потому что голодная, пива, чтоб уснуть, и сигарет.</text:p>
      <text:p text:style-name="P9">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P9">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9">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9">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9">— Я еду! — сказала она и приехала.</text:p>
      <text:p text:style-name="P9">Он сидел и играл с друзьями по сети. Подруга, не успев переступить порог, засучила рукава и тут же занялась наведением порядка...</text:p>
      <text:p text:style-name="P9">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9">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9">* * *</text:p>
      <text:p text:style-name="P9">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P9">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9">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9">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text:soft-page-break/>найти любое объяснение его действиям.</text:p>
      <text:p text:style-name="P9">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9">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9">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9">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9">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9">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9">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9">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9">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9">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9">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9">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9">«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9">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P9">* * *</text:p>
      <text:p text:style-name="P9">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9"><text:soft-page-break/>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9">Это была моя ошибка, пожалуй самая горькая для меня, ведь в то время, как я искала в себе причины наших разногласий, он продолжал паразитировать на моей к нему привязанности. Я строила отношения, в то время как он ими пользовался.</text:p>
      <text:p text:style-name="P5"/>
      <text:p text:style-name="P5"/>
      <text:p text:style-name="P9"/>
      <text:p text:style-name="P3"/>
      <text:p text:style-name="P13">Глава 8. Сама, котик</text:p>
      <text:p text:style-name="P3"/>
      <text:p text:style-name="P9"/>
      <text:p text:style-name="P9">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9">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9">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9">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в то, что «такого больше не повторится». Это психологическое насилие, которое лишает жертву возможности донести абьюзеру свои переживания.</text:p>
      <text:p text:style-name="P9">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9">«Я желаю тебе добра»,</text:p>
      <text:p text:style-name="P9">«Для тебя так будет лучше».</text:p>
      <text:p text:style-name="P9">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9">* * *</text:p>
      <text:p text:style-name="P9">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9">— Я вчера ходил в кино.</text:p>
      <text:p text:style-name="P9">Мы едем в за город отдыхать, он скажет:</text:p>
      <text:p text:style-name="P9">— Я еду...</text:p>
      <text:p text:style-name="P9"/>
      <text:p text:style-name="P3">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text:p>
      <text:p text:style-name="P3">он</text:p>
      <text:p text:style-name="P3">, и он красноречиво об этом расскажет, не упоминая обо мне.</text:p>
      <text:p text:style-name="P9"/>
      <text:p text:style-name="P9">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text:soft-page-break/>самоутвердиться за счет меня.</text:p>
      <text:p text:style-name="P9"/>
      <text:p text:style-name="P3">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text:p>
      <text:p text:style-name="P3">нас</text:p>
      <text:p text:style-name="P3">, где я стояла на втором месте, а не в одной иерархии с ним. Я — дополнение.</text:p>
      <text:p text:style-name="P9"/>
      <text:p text:style-name="P9">Еще раз повторю это противное «я до сих пор не понимаю»,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P9">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9">— Что, ручки из жопы? — при друзьях, да с такой радостью на лице, будто его ребенок сделал первые шаги.</text:p>
      <text:p text:style-name="P9">* * *</text:p>
      <text:p text:style-name="P9">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моих дня рождения.</text:p>
      <text:p text:style-name="P9">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9">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P9">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9">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P9">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9">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9">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9">— Ого, ты что, предложение делаешь?</text:p>
      <text:p text:style-name="P9">Он засмеялся и ответил:</text:p>
      <text:p text:style-name="P9"/>
      <text:p text:style-name="P3">—</text:p>
      <text:p text:style-name="P3">Конечно</text:p>
      <text:p text:style-name="P3">нет! Мы тут запутались...</text:p>
      <text:p text:style-name="P9"><text:soft-page-break/></text:p>
      <text:p text:style-name="P9">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9">* * *</text:p>
      <text:p text:style-name="P9">Часто его просьбы были провокацией и сопровождались:</text:p>
      <text:p text:style-name="P9">— Слабо? Ты сможешь!</text:p>
      <text:p text:style-name="P9"/>
      <text:p text:style-name="P3">Откажись я, это означало бы, что я открыто призн</text:p>
      <text:p text:style-name="P3">а</text:p>
      <text:p text:style-name="P3">юсь, что не смогу, хотя смогла бы, но просто не хочу. Ну и конечно — разочарование на его лице.</text:p>
      <text:p text:style-name="P9"/>
      <text:p text:style-name="P9">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9">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9">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9">Кстати, родители, хотите покалечить ребенку психику — говорите ему почаще: «Я думал, ты справишься»...</text:p>
      <text:p text:style-name="P9">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9">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9">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9">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9"/>
      <text:p text:style-name="P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text:p>
      <text:p text:style-name="P3">ты</text:p>
      <text:p text:style-name="P3">на самом деле хочешь.</text:p>
      <text:p text:style-name="P9"/>
      <text:p text:style-name="P9">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9"><text:soft-page-break/>Но будьте готовы заплатить за эту его доброту... собой, потому именно себя вы лишитесь, возможно, раз и навсегда, если не начнете действовать.</text:p>
      <text:p text:style-name="P9">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9">* * *</text:p>
      <text:p text:style-name="P9">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9">— Давай сама, котик. Я не хочу/занят/мне ничего нужно/там дождь/голова болит...</text:p>
      <text:p text:style-name="P9">Или его коронное:</text:p>
      <text:p text:style-name="P9">— Давай, но без меня...</text:p>
      <text:p text:style-name="P9">Не говоря уже о разных бытовых штуках, и плевать, мужская это работа по дому или женская. Это всегда «сама».</text:p>
      <text:p text:style-name="P9">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P9">— Ты что, сама не справишься? Я тебе такси вызову...</text:p>
      <text:p text:style-name="P9">Он был не на работе. Он вызвал мне машину и остался дома играть по сети с друзьями!</text:p>
      <text:p text:style-name="P9">А как дойти до такси?!</text:p>
      <text:p text:style-name="P9">Как выйти из такси и дойти до входа в больницу?!</text:p>
      <text:p text:style-name="P9">Дойти до регистратуры?!</text:p>
      <text:p text:style-name="P9">Найти кабинет врача?!</text:p>
      <text:p text:style-name="P9">Дойти до рентгена?!</text:p>
      <text:p text:style-name="P9">Обратно к врачу?!</text:p>
      <text:p text:style-name="P9">До такси?!</text:p>
      <text:p text:style-name="P9">До квартиры?!</text:p>
      <text:p text:style-name="P9">Учитывая ступеньки, двери?!..</text:p>
      <text:p text:style-name="P9">Это же нога, а не рука! Но зачем об этом думать?!</text:p>
      <text:p text:style-name="P9">— Ты же у меня баба сильная, справишься сама...</text:p>
      <text:p text:style-name="P9">«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9">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9">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9">— Зачем ты вообще туда полезла!? Ты этим занималась, значит и виновата ты. Я же ничего не сделал!</text:p>
      <text:p text:style-name="P9">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9"/>
      <text:p text:style-name="P3">Этот прием манипулирования называется</text:p>
      <text:p text:style-name="P3">виктимблейминг</text:p>
      <text:p text:style-name="P3">— обвинение жертвы за произошедшее с ней несчастье. Он считал справедливым мое наказание за то, что я «туда полезла». Меня же никто не просил —</text:p>
      <text:p text:style-name="P3">это было моим решением</text:p>
      <text:p text:style-name="P3">, это давало ему право освободить себя от ответственности за меня и заботы обо мне, ведь я получила, как он считал, по заслугам.</text:p>
      <text:p text:style-name="P9"/>
      <text:p text:style-name="P9"><text:soft-page-break/>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9">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9">—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9">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9">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9">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9">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9">Потом с новым другом я долго смеялась, рассказывая, как тот уродливый шкаф рухнул мне на ногу!</text:p>
      <text:p text:style-name="P9">* * *</text:p>
      <text:p text:style-name="P9">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9">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9">— Автобусом?! Лучше бы ты мне не говорила!..</text:p>
      <text:p text:style-name="P9">Я потратила 4 часа на поиски. Я дошла до восьмой страницы гугла. Сделала несколько десятков звонков — а он остался недоволен!</text:p>
      <text:p text:style-name="P9"/>
      <text:p text:style-name="P3">Из-за высокого роста, его ноги никуда не помещаются. Я не предусмотрела. Я виновата. Теперь он будет мучиться</text:p>
      <text:p text:style-name="P3">из-за меня</text:p>
      <text:p text:style-name="P3">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p>
      <text:p text:style-name="P9"/>
      <text:p text:style-name="P9">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9">Я тщательно следила за тем, что говорю и о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9">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9">— Спасибо, котик, все было очень вкусно/круто/весело...</text:p>
      <text:p text:style-name="P9">В такие редкие моменты я светилась от счастья и все умилялись и твердили, какая мы замечательная пара!</text:p>
      <text:p text:style-name="P9"><text:soft-page-break/></text:p>
      <text:p text:style-name="P9"/>
      <text:p text:style-name="P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9"/>
      <text:p text:style-name="P9"/>
      <text:p text:style-name="P3"/>
      <text:p text:style-name="P13">Ирина Мельниченко, «Мудаки и игра на публику»</text:p>
      <text:p text:style-name="P3"/>
      <text:p text:style-name="P9"/>
      <text:p text:style-name="P9"/>
      <text:p text:style-name="P9">* * *</text:p>
      <text:p text:style-name="P9">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9">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9">— Почему каждый раз после вечеринок мы с тобой опять ссоримся? — злился он.</text:p>
      <text:p text:style-name="P9">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9">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9">— Сама, котик...</text:p>
      <text:p text:style-name="P9">— Я интроверт и хочу побыть наедине с собой...</text:p>
      <text:p text:style-name="P9">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9">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9">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9">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9">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9">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9"><text:soft-page-break/>— Да сколько же можно!? Тебе что, больше заняться нечем?</text:p>
      <text:p text:style-name="P9">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9">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p text:style-name="P5"/>
      <text:p text:style-name="P5"/>
      <text:p text:style-name="P9"/>
      <text:p text:style-name="P3"/>
      <text:p text:style-name="P13">Глава 9. Мы так общаемся</text:p>
      <text:p text:style-name="P3"/>
      <text:p text:style-name="P9"/>
      <text:p text:style-name="P9"/>
      <text:p text:style-name="P3">Скажи мне, кто твой друг и я скажу кто ты.</text:p>
      <text:p text:style-name="P9"/>
      <text:p text:style-name="P9"/>
      <text:p text:style-name="P3"/>
      <text:p text:style-name="P13">Еврипид</text:p>
      <text:p text:style-name="P3"/>
      <text:p text:style-name="P9"/>
      <text:p text:style-name="P9">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9">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9"/>
      <text:p text:style-name="P9"/>
      <text:p text:style-name="P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P9"/>
      <text:p text:style-name="P9"/>
      <text:p text:style-name="P3"/>
      <text:p text:style-name="P13">Я.А. Волкова, «Деструктивное общение: к определению понятия»</text:p>
      <text:p text:style-name="P3"/>
      <text:p text:style-name="P9"/>
      <text:p text:style-name="P9"/>
      <text:p text:style-name="P9"/>
      <text:p text:style-name="P3">Его</text:p>
      <text:p text:style-name="P3">лучший друг</text:p>
      <text:p text:style-name="P3">—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p>
      <text:p text:style-name="P9"/>
      <text:p text:style-name="P9">Их общение было построено на одном — переговорить друг друга. Даже если этот разговор — обычное рассуждение, где каждый высказывает свою <text:soft-page-break/>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9">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9">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9">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9">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9">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9">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9"/>
      <text:p text:style-name="P9"/>
      <text:p text:style-name="P3">«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9"/>
      <text:p text:style-name="P9"/>
      <text:p text:style-name="P3"/>
      <text:p text:style-name="P13">Я. А. Волкова, «Деструктивное общение в когнитивно-дискурсивнов аспекте»</text:p>
      <text:p text:style-name="P3"/>
      <text:p text:style-name="P9"/>
      <text:p text:style-name="P9"/>
      <text:p text:style-name="P9">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9">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9">* * *</text:p>
      <text:p text:style-name="P9">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text:soft-page-break/>принижения не волновали.</text:p>
      <text:p text:style-name="P9">Конечно, ключевым персонажем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гораздо меньшей степени.</text:p>
      <text:p text:style-name="P9">Однажды мы компанией праздновали Новый год. Сидим ночью, все уже порядком выпившие, и тут его лучший друг говорит:</text:p>
      <text:p text:style-name="P9"/>
      <text:p text:style-name="P3">— Если на земле не останется ни одной</text:p>
      <text:p text:style-name="P3">бабы</text:p>
      <text:p text:style-name="P3">, иметь первым мы будем тебя.</text:p>
      <text:p text:style-name="P9"/>
      <text:p text:style-name="P9">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9">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P9">— Ну он же у нас самый красивый, вот его и пустим первым по кругу...</text:p>
      <text:p text:style-name="P9">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9"/>
      <text:p text:style-name="P9"/>
      <text:p text:style-name="P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9"/>
      <text:p text:style-name="P9"/>
      <text:p text:style-name="P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9"/>
      <text:p text:style-name="P9"/>
      <text:p text:style-name="P3"/>
      <text:p text:style-name="P13">Я. А. Волкова, «Деструктивное общение в когнитивно-дискурсивном аспекте»</text:p>
      <text:p text:style-name="P3"/>
      <text:p text:style-name="P9"/>
      <text:p text:style-name="P9"/>
      <text:p text:style-name="P9">Позже, как и всегда, когда заходили подобного рода разговоры, а они заходили довольно часто, я аккуратно ему намекала, что это не правильно. И:</text:p>
      <text:p text:style-name="P9">— Неужели тебе нравятся такое общение!?</text:p>
      <text:p text:style-name="P9">Ответ всегда был один:</text:p>
      <text:p text:style-name="P9">— Ты слишком остро реагируешь. Мы так общаемся...</text:p>
      <text:p text:style-name="P9">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P9">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9">Я была его защитницей. Помню, что я аж заулыбалась, идя рядом с ним и слушая, как он поносил человека, из-за которого мы неоднократно <text:soft-page-break/>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9">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9">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9">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9">* * *</text:p>
      <text:p text:style-name="P9">Вернемся к делу. Основных тем у них было несколько:</text:p>
      <text:p text:style-name="P9">   • Женские жопы;</text:p>
      <text:p text:style-name="P9">   • Как изменить девушке/жене и сделать так, чтоб об этом никто не узнал;</text:p>
      <text:p text:style-name="P9">   • Печальная история о том, как одна их общая подруга «дала» им всем, кроме одного, чем жестоко задела самолюбие оного;</text:p>
      <text:p text:style-name="P9">   • Размер мужского достоинства;</text:p>
      <text:p text:style-name="P9">   • HOTS;</text:p>
      <text:p text:style-name="P9">   • Ну и конечно — обсуждения отсутствующих за их спиной не в лучшей форме.</text:p>
      <text:p text:style-name="P9">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9"/>
      <text:p text:style-name="P9"/>
      <text:p text:style-name="P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9"/>
      <text:p text:style-name="P9"/>
      <text:p text:style-name="P3"/>
      <text:p text:style-name="P13">Я. А. Волкова, «Деструктивное общение в когнитивно-дискурсивнов аспекте»</text:p>
      <text:p text:style-name="P3"/>
      <text:p text:style-name="P9"/>
      <text:p text:style-name="P9"/>
      <text:p text:style-name="P9">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9">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9">Один из его лучших друзей многому его научил. Мой парень освоил целый род деятельности, благодаря этому другу, а тот, в свою очередь, не жадничал нужной информацией и учил всему, что знал, делясь новыми навыками.</text:p>
      <text:p text:style-name="P9">Они работали на нескольких работах вместе, и везде — благодаря его другу. Мой парень боготворил друга за его вклад, но при этом я выслушивала <text:soft-page-break/>целые тирады о том, что:</text:p>
      <text:p text:style-name="P9">—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9">А этот друг поручался за него неоднократно. Его брали на высокооплачиваемые позиции без собеседований и тестовых заданий. Он бы не устроился туда потому, что, по его же словам — не дотягивает.</text:p>
      <text:p text:style-name="P9">Он говорит за его спиной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9">Когда лучшие друзья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text:p>
      <text:p text:style-name="P9">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9">* * *</text:p>
      <text:p text:style-name="P9"/>
      <text:p text:style-name="P3">Так вот, все это о</text:p>
      <text:p text:style-name="P3">его</text:p>
      <text:p text:style-name="P3">окружении, именно о</text:p>
      <text:p text:style-name="P3">его</text:p>
      <text:p text:style-name="P3">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text:p>
      <text:p text:style-name="P3">своим</text:p>
      <text:p text:style-name="P3">друзьям он говорил:</text:p>
      <text:p text:style-name="P9"/>
      <text:p text:style-name="P9">— Она неадекватная...</text:p>
      <text:p text:style-name="P9"/>
      <text:p text:style-name="P3">И дальше по тексту, то</text:p>
      <text:p text:style-name="P3">нашим</text:p>
      <text:p text:style-name="P3">друзьям говорилось все в другой форме:</text:p>
      <text:p text:style-name="P9"/>
      <text:p text:style-name="P9">— Я ее люблю, но...</text:p>
      <text:p text:style-name="P9">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любит.</text:p>
      <text:p text:style-name="P9">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9"/>
      <text:p text:style-name="P3">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text:p>
      <text:p text:style-name="P3">снова</text:p>
      <text:p text:style-name="P3">что-то делает не так», то есть — постоянно что-то делает не так.</text:p>
      <text:p text:style-name="P9"/>
      <text:p text:style-name="P9">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9">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text:soft-page-break/>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9">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9">«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9">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9">* * *</text:p>
      <text:p text:style-name="P9">Не могу не вставить пару слов о семье... Точнее — 4 слова:</text:p>
      <text:p text:style-name="P9">1. Все</text:p>
      <text:p text:style-name="P9">2. Друг</text:p>
      <text:p text:style-name="P9">3. Друга</text:p>
      <text:p text:style-name="P9">4. Ненавидят</text:p>
      <text:p text:style-name="P9">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9">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9">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P9">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9">Вся ситуация с его родными поменялась прямо пропорционально при последующем общении.</text:p>
      <text:p text:style-name="P9">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9">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9">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9">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9"><text:soft-page-break/>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9">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9">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9">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9">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9">— Да перестань! Они же простые ребята — даже внимание не обратят...</text:p>
      <text:p text:style-name="P9">И я заплела косу.</text:p>
      <text:p text:style-name="P9">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9">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9">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9">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9">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9">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9">— Мам, я сделал свой выбор, и не собираюсь менять это решение. Она нормальная! Ну что ты начинаешь?!</text:p>
      <text:p text:style-name="P9">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9">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p text:style-name="P5"/>
      <text:p text:style-name="P5"/>
      <text:p text:style-name="P9"/>
      <text:p text:style-name="P3"/>
      <text:p text:style-name="P13">Глава 10. Это не я</text:p>
      <text:p text:style-name="P3"><text:soft-page-break/></text:p>
      <text:p text:style-name="P9"/>
      <text:p text:style-name="P9"/>
      <text:p text:style-name="P3">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9"/>
      <text:p text:style-name="P9"/>
      <text:p text:style-name="P3">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P9"/>
      <text:p text:style-name="P9"/>
      <text:p text:style-name="P3"/>
      <text:p text:style-name="P13">Хайек Ф.</text:p>
      <text:p text:style-name="P3"/>
      <text:p text:style-name="P9"/>
      <text:p text:style-name="P9">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9">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9">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9">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9">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9">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9">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9">— Это не я.</text:p>
      <text:p text:style-name="P9">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9">Казалось бы, простая бытовуха. Но это был кошмар. Стоило мне только <text:soft-page-break/>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P9"/>
      <text:p text:style-name="P3">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text:p>
      <text:p text:style-name="P3">говорить</text:p>
      <text:p text:style-name="P3">сколько угодно, но когда приходило время</text:p>
      <text:p text:style-name="P3">делать</text:p>
      <text:p text:style-name="P3">, ему всегда что-то «мешало». Но чаще всего было:</text:p>
      <text:p text:style-name="P9"/>
      <text:p text:style-name="P9">— Обещал? Я этого не помню, а если я не помню, значит этого не было.</text:p>
      <text:p text:style-name="P9">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9">Я не помню ни дня, чтоб он пришел домой вовремя, как и обещал. Всегда находились отговорки или он просто мог потерять счет времени.</text:p>
      <text:p text:style-name="P9">Когда дело касалось его работы, я просила его:</text:p>
      <text:p text:style-name="P9">— Не обещай, пока не будешь уверен.</text:p>
      <text:p text:style-name="P9">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9">Каждый раз это было что-то «поважнее» данного мне обещания, и он не мог. При этом он никогда не просил прощения за несдержанное слово.</text:p>
      <text:p text:style-name="P9">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9">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9">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9">Он никогда не виноват, а если вдруг его вина становится очевидной — это мелочь, которая не стоит внимания. Ему все сходило с рук.</text:p>
      <text:p text:style-name="P9">* * *</text:p>
      <text:p text:style-name="P9">Как-то я поехала в другой город. На похороны. Это был долгий путь и в целом очень тяжелая поездка. Меня не было две недели.</text:p>
      <text:p text:style-name="P9">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9">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9">— Когда ты уже вернешься?</text:p>
      <text:p text:style-name="P9">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9">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text:soft-page-break/>будучи гостем, готовил на нашей кухне!</text:p>
      <text:p text:style-name="P9">* * *</text:p>
      <text:p text:style-name="P9">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P9">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9">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9">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9">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9">— Это не я...</text:p>
      <text:p text:style-name="P9">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9">— Мне не обязательно стирать трусы каждый день!</text:p>
      <text:p text:style-name="P9"/>
      <text:p text:style-name="P3">Мне приходилось просить его чистить уши, потому, что</text:p>
      <text:p text:style-name="P3">мне было стыдно</text:p>
      <text:p text:style-name="P3">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p>
      <text:p text:style-name="P9"/>
      <text:p text:style-name="P9">Я сидела со спиртом и ватной палочкой, подавляя рвотные позывы, и делала все, что могла, чтобы его вид был более или менее опрятным.</text:p>
      <text:p text:style-name="P9">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9">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9">Он спал, ходил на природу, ходил по дому и на работу в одной и той же одежде, за месяц занашивая до дыр новые вещи, и на предложение:</text:p>
      <text:p text:style-name="P9">— Пойдем купим тебе что-нибудь новое.</text:p>
      <text:p text:style-name="P9">Он отвечал:</text:p>
      <text:p text:style-name="P9">— У меня все есть, мне ничего не надо.</text:p>
      <text:p text:style-name="P9">И ходил мятый и грязный, как бомж, а я просто не могла за этим уследить.</text:p>
      <text:p text:style-name="P9">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P9"/>
      <text:p text:style-name="P3">Это было еще одно чувство вины. Но в отличии от всех остальных, навязанных мне, это был стыд.</text:p>
      <text:p text:style-name="P3">Мне было стыдно</text:p>
      <text:p text:style-name="P3"><text:soft-page-break/>от того, я не справляюсь, как его девушка, и мой мужчина не выглаженный и не накрахмаленный, как я бы этого хотела.</text:p>
      <text:p text:style-name="P9"/>
      <text:p text:style-name="P9">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9">* * *</text:p>
      <text:p text:style-name="P9"/>
      <text:p text:style-name="P3">А вы знали, что</text:p>
      <text:p text:style-name="P3">неряшливость является одним из симптомов психического отклонения</text:p>
      <text:p text:style-name="P3">?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9"/>
      <text:p text:style-name="P9">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9">— Котик, поставь, пожалуйста кружку в раковину, можешь не мыть...</text:p>
      <text:p text:style-name="P9">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9">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9">— Я не буду тебе ничего доказывать.</text:p>
      <text:p text:style-name="P9">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9">— Это не я...</text:p>
      <text:p text:style-name="P9">— Если я этого не помню, значит этого не было.</text:p>
      <text:p text:style-name="P9">— Я имею право хранить молчание.</text:p>
      <text:p text:style-name="P9">— Я ничего не обещал.</text:p>
      <text:p text:style-name="P9">* * *</text:p>
      <text:p text:style-name="P9">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9">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9">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9">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9">— Я ничего не помню. А, если я ничего не помню — значит этого не было. — улыбаясь, повторял он.</text:p>
      <text:p text:style-name="P9">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9">* * *</text:p>
      <text:p text:style-name="P9"/>
      <text:p text:style-name="P3">Хочу включить в эту главу еще один пример в качестве описания <text:soft-page-break/>очередного метода психологического насилия — насилие с помощью</text:p>
      <text:p text:style-name="P3">триггера</text:p>
      <text:p text:style-name="P3">.</text:p>
      <text:p text:style-name="P9"/>
      <text:p text:style-name="P9">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9">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P9">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9">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9">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9">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9">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9">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9">* * *</text:p>
      <text:p text:style-name="P9">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9">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9">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P9">Я была в шоке от такого спонтанного сообщения. Как говорится: «Ничто не предвещало беды..» и согласилась. Я сказала, что и сама не вижу смысла друг друга мучить. Спокойно так, без криков и истерик.</text:p>
      <text:p text:style-name="P9">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9">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9">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9">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9"/>
      <text:p text:style-name="P9"><text:soft-page-break/></text:p>
      <text:p text:style-name="P3"/>
      <text:p text:style-name="P13">«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
      <text:p text:style-name="P3"/>
      <text:p text:style-name="P13">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
      <text:p text:style-name="P3"/>
      <text:p text:style-name="P13">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3"/>
      <text:p text:style-name="P3"/>
      <text:p text:style-name="P13">В судьбу я не верю, я верю только в свои силы. Если ты считаешь, что сил больше нет — я не вправе тебе ничего навязывать.»</text:p>
      <text:p text:style-name="P3"/>
      <text:p text:style-name="P3"/>
      <text:p text:style-name="P9"/>
      <text:p text:style-name="P9">«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9"/>
      <text:p text:style-name="P3">У нас все прекрасно.</text:p>
      <text:p text:style-name="P9"/>
      <text:p text:style-name="P9">Это ложь. У нас все плохо — мы постоянно ссоримся и вот решили расстаться.</text:p>
      <text:p text:style-name="P9">Цель: сбить с толку с первой фразы, которая совершенно противоречит сложившейся ситуации. Ведь мы приняли решение разорвать отношения.</text:p>
      <text:p text:style-name="P9"/>
      <text:p text:style-name="P3">У нас отлично получается.</text:p>
      <text:p text:style-name="P9"/>
      <text:p text:style-name="P9">Что получается? Жить? Строить семью? Делать друг-друга счастливыми? Заботиться друг о друге? Не понятно...</text:p>
      <text:p text:style-name="P9">Цель: внушить утверждение, что ошибок не было. Все идет по плану, как и должно быть.</text:p>
      <text:p text:style-name="P9"/>
      <text:p text:style-name="P3">Нас любят. В нас верят.</text:p>
      <text:p text:style-name="P9"/>
      <text:p text:style-name="P9"/>
      <text:p text:style-name="P3">На первый взгляд ничего странного. Мы кому-то нравимся — это же хорошо. Но на самом деле это —</text:p>
      <text:p text:style-name="P3">триангуляция</text:p>
      <text:p text:style-name="P3">— метод, в котором манипуляторы оперируют чужими (а порой даже выдуманными) мнениями, приводя их, как аргументы, с которыми не поспоришь.</text:p>
      <text:p text:style-name="P9"/>
      <text:p text:style-name="P9">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9">Но его устраивало не то, что мы хорошая пара, ведь это не так — у нас слишком много проблем, а то, что мы создаем видимость хорошей пары.</text:p>
      <text:p text:style-name="P9">В этом утверждении он объединил нас в одно целое. Ты и я — мы пара, и нас — любят. То есть — и я хороший, и ты.</text:p>
      <text:p text:style-name="P9">Цель: утвердиться в позиции — я такой же хороший, как и ты, что отрицает — я плохой, я тебя обидел.</text:p>
      <text:p text:style-name="P9"/>
      <text:p text:style-name="P3"><text:soft-page-break/>Верю в тебя. Ты большая умница и нужно быть слепым, чтоб не заметить это.</text:p>
      <text:p text:style-name="P9"/>
      <text:p text:style-name="P9">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P9"/>
      <text:p text:style-name="P3">Этот метод называется</text:p>
      <text:p text:style-name="P3">манипуляцией тщеславием (положительное подкрепление)</text:p>
      <text:p text:style-name="P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p>
      <text:p text:style-name="P9"/>
      <text:p text:style-name="P9">Цель: ввести в заблуждение похвалой, что ослабляет жертву в ее позиции сопротивления.</text:p>
      <text:p text:style-name="P9"/>
      <text:p text:style-name="P3">Никто не говорил, что будет легко.</text:p>
      <text:p text:style-name="P9"/>
      <text:p text:style-name="P9">И снова триангуляция, но уже более обобщающая. Смирись. Тебе никто не обещал, что все будет гладко. Будет сложно.</text:p>
      <text:p text:style-name="P9">Цель: внушить жертве, что сложности, которыми он ее изматывает — нормальны, оперируя тем, что все так живут.</text:p>
      <text:p text:style-name="P9"/>
      <text:p text:style-name="P3">Я не согласен рушить все из-за какой-то фигни. Это несправедливо.</text:p>
      <text:p text:style-name="P9"/>
      <text:p text:style-name="P9">Еще пару часов назад он сказал мне собирать вещи, а теперь несогласен все рушить...</text:p>
      <text:p text:style-name="P9"/>
      <text:p text:style-name="P3">Это не просьба не рушить и не раскаяние в своих ошибках. Это констатация факта несогласия, которая не несет в себе попыток все исправить. Плюс к этому</text:p>
      <text:p text:style-name="P3">манипуляция чувством вины</text:p>
      <text:p text:style-name="P3">— он надевает маску «жертвы» обвиняет меня в несправедливости моих действий.</text:p>
      <text:p text:style-name="P9"/>
      <text:p text:style-name="P9">Цель: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9"/>
      <text:p text:style-name="P3">Я не верну назад всех гадостей, которые тебе пришлось услышать.</text:p>
      <text:p text:style-name="P9"/>
      <text:p text:style-name="P9">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9">Цель: сбить с толку жалостью к жертве, не сожалея о сказанном.</text:p>
      <text:p text:style-name="P9"/>
      <text:p text:style-name="P3">Все мои попытки отстраниться, уйти, сбежать это страх и бессилие.</text:p>
      <text:p text:style-name="P9"/>
      <text:p text:style-name="P9"/>
      <text:p text:style-name="P3">Манипуляция жалостью</text:p>
      <text:p text:style-name="P3">— посмотри, как мне страшно!</text:p>
      <text:p text:style-name="P9"/>
      <text:p text:style-name="P9">Цель: вызвать жалость, сострадание и понимание, что притупляет желание жертвы дать отпор и стоять на своем.</text:p>
      <text:p text:style-name="P9"/>
      <text:p text:style-name="P3">Да, это все описывается простой фразой — «я люблю тебя».</text:p>
      <text:p text:style-name="P9"/>
      <text:p text:style-name="P9">Контрольный выстрел в голову — признание. Якобы — ведь это не обращение, если вы заметили.</text:p>
      <text:p text:style-name="P9">Фраза «я тебя люблю» взята в кавычки, как цитата неизвестного автора. Это <text:soft-page-break/>не признание жертве. Иначе бы это звучало так, например: «Я просто тебя люблю и ничего не могу с собой поделать...».</text:p>
      <text:p text:style-name="P9">Цель: ввести в заблуждение завуалированным признанием, дабы ослабить попытки жертвы к сопротивлению.</text:p>
      <text:p text:style-name="P9"/>
      <text:p text:style-name="P3">Любящий человек способен делать глупости.</text:p>
      <text:p text:style-name="P9"/>
      <text:p text:style-name="P9">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9">Цель: попытка оправдаться за счет общепринятого мнения.</text:p>
      <text:p text:style-name="P9"/>
      <text:p text:style-name="P3">Если ты поймешь, что история заканчивается здесь — да будет так.</text:p>
      <text:p text:style-name="P9"/>
      <text:p text:style-name="P9">Цель: заставить жертву нести ответственность, демонстрируя свое смирение.</text:p>
      <text:p text:style-name="P9"/>
      <text:p text:style-name="P3">В судьбу я не верю, я верю только в свои силы.</text:p>
      <text:p text:style-name="P9"/>
      <text:p text:style-name="P9">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9">Цель: сбить с толку завуалированным обманчивым утверждением — я прилагаю все усилия.</text:p>
      <text:p text:style-name="P9"/>
      <text:p text:style-name="P3">Если ты считаешь, что сил больше нет — я не вправе тебе ничего навязывать.</text:p>
      <text:p text:style-name="P9"/>
      <text:p text:style-name="P9">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9">Цель: либо заставить жертву признать, что она слаба, либо заставить доказать, что это не так.</text:p>
      <text:p text:style-name="P9">Итак, что у нас получается:</text:p>
      <text:p text:style-name="P9"/>
      <text:p text:style-name="P9"/>
      <text:p text:style-name="P3"/>
      <text:p text:style-name="P13">«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3"/>
      <text:p text:style-name="P3"/>
      <text:p text:style-name="P13">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
      <text:p text:style-name="P3"/>
      <text:p text:style-name="P13">Соглашаясь на мою провокацию, ты нарушает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
      <text:p text:style-name="P3"/>
      <text:p text:style-name="P13">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
      <text:p text:style-name="P3"/>
      <text:p text:style-name="P13">Никто не говорил, что будет легко. Все говорят, будет сложно и ты <text:soft-page-break/>должна с этим смириться. Этого не избежать — так все сказали, они знают лучше. Я не согласен рушить все из-за какой-то фигни.</text:p>
      <text:p text:style-name="P3"/>
      <text:p text:style-name="P3"/>
      <text:p text:style-name="P13">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
      <text:p text:style-name="P3"/>
      <text:p text:style-name="P13">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3"/>
      <text:p text:style-name="P3"/>
      <text:p text:style-name="P13">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P3"/>
      <text:p text:style-name="P3"/>
      <text:p text:style-name="P13">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
      <text:p text:style-name="P3"/>
      <text:p text:style-name="P13">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
      <text:p text:style-name="P3"/>
      <text:p text:style-name="P13">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
      <text:p text:style-name="P3"/>
      <text:p text:style-name="P13">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
      <text:p text:style-name="P3"/>
      <text:p text:style-name="P9"/>
      <text:p text:style-name="P9">Впечатляет, не правда ли? Я не зря включила это письмо именно в эту главу. Ведь все, что там описано можно сказать этими тремя словами: «это не я».</text:p>
      <text:p text:style-name="P5"/>
      <text:p text:style-name="P5"/>
      <text:p text:style-name="P9"/>
      <text:p text:style-name="P3"/>
      <text:p text:style-name="P13">Глава 11. Трио</text:p>
      <text:p text:style-name="P3"/>
      <text:p text:style-name="P9"/>
      <text:p text:style-name="P9">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text:soft-page-break/>не узнал. Ведь:</text:p>
      <text:p text:style-name="P9">— Лучшая измена та, о которой никто ничего не знает!</text:p>
      <text:p text:style-name="P9">И обсуждали они это при мне и при своих девушках и женах. Я человек не ревнивый, так что я отшучивалась, мол:</text:p>
      <text:p text:style-name="P9">— Буду знать! Спасибо, что сказали...</text:p>
      <text:p text:style-name="P9">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9">— И, будь уверен, я это сделаю...</text:p>
      <text:p text:style-name="P9">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9">— 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p text:style-name="P9">И я действительно не знала. Теперь знаю, но тогда — нет...</text:p>
      <text:p text:style-name="P9">Бывало, идем по улице, а он такой:</text:p>
      <text:p text:style-name="P9">— Смотри, какая жопа!</text:p>
      <text:p text:style-name="P9">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9"/>
      <text:p text:style-name="P9"/>
      <text:p text:style-name="P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9"/>
      <text:p text:style-name="P9"/>
      <text:p text:style-name="P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9"/>
      <text:p text:style-name="P9"/>
      <text:p text:style-name="P3"/>
      <text:p text:style-name="P13">Шейнов В. П., «Скрытое управление человеком»</text:p>
      <text:p text:style-name="P3"/>
      <text:p text:style-name="P9"/>
      <text:p text:style-name="P9"/>
      <text:p text:style-name="P9">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9">— Смотри какая спинка... И куртка у него классная, надо и тебе такую купить...</text:p>
      <text:p text:style-name="P9">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9">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9">* * *</text:p>
      <text:p text:style-name="P9">Постепенно его намеки и акцентирование внимания на удовлетворении его больного либидо переросли в новую тему — «трио».</text:p>
      <text:p text:style-name="P9">В последствии это стало, пожалуй, его любимой темой и он мог часами фантазировать как и что. Конечно третья — девочка. Мне даже задание <text:soft-page-break/>давал, мол, найди, какая тебе больше нравится. Я говорила, что не вопрос, но мальчика третьего я буду искать сама. Я с кем попало в постель не лягу.</text:p>
      <text:p text:style-name="P9">Конечно, я говорила в шутку, но старалась, чтоб прозвучало это, как можно убедительнее. Так смешно вспоминать! Он делал такие глаза, мол:</text:p>
      <text:p text:style-name="P9">—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9">Не, ну вы поняли? А я значит представляю! Насчет третьей девочки он говорил, что даже прикасаться к ней не будет:</text:p>
      <text:p text:style-name="P9">— Я просто на вас посижу посмотрю...</text:p>
      <text:p text:style-name="P9">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P9">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9">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9">Что тут сказать? Любила — безумно. Боготворила — да. Дорожила — да. Но не ревнивая я!</text:p>
      <text:p text:style-name="P9">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9">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P9">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9">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P9"/>
      <text:p text:style-name="P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text:p>
      <text:p text:style-name="P3">пользуются, но при этом не бросают</text:p>
      <text:p text:style-name="P3">. И факт измены ее идеализированного мучителя уходит на второй план, лишь бы он оставался рядом и не рвал отношения с жертвой.</text:p>
      <text:p text:style-name="P9"/>
      <text:p text:style-name="P9">На этой стадии жертва много раз слышала:</text:p>
      <text:p text:style-name="P9">— Да кому ты нужна, кроме меня?! — и понимала, что и правда, ведь в ней столько недостатков! Она ведь постоянно в чем-то виновата...</text:p>
      <text:p text:style-name="P9">— Ты без меня ничто! — слушала она, опуская голову, понимая, что ее неуверенность в себе и забитое чувство самодостаточности делает ее таковой.</text:p>
      <text:p text:style-name="P9">—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9">Список можно продолжать.</text:p>
      <text:p text:style-name="P9">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9"><text:soft-page-break/>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P9"/>
      <text:p text:style-name="P3">В процессе</text:p>
      <text:p text:style-name="P3">отмены</text:p>
      <text:p text:style-name="P3">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p>
      <text:p text:style-name="P9"/>
      <text:p text:style-name="P9">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9">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9">* * *</text:p>
      <text:p text:style-name="P9">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9">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9">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9">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text:p>
      <text:p text:style-name="P9">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9">Я знала, что ему хорошо, и мне было хорошо. В эмоциональном плане. На уровне чувств. Искренне...</text:p>
      <text:p text:style-name="P9">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9">— Да! Мне нравятся женские жопы. Я хожу и смотрю на женские жопы. В мире три миллиарда людей, и из них даже бабы любят смотреть на женские жопы...</text:p>
      <text:p text:style-name="P9">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9">Жопы. Ну, конечно — жопы! Ведь кроме этого он мало что видит в девушке. Он смотрит на человека, как шакал на кусок мяса. Не сказать, что он озабоченный, но ход мыслей понятен — все дамы воспринимаются как вещи. А нужна ему эта вещь или нет — зависит от жопы.</text:p>
      <text:p text:style-name="P5"/>
      <text:p text:style-name="P5"/>
      <text:p text:style-name="P9"/>
      <text:p text:style-name="P3"/>
      <text:p text:style-name="P13">Глава 12. Не ной</text:p>
      <text:p text:style-name="P3"><text:soft-page-break/></text:p>
      <text:p text:style-name="P9"/>
      <text:p text:style-name="P9">Если со всеми остальными недостатками я могла смириться, то с одним я мириться не хотела. По быту — да. Я задавала себе вопросы:</text:p>
      <text:p text:style-name="P9">— Я могу с этим жить? — Да.</text:p>
      <text:p text:style-name="P9">—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9">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9">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9">— Не ной.</text:p>
      <text:p text:style-name="P9">— Мне неинтересно это слушать.</text:p>
      <text:p text:style-name="P9">— Это ты виновата, это ты допустила.</text:p>
      <text:p text:style-name="P9">— Разберись с этим сама...</text:p>
      <text:p text:style-name="P9">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9">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9">— А я тут при чем?!</text:p>
      <text:p text:style-name="P9">Или:</text:p>
      <text:p text:style-name="P9">— Почему я должен это выслушивать?!</text:p>
      <text:p text:style-name="P9">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9">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9">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потеряла возможность с ним познакомиться и узнать какой он.</text:p>
      <text:p text:style-name="P9">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9">— Я сейчас выключу, если ты не успокоишься! Хватит нюни распускать — это же просто фильм!</text:p>
      <text:p text:style-name="P9">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P9">* * *</text:p>
      <text:p text:style-name="P9">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9">В итоге он тоже оттуда ушел, как и я. И речь шла о его непосредственной начальнице, как и о моем непосредственном начальнике. Он ушел, и я ушла. <text:soft-page-break/>Он был зол, и я была зла. Он приходил домой нервный, как и я. Но, если его проблему мы обсуждали и «обсасывали», то я, заводя речь о своих траблах, слышала:</text:p>
      <text:p text:style-name="P9">— Хватит ныть! Соберись, тряпка!</text:p>
      <text:p text:style-name="P9">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9">* * *</text:p>
      <text:p text:style-name="P9">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9">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9">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9">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9">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9">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9">Я ему рассказывала, что, в принципе-то, ничего делать и не надо, — подойти и обнять, всего-то делов.</text:p>
      <text:p text:style-name="P9">—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9">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9">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9">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P9">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9">* * *</text:p>
      <text:p text:style-name="P9">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P9"/>
      <text:p text:style-name="P3"><text:soft-page-break/>Он берет стакан, набирает воды, запивает таблетку и просто</text:p>
      <text:p text:style-name="P3">бросает</text:p>
      <text:p text:style-name="P3">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p>
      <text:p text:style-name="P9"/>
      <text:p text:style-name="P9">А сейчас вспоминаем мои походы с рюкзачком на костылях за сосисками, и, заодно, — шкаф и: «Ты что, сама не доедешь?»</text:p>
      <text:p text:style-name="P9">Ну конечно! Это же головная боль! Что может быть хуже?!</text:p>
      <text:p text:style-name="P9">* * *</text:p>
      <text:p text:style-name="P9">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P9">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9">— Тебе что совсем наплевать на мои проблемы?! ВОТ ТАК ВСЕГДА! Иди спи. Главное, чтоб тебе было хорошо...</text:p>
      <text:p text:style-name="P9">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p text:style-name="P9">— Хватит ныть! Соберись, тряпка!</text:p>
      <text:p text:style-name="P9"/>
      <text:p text:style-name="P3">Он игнорировал мои просьбы о помощи, плюс я сверху получала кучу упреков за то, что расстраиваюсь. Он говорил, что не хочет это слушать, что</text:p>
      <text:p text:style-name="P3">ему это неинтересно</text:p>
      <text:p text:style-name="P3">, говорил, что</text:p>
      <text:p text:style-name="P3">я выношу ему мозг</text:p>
      <text:p text:style-name="P3">. Он поучительно наваливал, что мне нужно меняться и быть сильной, и всегда показывал спину, обвиняя меня в сверхчувствительности.</text:p>
      <text:p text:style-name="P9"/>
      <text:p text:style-name="P9">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9">Даже сейчас мне говорят друзья, когда уже весь это ад закончился:</text:p>
      <text:p text:style-name="P9">— Ты же девочка, ты должна быть слабой... (в понимании женственности).</text:p>
      <text:p text:style-name="P9">У меня один ответ:</text:p>
      <text:p text:style-name="P9">— Я не могу себе этого позволить!</text:p>
      <text:p text:style-name="P9">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P9">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9">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P9">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9"><text:soft-page-break/>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P9">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9">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9">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9">Так что пора бы взять себя в руки и перестать ныть!..</text:p>
      <text:p text:style-name="P5"/>
      <text:p text:style-name="P5"/>
      <text:p text:style-name="P9"/>
      <text:p text:style-name="P3"/>
      <text:p text:style-name="P13">Глава 13. Неадекватная</text:p>
      <text:p text:style-name="P3"/>
      <text:p text:style-name="P9"/>
      <text:p text:style-name="P9"/>
      <text:p text:style-name="P3">Если вдруг вы стали для кого-то плохим, значит много хорошего было сделано для этого человека!</text:p>
      <text:p text:style-name="P9"/>
      <text:p text:style-name="P9"/>
      <text:p text:style-name="P3"/>
      <text:p text:style-name="P13">Фаина Раневская</text:p>
      <text:p text:style-name="P3"/>
      <text:p text:style-name="P9"/>
      <text:p text:style-name="P9">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9">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9">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P9">Он считал, что всем нам требуется «подтверждение» того, что мы существуем, что мы кому-то нужны, подтверждение нормальности нашего восприятия. Мы сравниваем наши чувства с чувствами других людей, чтобы понимать и иметь «подтверждение» нашей нормальности, ориентируясь на реакции других.</text:p>
      <text:p text:style-name="P9">Он проделал очень много работы за всю свою жизнь. И вот одна из них.</text:p>
      <text:p text:style-name="P9">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9">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9">— Я никогда не говорил это!</text:p>
      <text:p text:style-name="P9">И вот вы начинаете сомневаться в том, что слышали.</text:p>
      <text:p text:style-name="P9">— Тебе кажется, что ты переживаешь!</text:p>
      <text:p text:style-name="P9">И вы сомневаетесь, что ваши переживания реальны.</text:p>
      <text:p text:style-name="P9">— С тобой что-то в последнее время происходит... Это не усталость, нет. Может нервный срыв?</text:p>
      <text:p text:style-name="P9"><text:soft-page-break/>И вы сомневаетесь в том, что с вами все в порядке.</text:p>
      <text:p text:style-name="P9">— Это была не твоя идея, а моя...</text:p>
      <text:p text:style-name="P9">И вы сомневаетесь в своей памяти.</text:p>
      <text:p text:style-name="P9">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9">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9">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9">— Ну не говорил, так не говорил...</text:p>
      <text:p text:style-name="P9">* * *</text:p>
      <text:p text:style-name="P9"/>
      <text:p text:style-name="P3">Знаете, я не просто так пишу об этом. Это описание моей жизни на протяжении нескольких лет.</text:p>
      <text:p text:style-name="P3">Психоз порождает психоз.</text:p>
      <text:p text:style-name="P3">Патологическое стремление моего парня к доминантному покровительству, является психозом, который вводил меня в состояние ненормальности.</text:p>
      <text:p text:style-name="P9"/>
      <text:p text:style-name="P9"/>
      <text:p text:style-name="P3">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text:p>
      <text:p text:style-name="P3">все</text:p>
      <text:p text:style-name="P3">имеем право на свободу действий. Согласны? Ключевое слово — «все»!</text:p>
      <text:p text:style-name="P9"/>
      <text:p text:style-name="P9"/>
      <text:p text:style-name="P3">Он так не считал.</text:p>
      <text:p text:style-name="P3">Он</text:p>
      <text:p text:style-name="P3">имел право, а мое право отрицалось, что проявлялось в его неспособности идти на уступки и компромиссы, в отвержении им моих переживаний и эмоций.</text:p>
      <text:p text:style-name="P9"/>
      <text:p text:style-name="P9">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9">Он будет биться головой о стену после тяжелого телефонного разговора, но упрекнет меня в оплакивании моего отца.</text:p>
      <text:p text:style-name="P9">Он прав, и будет утверждать, что я на самом деле с ним согласна.</text:p>
      <text:p text:style-name="P9">— Ты преувеличиваешь — не болит у тебя ничего, ведь так?</text:p>
      <text:p text:style-name="P9">И я в замешательстве.</text:p>
      <text:p text:style-name="P9">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9">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9">Этот полный непонимания процесс стартует с сопротивления и отторжения:</text:p>
      <text:p text:style-name="P9">— Как же так? Я же слышала!</text:p>
      <text:p text:style-name="P9"><text:soft-page-break/>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9">— Я снова все напутала.</text:p>
      <text:p text:style-name="P9"/>
      <text:p text:style-name="P9"/>
      <text:p text:style-name="P3">«Для того чтобы сидеть в клетке, не всегда нужны прутья.»</text:p>
      <text:p text:style-name="P9"/>
      <text:p text:style-name="P9"/>
      <text:p text:style-name="P3"/>
      <text:p text:style-name="P13">Рональд Дэвид Лэйнг, «Политика семьи»</text:p>
      <text:p text:style-name="P3"/>
      <text:p text:style-name="P9"/>
      <text:p text:style-name="P9"/>
      <text:p text:style-name="P9">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9">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9">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9">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9">Я доказывала и доказывала:</text:p>
      <text:p text:style-name="P9">— Но ведь было же!</text:p>
      <text:p text:style-name="P9">Но мне повторяли и повторяли:</text:p>
      <text:p text:style-name="P9">— Да что ты опять придумываешь?! Тебе что, драмы не хватает?</text:p>
      <text:p text:style-name="P9">Мне было трудно понять... Да что там, мне было сложно представить, что меня специально вводят в эти заблуждения, сбивают с толку...</text:p>
      <text:p text:style-name="P9"/>
      <text:p text:style-name="P3">Самым, на мой взгляд, убедительным было не то,</text:p>
      <text:p text:style-name="P3">что</text:p>
      <text:p text:style-name="P3">он говорил, а то,</text:p>
      <text:p text:style-name="P3">как</text:p>
      <text:p text:style-name="P3">он это говорил. Уверенная подача и его взгляд, в котором читалось: «Это ты сейчас серьезно говоришь?!» — как разряды током.</text:p>
      <text:p text:style-name="P9"/>
      <text:p text:style-name="P9">В случае моей непреклонности, он, обычно, использовал контрманевр. Ты уверена? — На тебе разряд! — Ах ты настаиваешь?</text:p>
      <text:p text:style-name="P9">— Ты так говоришь, потому, что тебе на меня наплевать!</text:p>
      <text:p text:style-name="P9">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9">— Ты неадекватная, я не собираюсь продолжать с тобой разговор!</text:p>
      <text:p text:style-name="P9">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9">Я пыталась разговаривать. Пыталась добиться от него понимания — я же знаю, что в действительности! Я обнимала и взывала к пониманию, <text:soft-page-break/>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9"/>
      <text:p text:style-name="P3">Я перепробовала все, но ничего не действовало. Он стоял на своем так убедительно, что в какой-то момент я прогибалась и верила</text:p>
      <text:p text:style-name="P3">ему</text:p>
      <text:p text:style-name="P3">, а не собственным глазам/ушам/ощущениям.</text:p>
      <text:p text:style-name="P9"/>
      <text:p text:style-name="P9">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p text:style-name="P9">— С тобой невозможно разговаривать. Поговорим, когда ты успокоишься!</text:p>
      <text:p text:style-name="P9">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9">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9">В процессе такого прессинга, он мог вспомнить о какой-то прошлой ситуации, например:</text:p>
      <text:p text:style-name="P9">— Ты уже так вела себя на той неделе.</text:p>
      <text:p text:style-name="P9">Но при моей попытке оправдаться, и сказать, что в той ситуации были те же причины, например:</text:p>
      <text:p text:style-name="P9">— Потому что тогда, как и сегодня, ты меня перебивал и не давал мне сказать...</text:p>
      <text:p text:style-name="P9">Я тут же получала «подзатыльник»:</text:p>
      <text:p text:style-name="P9">— Почему ты постоянно возвращаешься к старым конфликтам!?</text:p>
      <text:p text:style-name="P9">Что вводило меня в еще большее заблуждение, ведь он же сам вспомнил о той прошлой ситуации!</text:p>
      <text:p text:style-name="P9">Ну и конечно:</text:p>
      <text:p text:style-name="P9">— Поговорим, когда ты успокоишься!</text:p>
      <text:p text:style-name="P9">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9">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9">Не 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9"/>
      <text:p text:style-name="P3">Поэтому он использовал пассивную агрессию, которую распознать очень сложно. Дипломатия такая. Не было отрытых оскорблений или унижений. Он, как бы, ничего</text:p>
      <text:p text:style-name="P3">такого</text:p>
      <text:p text:style-name="P3">и не делал, понимаете? Он это подавал под соусом недовольства моим поведением. Всегда поворачивал так, что была не права я. Очень удобно.</text:p>
      <text:p text:style-name="P9"/>
      <text:p text:style-name="P9">* * *</text:p>
      <text:p text:style-name="P9">Но на что стоило обратить тогда свое внимание?</text:p>
      <text:p text:style-name="P9">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9">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text:soft-page-break/>и обида, и мое полное недоумение.</text:p>
      <text:p text:style-name="P9">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9">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9">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9">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9">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9">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9">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P9">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9">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9">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9">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9">— Да все считают, что ты неадекватная!</text:p>
      <text:p text:style-name="P9">Или:</text:p>
      <text:p text:style-name="P9">— Все знают, что ты истеричка!</text:p>
      <text:p text:style-name="P9">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9">* * *</text:p>
      <text:p text:style-name="P9"/>
      <text:p text:style-name="P3">Вот реальный тому пример. В последнюю нашу поездку в другой город мы всю дорогу ругались, обсуждая</text:p>
      <text:p text:style-name="P3">замявшийся накануне конфликт</text:p>
      <text:p text:style-name="P3">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p>
      <text:p text:style-name="P9"/>
      <text:p text:style-name="P9"><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9">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9">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9"/>
      <text:p text:style-name="P3">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text:p>
      <text:p text:style-name="P3">выглядеть</text:p>
      <text:p text:style-name="P3">сумасшедшей.</text:p>
      <text:p text:style-name="P9"/>
      <text:p text:style-name="P9">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9">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p text:style-name="P9">— Мне это неприятно! Как ты не понимаешь?!</text:p>
      <text:p text:style-name="P9">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9">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9">Ему было откровенно неприятно мое присутствие, и он рассказывал мне об этом всю дорогу. Как можно быть таким жестоким?!...</text:p>
      <text:p text:style-name="P9">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9">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9">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9">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9"/>
      <text:p text:style-name="P9"/>
      <text:p text:style-name="P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9"/>
      <text:p text:style-name="P9"/>
      <text:p text:style-name="P3">Жаль только, что лишь на публике… И, когда её не станет, всё вернется на свои места. И вместо щедрости, чуткости и внимания женщина <text:soft-page-break/>получит привычный шиш.»</text:p>
      <text:p text:style-name="P9"/>
      <text:p text:style-name="P9"/>
      <text:p text:style-name="P3"/>
      <text:p text:style-name="P13">Ирина Мельниченко, «Мудаки и игра на публику»</text:p>
      <text:p text:style-name="P3"/>
      <text:p text:style-name="P9"/>
      <text:p text:style-name="P9"/>
      <text:p text:style-name="P9">* * *</text:p>
      <text:p text:style-name="P9"/>
      <text:p text:style-name="P3">Я полностью потеряла контроль над собой, своими эмоциями, своим восприятием</text:p>
      <text:p text:style-name="P3">всего</text:p>
      <text:p text:style-name="P3">. Я совершенно запуталась в своих чувствах, но правильнее будет сказать — меня совершенно запутали.</text:p>
      <text:p text:style-name="P9"/>
      <text:p text:style-name="P9">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9">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9">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text:p>
      <text:p text:style-name="P9">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9">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9">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9">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9">* * *</text:p>
      <text:p text:style-name="P9">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9">Наши общие друзья пригласили нас в гости.</text:p>
      <text:p text:style-name="P9">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9">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9">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9">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9"><text:soft-page-break/>— Я на полчасика. — сказал он мне примерно в 3 часа дня в ответ на мое удивление.</text:p>
      <text:p text:style-name="P9">А домой пришел в полночь. Потом я узнаю, почему он не взял меня с собой. Но об этом чуть позже.</text:p>
      <text:p text:style-name="P9">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9">И вот брожу я по району — звонит:</text:p>
      <text:p text:style-name="P9">— Я уже дома. А ты где? - по голосу было понятно, что он улыбается.</text:p>
      <text:p text:style-name="P9">— Я гуляю.</text:p>
      <text:p text:style-name="P9">Бросает трубку. Прям просто кладет трубку!</text:p>
      <text:p text:style-name="P9">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9">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9">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P9">—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P9"/>
      <text:p text:style-name="P3">Но речь о том, что сейчас мы</text:p>
      <text:p text:style-name="P3">договорились</text:p>
      <text:p text:style-name="P3">!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p>
      <text:p text:style-name="P9"/>
      <text:p text:style-name="P9">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9">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9">— Помнишь, утром коту вкололи лекарство?</text:p>
      <text:p text:style-name="P9">— Помню.</text:p>
      <text:p text:style-name="P9">— Помнишь, как ты собирался по делам, и мы договорились, что ты меня наберешь и узнаешь, как обстоят дела и, если все хорошо, то я поеду с тобой?</text:p>
      <text:p text:style-name="P9">— Помню. Мы договорились, что ты останешься дома с котом, потому, что не можешь его оставить больного одного дома.</text:p>
      <text:p text:style-name="P9">— Да, но с небольшой поправкой — пока не буду уверена в том, что лекарство подействовало, и ему легче.</text:p>
      <text:p text:style-name="P9">— Я тебя неправильно понял...</text:p>
      <text:p text:style-name="P9">— А что конкретно ты не так понял? Тебе нужно было просто набрать меня, когда ты освободишься и узнать, пойду я с тобой или нет?</text:p>
      <text:p text:style-name="P9">— Я подумал, что если коту плохо, то ты никуда не пойдешь.</text:p>
      <text:p text:style-name="P9">— Но мы договорились, что если ему станет лучше, то я пойду. Было?</text:p>
      <text:p text:style-name="P9">— Было.</text:p>
      <text:p text:style-name="P9">— Так почему ты не позвонил?</text:p>
      <text:p text:style-name="P9">— Я тебя не так понял...</text:p>
      <text:p text:style-name="P9"/>
      <text:p text:style-name="P9"/>
      <text:p text:style-name="P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9"/>
      <text:p text:style-name="P9"><text:soft-page-break/></text:p>
      <text:p text:style-name="P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9"/>
      <text:p text:style-name="P9"/>
      <text:p text:style-name="P3"/>
      <text:p text:style-name="P13">С. А. Зелинский, «Психотехнологии гипнотического манипулирования сознанием»</text:p>
      <text:p text:style-name="P3"/>
      <text:p text:style-name="P9"/>
      <text:p text:style-name="P9"/>
      <text:p text:style-name="P9">И эта техника прекрасно прослеживается здесь:</text:p>
      <text:p text:style-name="P9">— Помнишь, мы договорились, что ты меня наберешь и узнаешь, как обстоят дела и, если все хорошо, то я поеду с тобой? — говорю я.</text:p>
      <text:p text:style-name="P9"/>
      <text:p text:style-name="P3">— Помню. Мы договорились, что ты</text:p>
      <text:p text:style-name="P3">останешься дома</text:p>
      <text:p text:style-name="P3">с котом, потому, что не можешь его оставить больного одного дома. — отвечают мне.</text:p>
      <text:p text:style-name="P9"/>
      <text:p text:style-name="P9">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9">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9">Я это видела и не сдавалась, пытаясь все же прояснить ход его мыслей. Я видела это его спокойствие, знаете, такое наигранное, которое твердило:</text:p>
      <text:p text:style-name="P9">—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P9">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9">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9">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text:p>
      <text:p text:style-name="P9">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9">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9">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9">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9">Догадаетесь, что он сделал? Нет? О! Приготовьтесь! Он достал телефон. <text:soft-page-break/>Включил камеру. И начал все это снимать. Меня и мое растерянно-обезумевшее состояние, разлитый кофе под ногами... Это был треш!</text:p>
      <text:p text:style-name="P9">Он снимал и повторял:</text:p>
      <text:p text:style-name="P9">— О, какая молодец! И после этого ты будешь говорить, что ты нормальная? Давай-давай, продолжай!</text:p>
      <text:p text:style-name="P9">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9">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9">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9">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9">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9">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9">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9">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p text:style-name="P5"/>
      <text:p text:style-name="P5"/>
      <text:p text:style-name="P9"/>
      <text:p text:style-name="P3"/>
      <text:p text:style-name="P13">Глава 14. Вожак</text:p>
      <text:p text:style-name="P3"/>
      <text:p text:style-name="P9"/>
      <text:p text:style-name="P9"/>
      <text:p text:style-name="P3">Для неверных нет любви, для порочных нет радости.</text:p>
      <text:p text:style-name="P9"/>
      <text:p text:style-name="P9"/>
      <text:p text:style-name="P3"/>
      <text:p text:style-name="P13">Мария Корелли, «Скорбь Сатаны»</text:p>
      <text:p text:style-name="P3"/>
      <text:p text:style-name="P9"/>
      <text:p text:style-name="P9">Потом все вроде было стабильно. Стабильно плохо<text:change-start text:change-id="ct34776709592"/><text:span text:style-name="T1">,</text:span><text:change-end text:change-id="ct34776709592"/>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9">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9">Они работали по двадцать часов в сутки без выходных, что сопровождалось немалым количеством алкоголя и легкими «стимуляторами». Я не видела <text:soft-page-break/>его сутками, а когда он приходил домой, то был в состоянии опьянения и не только алкогольного.</text:p>
      <text:p text:style-name="P9">— Так легче переносить такой напряженный график, — говорил он мне.</text:p>
      <text:p text:style-name="P9">Дома его не было и я снова за ним заскучала.</text:p>
      <text:p text:style-name="P9">— Выдели хоть выходные для меня! — просила я.</text:p>
      <text:p text:style-name="P9">— Хотя бы день!</text:p>
      <text:p text:style-name="P9">— Хотя бы вечер!..</text:p>
      <text:p text:style-name="P9">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Друга. Конечно, ненависть была взаимной, ведь я отвлекаю его ценного раба от работы.</text:p>
      <text:p text:style-name="P9">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9">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P9">Вместо моего парня домой возвращалось его тело. Всегда в состоянии опьянения, всегда злое и уставшее.</text:p>
      <text:p text:style-name="P9">— Тебе нужно отдохнуть! — твердила я уже через неделю такого графика.</text:p>
      <text:p text:style-name="P9">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text:p>
      <text:p text:style-name="P9">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9">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9">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9">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9">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9">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9">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9">— Я съем кусочек пиццы и домой. — сказал он мне в 9 вечера.</text:p>
      <text:p text:style-name="P9">А домой вернулся под утро.</text:p>
      <text:p text:style-name="P9">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9">Во всех случаях, где была третья сторона — он выбирал третью сторону, отодвигая меня на второй план и мне это в край надоело!</text:p>
      <text:p text:style-name="P9">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9">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text:soft-page-break/>деятельность не стоила таких усилий!</text:p>
      <text:p text:style-name="P9">* * *</text:p>
      <text:p text:style-name="P9">На работу я поехала от сестры. Здесь нужно обратить внимание на последовательность событий, которые будут происходить дальше. Это важно.</text:p>
      <text:p text:style-name="P9">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9">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9">Он взял листок бумаги и спросил меня, сколько у меня пунктов. Я ответила — семь. Он что-то написал, и отложил в сторону. Еще один ловкий ход.</text:p>
      <text:p text:style-name="P9">Открыв мою писанину, он мгновенно разозлился:</text:p>
      <text:p text:style-name="P9">— Все не так! Я ожидал совсем другого! Ты все неправильно сделала!</text:p>
      <text:p text:style-name="P9">— А что конкретно тебя не устраивает — манера письма?</text:p>
      <text:p text:style-name="P9">— Здесь просто — все не так!!!</text:p>
      <text:p text:style-name="P9"/>
      <text:p text:style-name="P3">Да. Вместо того, чтобы обратить внимание на то,</text:p>
      <text:p text:style-name="P3">что</text:p>
      <text:p text:style-name="P3">написано — он же сам предложил, он обратил внимание на то,</text:p>
      <text:p text:style-name="P3">как</text:p>
      <text:p text:style-name="P3">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p>
      <text:p text:style-name="P9"/>
      <text:p text:style-name="P9">Потом он преподнес мне свой список. Точно не помню формулировку, но смысл был такой:</text:p>
      <text:p text:style-name="P9">1) У меня</text:p>
      <text:p text:style-name="P9">2) Идеальная</text:p>
      <text:p text:style-name="P9">3) Девушка</text:p>
      <text:p text:style-name="P9">4) Которую</text:p>
      <text:p text:style-name="P9">5) Я очень</text:p>
      <text:p text:style-name="P9">6) Сильно</text:p>
      <text:p text:style-name="P9">7) Люблю</text:p>
      <text:p text:style-name="P9">Понимаете, да? Этим он выставил меня той самой «вечно всем недовольной стервой». Типа мне все не так, а он всем доволен, значит проблемы во мне.</text:p>
      <text:p text:style-name="P9">Через несколько минут он уничтожил мою психику ко всем чертям.</text:p>
      <text:p text:style-name="P9">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9">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9">В самом начале моего повествования были такие слова:</text:p>
      <text:p text:style-name="P9"/>
      <text:p text:style-name="P9"/>
      <text:p text:style-name="P3"/>
      <text:p text:style-name="P13">«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P3"/>
      <text:p text:style-name="P3"/>
      <text:p text:style-name="P9"/>
      <text:p text:style-name="P9">Именно к этим словам он прицепился. Именно на них обсуждение закончилось.</text:p>
      <text:p text:style-name="P9">Тут очень важный момент. Что бы понять всю суть этого конфликта, нужно представить себе все, что я сейчас опишу.</text:p>
      <text:p text:style-name="P9">Мы приходим домой и пытаемся поговорить с целью — помириться, но он <text:soft-page-break/>тут же высказывает категоричное недовольство той информацией, которую мы договорились обсудить. После слов «Ты вожак» — он просто взбесился.</text:p>
      <text:p text:style-name="P9"/>
      <text:p text:style-name="P3">Нужно отметить, что</text:p>
      <text:p text:style-name="P3">я его таким никогда не видела</text:p>
      <text:p text:style-name="P3">. У него были «шальные» глаза и он просто агрессивно накинулся на меня с вопросами, но не дал ответить ни на один из них.</text:p>
      <text:p text:style-name="P9"/>
      <text:p text:style-name="P9">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9">Я не успевала за ним. За ходом мысли. Я не успевала реагировать на этот поток агрессии, что меня и сбило с толку — я не понимала, что ее вызвало.</text:p>
      <text:p text:style-name="P9">«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9"/>
      <text:p text:style-name="P9"/>
      <text:p text:style-name="P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9"/>
      <text:p text:style-name="P9"/>
      <text:p text:style-name="P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9"/>
      <text:p text:style-name="P9"/>
      <text:p text:style-name="P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9"/>
      <text:p text:style-name="P9"/>
      <text:p text:style-name="P3"/>
      <text:p text:style-name="P13">С. А. Зелинский, «Методы, приемы и способы манипуляций. (Современные психотехнологии манипулирования)»</text:p>
      <text:p text:style-name="P3"/>
      <text:p text:style-name="P9"/>
      <text:p text:style-name="P9"/>
      <text:p text:style-name="P9">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9">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9">На удивление для самой себя я была спокойна, даже слишком. Но, как оказалось — это был еще один тактический ход.</text:p>
      <text:p text:style-name="P9"/>
      <text:p text:style-name="P9"/>
      <text:p text:style-name="P3">«При использовании этого приема игнорируются предложения, касающиеся процедуры обсуждения; обходятся нежелательные факты, <text:soft-page-break/>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9"/>
      <text:p text:style-name="P9"/>
      <text:p text:style-name="P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9"/>
      <text:p text:style-name="P9"/>
      <text:p text:style-name="P3"/>
      <text:p text:style-name="P13">С. А. Зелинский, «Методы, приемы и способы манипуляций. (Современные психотехнологии манипулирования)»</text:p>
      <text:p text:style-name="P3"/>
      <text:p text:style-name="P9"/>
      <text:p text:style-name="P9"/>
      <text:p text:style-name="P9">Когда я спокойным тоном попросила его расслабиться и не перебивать меня, мол, мы ведь разговариваем.</text:p>
      <text:p text:style-name="P9">— Я не собираюсь с тобой ссориться, — сказала я. — Мы же хотим помириться! А ты обращаешься со мной, как с шавкой, и затыкаешь мне рот.</text:p>
      <text:p text:style-name="P9">Он просто вышел из комнаты...</text:p>
      <text:p text:style-name="P9">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9">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9">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9">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9">Это были самые странные и страшные минуты наших отношений.</text:p>
      <text:p text:style-name="P9">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9">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9">Он побежал к окну.</text:p>
      <text:p text:style-name="P9">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9">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9">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9">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text:soft-page-break/>кричать:</text:p>
      <text:p text:style-name="P9">— Помогите! Кто-нибудь! Помогите!</text:p>
      <text:p text:style-name="P9">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9">— Помогите! Кто-нибудь! Я не знаю, что мне делать! Он сейчас упадет! Я не удержу...</text:p>
      <text:p text:style-name="P9">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9">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9">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9">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9">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9">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9">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9">Я не подумала:</text:p>
      <text:p text:style-name="P9">— Что же мне делать? Я знаю! Нужно содрать татуировку, чтоб он не напоминала мне о нем!</text:p>
      <text:p text:style-name="P9">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9">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9">Потом он вернулся. Не один — он привел своих друзей посмотреть на все это шоу. Я была еще «жива», и меня нужно было «добить».</text:p>
      <text:p text:style-name="P9">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9">— Что ты с ним сделала? — спрашивали они. — Он сказал, что ты взбесилась, что ты кричала, что он хотел уйти, а ты не пускала...</text:p>
      <text:p text:style-name="P9">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9">* * *</text:p>
      <text:p text:style-name="P9">Вся эта ситуация — свидетельство того, что адекватности в наших отношениях нет. Но была одна маленькая несостыковка — Жена Друга под нашими окнами.</text:p>
      <text:p text:style-name="P9">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P9"/>
      <text:p text:style-name="P3">Итак, ему нужны были доказательства своих жалоб и он все спланировал. Он, впервые</text:p>
      <text:p text:style-name="P3">сам</text:p>
      <text:p text:style-name="P3"><text:soft-page-break/>позвонил</text:p>
      <text:p text:style-name="P3">мне и</text:p>
      <text:p text:style-name="P3">сам предложил</text:p>
      <text:p text:style-name="P3">поговорить, хотя</text:p>
      <text:p text:style-name="P3">всегда</text:p>
      <text:p text:style-name="P3">отлынивал от любых выяснений отношений.</text:p>
      <text:p text:style-name="P9"/>
      <text:p text:style-name="P9"/>
      <text:p text:style-name="P3">Это был</text:p>
      <text:p text:style-name="P3">первый раз</text:p>
      <text:p text:style-name="P3">, когда он проявил инициативу и решил расставить все точки над «i». Да. Он заморочился и выстроил целый план по моему «устранению».</text:p>
      <text:p text:style-name="P9"/>
      <text:p text:style-name="P9">Весь разговор занял не больше 2-3-х минут, а ведь она уже ждала под окнами! До начала разговора он вы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9">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P9">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9">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9"/>
      <text:p text:style-name="P3">Много ума не надо, чтобы</text:p>
      <text:p text:style-name="P3">сделать вид</text:p>
      <text:p text:style-name="P3">.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9"/>
      <text:p text:style-name="P9">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9">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9">Это как с тем кофе, что я вылила под ноги. На записи видно, что я не в себе, но причины такого поведения никто не зафиксировал...</text:p>
      <text:p text:style-name="P9">Дальше, как мы знаем, я сама все сделала, а именно — сломала ключ. Он прекрасно знал, что Жена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9">Попытка выйти в окно была очень убедительной, а я — очень наивной, ведь это было не более, не менее, чем заранее отрепетированное шоу.</text:p>
      <text:p text:style-name="P9">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9">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9">Пока я сидела и кромсала себе руку, не отдавая отсчет своим действиям, <text:soft-page-break/>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9">Я — агрессор. Он жертва.</text:p>
      <text:p text:style-name="P9">Я кричу — он страдает.</text:p>
      <text:p text:style-name="P9">Он хочет уйти — я не пускаю.</text:p>
      <text:p text:style-name="P9">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P9">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9">Они заслужили увидеть это зрелище. Они ведь выслушали столько его жалоб! Сколько было сказано обвинений в мой адрес!</text:p>
      <text:p text:style-name="P9">Блюдо готово — уважаемые гости, прошу к столу!</text:p>
      <text:p text:style-name="P9"/>
      <text:p text:style-name="P3">Он привел свидетелей для подтверждения всех своих жалоб и застал меня — в</text:p>
      <text:p text:style-name="P3">Совершенно Неадекватном Состоянии</text:p>
      <text:p text:style-name="P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p>
      <text:p text:style-name="P9"/>
      <text:p text:style-name="P9">Он прятался за их спинами от меня, как от зверя, насилию которого он больше не может противостоять... и его защищали. Все, как он и запланировал.</text:p>
      <text:p text:style-name="P9">* * *</text:p>
      <text:p text:style-name="P9">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9">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9">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9">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P9">Уборос, который поедает свой хвост. Это — бесконечный цикл, который невозможно было остановить. По крайней мере, мне это было не под силу.</text:p>
      <text:p text:style-name="P9">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9">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p text:style-name="P5"/>
      <text:p text:style-name="P5"/>
      <text:p text:style-name="P9"/>
      <text:p text:style-name="P3"/>
      <text:p text:style-name="P13">Глава 15. Ад</text:p>
      <text:p text:style-name="P3"/>
      <text:p text:style-name="P9"/>
      <text:p text:style-name="P9"/>
      <text:p text:style-name="P3">И, улыбаясь, мне ломали крылья,</text:p>
      <text:p text:style-name="P9"/>
      <text:p text:style-name="P9"/>
      <text:p text:style-name="P3"><text:soft-page-break/>Мой хрип порой похожим был на вой,</text:p>
      <text:p text:style-name="P9"/>
      <text:p text:style-name="P9"/>
      <text:p text:style-name="P3">И я немел от боли и бессилья</text:p>
      <text:p text:style-name="P9"/>
      <text:p text:style-name="P9"/>
      <text:p text:style-name="P3">И лишь шептал: «Спасибо, что живой».</text:p>
      <text:p text:style-name="P9"/>
      <text:p text:style-name="P9"/>
      <text:p text:style-name="P3"/>
      <text:p text:style-name="P13">А. Высоцкий</text:p>
      <text:p text:style-name="P3"/>
      <text:p text:style-name="P9"/>
      <text:p text:style-name="P9">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9">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9">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9">Начала брать уроки гитары. Я завела дневник и старалась описать все мысли, что были в моей голове. Вот первая запись:</text:p>
      <text:p text:style-name="P9"/>
      <text:p text:style-name="P9"/>
      <text:p text:style-name="P3"/>
      <text:p text:style-name="P1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3"/>
      <text:p text:style-name="P9"/>
      <text:p text:style-name="P9"/>
      <text:p text:style-name="P9">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9">«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9">Это не перелом, не головная боль... Эта боль не сравнить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9">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9">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9">Алкоголь. Алкоголь — да. Он притуплял ее на какое-то время, и даже <text:soft-page-break/>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P9">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9">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9">Так, как я вела всегда активный образ жизни, когда жир «ушел», моя фигура была похожа на комплекцию взрослеющего жилистого мальчика.</text:p>
      <text:p text:style-name="P9">* * *</text:p>
      <text:p text:style-name="P9">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9">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9">— Забери меня, рак, я больше не хочу жить...</text:p>
      <text:p text:style-name="P9">Было адски больно, будто меня сжигали заживо.</text:p>
      <text:p text:style-name="P9">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9">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9">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P9">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9">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9">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9">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9">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 странный лучший друг. И очень удивилась, ведь мы ненавидели друг друга.</text:p>
      <text:p text:style-name="P9">На этом череда моих удивлений не закончилась, ибо открыв чат с ним, я поняла, что сообщение это было адресовано не мне, а моему мучителю.</text:p>
      <text:p text:style-name="P9">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9">Его друг писал ему, что рад за него. Это было ответом на сообщение моего благоверного о том, что у него ночевала его Университетская Подруга и он <text:soft-page-break/>из-за этого опоздает на работу...</text:p>
      <text:p text:style-name="P9">* * *</text:p>
      <text:p text:style-name="P9">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9">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9">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9">Запомните этот момент. Я позже объясню, к чему я веду.</text:p>
      <text:p text:style-name="P9">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9">— А где тот браслет, который я тебе подарила?</text:p>
      <text:p text:style-name="P9">Он ответил, что не помнит, и что, скорее всего, потерял его.</text:p>
      <text:p text:style-name="P9">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9">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9">Человеком она оказалась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text:p>
      <text:p text:style-name="P9">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9">Я очень захотела посмотреть ему в глаза. Отчетливо помню, что это желание появилось у меня сразу после прочтения той переписки.</text:p>
      <text:p text:style-name="P9">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9">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text:p>
      <text:p text:style-name="P9">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9">Я была в ее глазах загнанным зверем, и, стало быть, моя любовь была настолько сильной, что со стороны пугала.</text:p>
      <text:p text:style-name="P9">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P9">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9">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9">Короче, в том состоянии, в котором я была, я, пожалуй, была последним <text:soft-page-break/>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9">Тогда она обыскивала зависимое слабое безвольное ничтожество, которое отчаянно хотело заслужить милость хозяина.</text:p>
      <text:p text:style-name="P9">Тщательно осмотрев меня, она его позвала.</text:p>
      <text:p text:style-name="P9">* * *</text:p>
      <text:p text:style-name="P9">Вспоминаю и улыбаюсь! Вот это мастерство! Сначала он не хотел выходить ко мне. Он боялся меня. Но согласился, конечно же, не без условий.</text:p>
      <text:p text:style-name="P9">О нет, он не обыскал меня — это уже сделала Жена е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9">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9">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9">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P9">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P9">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9"/>
      <text:p text:style-name="P9">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9">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9">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9">— Больше я не допущу такой ошибки!</text:p>
      <text:p text:style-name="P9">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9">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9">— Он любит! Я спрашивала, и он не сказал «нет»!!!</text:p>
      <text:p text:style-name="P9">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9">* * *</text:p>
      <text:p text:style-name="P9">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text:soft-page-break/>каждый раз блокируя новый канал связи.</text:p>
      <text:p text:style-name="P9">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9">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9">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p text:style-name="P5"/>
      <text:p text:style-name="P5"/>
      <text:p text:style-name="P9"/>
      <text:p text:style-name="P3"/>
      <text:p text:style-name="P13">Глава 16. Nosce te ipsum</text:p>
      <text:p text:style-name="P3"/>
      <text:p text:style-name="P9"/>
      <text:p text:style-name="P9">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9">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9"/>
      <text:p text:style-name="P3">Случайно</text:p>
      <text:p text:style-name="P3">проболтался?..</text:p>
      <text:p text:style-name="P9"/>
      <text:p text:style-name="P9">Понимая, сколько времени ему идти, я мигом вызвала такси и поехала к нему.</text:p>
      <text:p text:style-name="P9">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P9"/>
      <text:p text:style-name="P3">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text:p>
      <text:p text:style-name="P3">показалось</text:p>
      <text:p text:style-name="P3">.</text:p>
      <text:p text:style-name="P9"/>
      <text:p text:style-name="P9">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9">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9">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9">Таксист оказался приятным человеком и очень неравнодушным, несмотря на молодой возраст. Я спросила его, не спешит ли он:</text:p>
      <text:p text:style-name="P9">— Мне нужно с кем-нибудь поговорить...</text:p>
      <text:p text:style-name="P9">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9"><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9">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9">И вот он мне говорит:</text:p>
      <text:p text:style-name="P9">— А это не он идет?</text:p>
      <text:p text:style-name="P9">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9">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9">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9">Забавно, ведь позже у меня получится свести все эти обстоятельства в одну целую картину. Всему ведь есть объяснение, не так ли?</text:p>
      <text:p text:style-name="P9">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9">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9">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9">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9">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9">Попробую сформулировать мысли, которые тогда орудовали в моей голове:</text:p>
      <text:p text:style-name="P9">— Я очень его люблю. Я хочу быть с ним. Я хочу, чтоб мы были счастливы вместе. Я не хочу, чтобы он страдал, но не знаю как это сделать...</text:p>
      <text:p text:style-name="P9">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9">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9">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9">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P9">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text:soft-page-break/>дня в день. Что я могу сказать — я повелась и нет мне оправдания.</text:p>
      <text:p text:style-name="P9">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9">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9">Он безжалостно «добивал» мою психику, втаптывая меня в землю огромным молотом своих издевательств.</text:p>
      <text:p text:style-name="P9">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9">—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9">Он высказал свою уверенность в том, что в этом случае между нами не может ничего быть, и — попросил уйти. Ба-бах.</text:p>
      <text:p text:style-name="P9">* * *</text:p>
      <text:p text:style-name="P9">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9">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9">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9">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9">К слову, я понимала это, но сидеть спокойно не могла, меня трусило изнутри, заставляя качаться, и я не могла остановиться.</text:p>
      <text:p text:style-name="P9">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9">—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9">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9">Они пообещали мне, что я буду спать 6 часов. Я поспала около 3-х часов и была им безумно за это благодарна. Наконец это был здоровый крепкий сон.</text:p>
      <text:p text:style-name="P9">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9">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9">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9">Эта цифра оказалась приемлемой и для меня и для него. С тех пор у меня не <text:soft-page-break/>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9">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9">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9">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9">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p text:style-name="P5"/>
      <text:p text:style-name="P5"/>
      <text:p text:style-name="P9"/>
      <text:p text:style-name="P3"/>
      <text:p text:style-name="P13">Глава 17. Я все понял</text:p>
      <text:p text:style-name="P3"/>
      <text:p text:style-name="P9"/>
      <text:p text:style-name="P9">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9">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P9">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9">Я не понимала, что это могло значить:</text:p>
      <text:p text:style-name="P9">— Я хочу провести с тобой ночь, но тебе это вряд ли понравится.</text:p>
      <text:p text:style-name="P9">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9">На сообщение я ответила, что не девочка на побегушках и не прибегу по первому зову.</text:p>
      <text:p text:style-name="P9">— Тебе что, потрахаться не с кем? — спросила я его.</text:p>
      <text:p text:style-name="P9">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P9">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9">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P9"/>
      <text:p text:style-name="P3">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text:p>
      <text:p text:style-name="P3">ждала</text:p>
      <text:p text:style-name="P3">.</text:p>
      <text:p text:style-name="P9"/>
      <text:p text:style-name="P9"><text:soft-page-break/>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9">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9">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9">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9">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9">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9">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P9">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е... Он сказал, что «влюбился в меня заново». И я растаяла.</text:p>
      <text:p text:style-name="P9">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9">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9">«Раньше тебя любить было не за что, а теперь есть за что». Ну ведь правильно же? Смысл именно такой получается?</text:p>
      <text:p text:style-name="P9">В следующих главах я уделю больше времени таким расшифровкам, разъяснениям и описанию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9">— Ты очень хорошо выглядишь.</text:p>
      <text:p text:style-name="P9">— Я очень за тобой соскучился.</text:p>
      <text:p text:style-name="P9">— Я рад, что ты согласилась со мной встретиться.</text:p>
      <text:p text:style-name="P9">Все это свидетельствовало о том, что он тоже рад — и я была рада вдвойне. Он спросил меня, чем я занимаюсь, и я начала перечислять:</text:p>
      <text:p text:style-name="P9">—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9">— А по вторникам? — спросил он.</text:p>
      <text:p text:style-name="P9">— А по вторникам я хожу на сеансы к психологу...</text:p>
      <text:p text:style-name="P9"/>
      <text:p text:style-name="P3">Он был удивлен. Я видела на его лице — радость. Тогда я еще, по наивности своей, объясняла это тем, что он рад за</text:p>
      <text:p text:style-name="P3">меня</text:p>
      <text:p text:style-name="P3">, что я решила избавиться от своего недуга — чрезмерной эмоциональности.</text:p>
      <text:p text:style-name="P9"><text:soft-page-break/></text:p>
      <text:p text:style-name="P9">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P9">Хорошая, симпатичн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поднял свою ничтожную самооценку за мой счет.</text:p>
      <text:p text:style-name="P9">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9">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p text:style-name="P5"/>
      <text:p text:style-name="P5"/>
      <text:p text:style-name="P9"/>
      <text:p text:style-name="P3"/>
      <text:p text:style-name="P13">Глава 18. А зачем вам Она?</text:p>
      <text:p text:style-name="P3"/>
      <text:p text:style-name="P9"/>
      <text:p text:style-name="P9">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9">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9">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9">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9">Я переживала, правда. Любимый демонстрировал мне свое желание все исправить, а я искренне на все это велась. И — была несказанно счастлива.</text:p>
      <text:p text:style-name="P9">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9">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P9">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P9">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9">Мы здороваемся с ним, проходим в кабинет, и тут я уже «намылилась» <text:soft-page-break/>уходить, дабы оставить их наедине, но доктор сказал мне:</text:p>
      <text:p text:style-name="P9">— Останьтесь, Яна...</text:p>
      <text:p text:style-name="P9">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9">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9">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9">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9">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9">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P9">Ну и конечно, при этом он нежно, успокаивающе поглаживал мою руку, слегка приобняв, не останавливался в своем повествовании.</text:p>
      <text:p text:style-name="P9">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9">И тут милый вспомнил о той самой ночи, когда я резала себе руку. Он не мог этого видеть, ведь Жена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9">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9">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9">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9">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9">— А скажите мне, пожалуйста, зачем вам Яна?</text:p>
      <text:p text:style-name="P9">— В смысле «зачем мне Яна»?</text:p>
      <text:p text:style-name="P9">— Судя по вашему рассказу, Яна очень плохая, обижает вас и неправильно себя ведет. Так зачем она вам?</text:p>
      <text:p text:style-name="P9">— Потому, что я ее люблю... — ответил мой милый, и я расплылась в улыбке.</text:p>
      <text:p text:style-name="P9">— Я знала! — думала я. — Я была уверена, что он любит. Как же можно вот так все закончить, ведь мы столько пережили!</text:p>
      <text:p text:style-name="P9">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9"><text:soft-page-break/>Но это были вполне обоснованные беспристрастные попытки доктора научными методами позволить человеку открыться.</text:p>
      <text:p text:style-name="P9">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9">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9">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9">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9">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9">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9">— С вами все в полном порядке, — сказал он, — но вот Его я бы хотел видеть.</text:p>
      <text:p text:style-name="P9">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9">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9">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9">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9">Он всячески давал мне понять, с кем я имею дело, но профессионализм запрещает делать это напрямую.</text:p>
      <text:p text:style-name="P5"/>
      <text:p text:style-name="P5"/>
      <text:p text:style-name="P9"/>
      <text:p text:style-name="P3"/>
      <text:p text:style-name="P13">Глава 19. Я подумаю</text:p>
      <text:p text:style-name="P3"/>
      <text:p text:style-name="P9"/>
      <text:p text:style-name="P9">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9">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9">Я уже не боялась высказаться, по другому реагировала на замечания — не склоняла голову, а отвечала на них решительно, блокируя его попытки <text:soft-page-break/>пошатнуть мою уверенность.</text:p>
      <text:p text:style-name="P9">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9">К тому же, в этот период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9">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9">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9">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9">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9">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9">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9">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9">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9">И вот я стою и рыдаю от счастья. Он спрашивает меня, выйду ли я за него. Я говорю: «Я подумаю...», как в своей заветной мечте...</text:p>
      <text:p text:style-name="P9">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9">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9">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9">Конечно, все были на эмоциях и пошли курить. Мы собираемся на террасе, я трепещу от счастья, мы закуриваем и я спрашиваю...</text:p>
      <text:p text:style-name="P9">— Котик, а когда ты принял такое решение — на мне жениться?</text:p>
      <text:p text:style-name="P9">—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9">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9">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text:soft-page-break/>на протяжении всего времени держал меня в напряжении.</text:p>
      <text:p text:style-name="P9">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9">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9">а) мне это не нравится;</text:p>
      <text:p text:style-name="P9">б) это ненормально.</text:p>
      <text:p text:style-name="P9">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9">Что тут скажешь — к сестре уже так просто не сбежишь. И я стала думать головой, а не слепым любящим сердцем.</text:p>
      <text:p text:style-name="P9">Я невеста. Это непривычно!</text:p>
      <text:p text:style-name="P9">— Ну и когда же мы поженимся? — спросила я.</text:p>
      <text:p text:style-name="P9">— Давай летом. — предложил он.</text:p>
      <text:p text:style-name="P9">Отличная идея.</text:p>
      <text:p text:style-name="P9">Я не знаю, как мы вообще до лета дожили.</text:p>
      <text:p text:style-name="P5"/>
      <text:p text:style-name="P5"/>
      <text:p text:style-name="P9"/>
      <text:p text:style-name="P3"/>
      <text:p text:style-name="P13">Глава 20. Меньше нюансов</text:p>
      <text:p text:style-name="P3"/>
      <text:p text:style-name="P9"/>
      <text:p text:style-name="P9">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P9">К нам в очередной раз пришла в гости Жена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9">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9">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P9">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9">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9">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9">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9">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9">Если этот разговор начинался, как бы, в шутку, то теперь он уже достаточно <text:soft-page-break/>агрессивно пытался переубедить меня и уговаривал меня принять его точку зрения.</text:p>
      <text:p text:style-name="P9">— Так будет легче при разводе — меньше нюансов. — сказал он мне.</text:p>
      <text:p text:style-name="P9">Я не выдержала и сказала, что если он хочет «подстраховаться», то пусть составляет сам этот договор, но чтоб моего имени там не было:</text:p>
      <text:p text:style-name="P9">—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P9">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9">Он был взбешен. Я потом горько поплатилась за эту свою «выходку». Завтра меня начнут выгонять из дома.</text:p>
      <text:p text:style-name="P9">* * *</text:p>
      <text:p text:style-name="P9">У меня сохранилась переписка, где на следующий день он идет на попятную — забирает свои слова обратно:</text:p>
      <text:p text:style-name="P9">— ...Я не хотел никогда никаких бумажек. Вчера это был просто разговор, из которого ты нашифровала.</text:p>
      <text:p text:style-name="P9">—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P9">—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9">— Меня такое отношение мягко говоря не устраивает! Что-то ты часто уходишь от своих сказанных слов! С аргументом — я ляпнул не подумав...</text:p>
      <text:p text:style-name="P9">—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P9"/>
      <text:p text:style-name="P3">— Если бы этот разговор был</text:p>
      <text:p text:style-name="P3">до</text:p>
      <text:p text:style-name="P3">твоего предложения — сказала бы!</text:p>
      <text:p text:style-name="P9"/>
      <text:p text:style-name="P9">— Поэтому я не понимаю, почему ты так упорно ее пытаешься пропихнуть. Когда причина не в этом.</text:p>
      <text:p text:style-name="P9">— Короче, хватит. Мне надоело. Мне тут работать надо... — попыталась я закончить этот бред.</text:p>
      <text:p text:style-name="P9">Что мы видим?</text:p>
      <text:p text:style-name="P9"/>
      <text:p text:style-name="P3">Я не хотел никогда никаких бумажек.</text:p>
      <text:p text:style-name="P9"/>
      <text:p text:style-name="P9">Он пытается убедить меня в том, что я услышала не то, что услышала.</text:p>
      <text:p text:style-name="P9"/>
      <text:p text:style-name="P3">Но думать, что я всерьез намерен с тобой договор заключать это плохая причина... Когда причина не в этом.</text:p>
      <text:p text:style-name="P9"/>
      <text:p text:style-name="P9">Пытается внушить мне, что есть какая-то другая причина, чтоб заставить меня оправдываться и доказывать, что никакой «другой» причины нет. Хорошая попытка съехать с темы.</text:p>
      <text:p text:style-name="P9"/>
      <text:p text:style-name="P3">Вчера это был просто разговор, из которого ты нашифровала.</text:p>
      <text:p text:style-name="P9"/>
      <text:p text:style-name="P9">Он пытается внушить мне, что я ненормальная, выдумываю то, чего на самом деле не было.</text:p>
      <text:p text:style-name="P9"/>
      <text:p text:style-name="P3">Думал проснется — может дойдет.</text:p>
      <text:p text:style-name="P9"/>
      <text:p text:style-name="P9">Обвинение в тупости: до тебя не доходит, ведь ты тупая.</text:p>
      <text:p text:style-name="P9"><text:soft-page-break/></text:p>
      <text:p text:style-name="P3">Скажет, чет реально мне пригорело. А нет. Набрала аргументов и говна на лопате на! Главное что ты права.</text:p>
      <text:p text:style-name="P9"/>
      <text:p text:style-name="P9">Обвинение в иррациональности, тупости, конфликтности, необоснованности в суждениях. Ну и, конечно, маска «жертвы»: поливаешь меня говном.</text:p>
      <text:p text:style-name="P9"/>
      <text:p text:style-name="P3">Главное, что ты права.</text:p>
      <text:p text:style-name="P9"/>
      <text:p text:style-name="P9">Двойной смысл, который «кричит» о том, что я не права, осуждает в иррациональности.</text:p>
      <text:p text:style-name="P9"/>
      <text:p text:style-name="P3">А чего ты не сказала «нет», мне чисто интересно? Дай угадаю. Ты про бумажки не знала?</text:p>
      <text:p text:style-name="P9"/>
      <text:p text:style-name="P9">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9"/>
      <text:p text:style-name="P3">Дурацкие разговоры были всегда.</text:p>
      <text:p text:style-name="P9"/>
      <text:p text:style-name="P9">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9"/>
      <text:p text:style-name="P3">Поэтому я не понимаю, почему ты так упорно ее пытаешься пропихнуть.</text:p>
      <text:p text:style-name="P9"/>
      <text:p text:style-name="P9">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9">* * *</text:p>
      <text:p text:style-name="P9">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9">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P9">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P9"/>
      <text:p text:style-name="P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не правильно работает — все еще сопротивляется. Ведь мы уже знаем, что</text:p>
      <text:p text:style-name="P3">причины</text:p>
      <text:p text:style-name="P3">подобных моих действий его не интересуют.</text:p>
      <text:p text:style-name="P9"/>
      <text:p text:style-name="P9">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9">— Когда вещи заберешь? — пишет он в тот же день.</text:p>
      <text:p text:style-name="P9">— Сегодня, — отвечаю я, на что он отвечает:</text:p>
      <text:p text:style-name="P9">— Целую в шею...</text:p>
      <text:p text:style-name="P9">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P9"><text:soft-page-break/>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9">Тогда меня очень поддержала Жена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9">—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9">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9">За то, что вернулась к нему, когда он переступал через меня две недели после операции.</text:p>
      <text:p text:style-name="P9">Когда от говорил со мной о измене и пытался склонить меня к трио.</text:p>
      <text:p text:style-name="P9">Из-за того, что я на протяжении трех лет просила у него прощение за его жестокое обращение со мной...</text:p>
      <text:p text:style-name="P9">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9">В тот день я шла с работы домой, понимая, что снова иду в ад. У меня при себе были лекарства. Жена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P9">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9">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p text:style-name="P5"/>
      <text:p text:style-name="P5"/>
      <text:p text:style-name="P9"/>
      <text:p text:style-name="P3"/>
      <text:p text:style-name="P13">Глава 21. Быть честным очень легко!</text:p>
      <text:p text:style-name="P3"/>
      <text:p text:style-name="P9"/>
      <text:p text:style-name="P9"/>
      <text:p text:style-name="P3"/>
      <text:p text:style-name="P13">Утверждение любит подтверждение.</text:p>
      <text:p text:style-name="P3"/>
      <text:p text:style-name="P9"/>
      <text:p text:style-name="P9"/>
      <text:p text:style-name="P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9"/>
      <text:p text:style-name="P9"/>
      <text:p text:style-name="P3"/>
      <text:p text:style-name="P13">Анджей Сапковский, «Крещение огнём»</text:p>
      <text:p text:style-name="P3"/>
      <text:p text:style-name="P9"/>
      <text:p text:style-name="P9"/>
      <text:p text:style-name="P9">Это любимый отрывок моего парня из его любимой книги. Он не упускал <text:soft-page-break/>возможности процитировать этот спич, и всегда делал это, как говорится, в тему и очень эффектно.</text:p>
      <text:p text:style-name="P9">Да, у него отменная память. Еще он любит фильм «Святые из трущоб». В самом начале первой части звучат такие слова:</text:p>
      <text:p text:style-name="P9"/>
      <text:p text:style-name="P9"/>
      <text:p text:style-name="P3">«Мы все должны бояться злых людей. Но есть другое зло, которого мы должны бояться еще больше. Это зло — равнодушие хороших людей.»</text:p>
      <text:p text:style-name="P9"/>
      <text:p text:style-name="P9"/>
      <text:p text:style-name="P3"/>
      <text:p text:style-name="P13">Х/Ф «Святые из Бундока»</text:p>
      <text:p text:style-name="P3"/>
      <text:p text:style-name="P9"/>
      <text:p text:style-name="P9"/>
      <text:p text:style-name="P9">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9">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9">Он говорит то, что в этот момент выгоднее всего сказать, и получает свою награду — признание в нем достойного человека окружающими.</text:p>
      <text:p text:style-name="P9">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9">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P9">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9">Проблема его провала в том, что он не заботится о завтрашнем дне. Ему важно быть уважаемым здесь и сейчас.</text:p>
      <text:p text:style-name="P9">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9">* * *</text:p>
      <text:p text:style-name="P9">Жена друга... Не могу о ней не вспомнить, ведь она оказалась ключевым персонажем в этой истории.</text:p>
      <text:p text:style-name="P9">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9">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9">—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text:soft-page-break/>уговаривал меня с ней помириться.</text:p>
      <text:p text:style-name="P9">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9">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9">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9">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9">—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9">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9">В общем, мы разобщались и начали дружить. Как-то мы втроем сидели у нас, как всегда о чем-то общались и она мне говорит, мол:</text:p>
      <text:p text:style-name="P9">— Давай завтра созвонимся и обсудим (уже не помню что)...</text:p>
      <text:p text:style-name="P9">— Давай, — отвечаю я, — только ты мой номер сначала из черного списка удали, а потом и созвонимся...</text:p>
      <text:p text:style-name="P9">И тут я увидела ее Лицо... Она совершенно не понимала, о чем я говорю. А мой суженый сидел на полу на подушках, пафосно так курил, и на выдохе так сказал:</text:p>
      <text:p text:style-name="P9">— Это я тебя заблокировал у нее на телефоне.</text:p>
      <text:p text:style-name="P9">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P9">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9">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9">Ему было невыгодно, чтобы мы поддерживали связь, ведь тогда бы я узнала, как, по его словам он «познаёт себя». Но об этом позже.</text:p>
      <text:p text:style-name="P9">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9">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P9">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9">Потом пару друзей проболтались мне о том, что он собирается сделать мне <text:soft-page-break/>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9">* * *</text:p>
      <text:p text:style-name="P9">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9">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text:p>
      <text:p text:style-name="P9">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9">Но это оказалось очередным увиливанием, ведь, когда он получил свои деньги, то я услышала следующее:</text:p>
      <text:p text:style-name="P9">— «Ведьмак 3» вышел, а у меня комп не тянет. Мне нужна новая видеокарта, оперативная память, монитор другой хочу...</text:p>
      <text:p text:style-name="P9">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9">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P9">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9">* * *</text:p>
      <text:p text:style-name="P9">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9">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9">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9">Как раз в вечер перед отъездом, у нас в профилактических целях отключили горячую воду. Так, как Жена Друга жила в соседнем доме, она любезно разрешила мне принять душ у нее.</text:p>
      <text:p text:style-name="P9">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9">— Да, мать, ты такая сильная! Я бы так не смогла...</text:p>
      <text:p text:style-name="P9">—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9">— Я бы не смогла простить, но ты молодец!</text:p>
      <text:p text:style-name="P9">— Что простить?</text:p>
      <text:p text:style-name="P9">— Ну, он ведь трахал двух баб...</text:p>
      <text:p text:style-name="P9">Она продолжала что-то говорить, а я «застряла» на этой фразе. Даже не знаю сколько времени прошло, когда я спросила:</text:p>
      <text:p text:style-name="P9"><text:soft-page-break/>— Что значит — трахал двух баб?</text:p>
      <text:p text:style-name="P9">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9">Я посмотрела на нее. Она, такая маленькая, потрепанная жизнью, сидела и смотрела на мена такими испуганно-удивленными глазами... Она не знала.</text:p>
      <text:p text:style-name="P9">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9">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9">— Рассказывай. Рассказывай все!</text:p>
      <text:p text:style-name="P9">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9">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9">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9">* * *</text:p>
      <text:p text:style-name="P9">Ох, я узнала еще кое что в тот вечер от нее. И это был еще один удар. Я поняла, что живу с предателем, жестоким человеком. А именно вот, что я узнала.</text:p>
      <text:p text:style-name="P9">Помнит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text:p>
      <text:p text:style-name="P9">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P9">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P9">В то время, как ее муж призывал ее успокоиться, убеждал, что все это временно, что он просто устал и ему нужно время отдохнуть, он закрутил роман с сотрудницей. У большинства женщин очень развита интуиция.</text:p>
      <text:p text:style-name="P9">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P9">— Все в порядке;</text:p>
      <text:p text:style-name="P9">— Ты себе накручиваешь;</text:p>
      <text:p text:style-name="P9">— Ты придумываешь драму на пустом месте;</text:p>
      <text:p text:style-name="P9">— Ты паришься без причины...</text:p>
      <text:p text:style-name="P9">— и так далее по тексту выше/ниже — стандартные фразочки.</text:p>
      <text:p text:style-name="P9">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P9">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9">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9">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9"><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9">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9">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9">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9">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P9">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P9">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9">* * *</text:p>
      <text:p text:style-name="P9">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9">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9">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9">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9">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9">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9">Не могу удержаться и не продублировать его любимую цитату:</text:p>
      <text:p text:style-name="P9"/>
      <text:p text:style-name="P9"/>
      <text:p text:style-name="P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text:soft-page-break/>такое, которое не идёт впустую. Я добр к себе и своему непосредственному окружению.»</text:p>
      <text:p text:style-name="P9"/>
      <text:p text:style-name="P9"/>
      <text:p text:style-name="P3"/>
      <text:p text:style-name="P13">Анджей Сапковский, «Крещение огнём»</text:p>
      <text:p text:style-name="P3"/>
      <text:p text:style-name="P9"/>
      <text:p text:style-name="P9"/>
      <text:p text:style-name="P9">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9">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9">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9">Наши с ней ситуации похожи, и несложно объяснить и это — ее муж и мой будущий муж — лучшие друзья. Не исключено, что они это все спланировали и отрабатывали каждый на своей бабе...</text:p>
      <text:p text:style-name="P9">* * *</text:p>
      <text:p text:style-name="P9">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9">— Что с тобой? — спросил он, когда заметил, что со мной что-то не так.</text:p>
      <text:p text:style-name="P9">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9">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9">— И что тебе приснилось? — спросил он.</text:p>
      <text:p text:style-name="P9">— Мне приснилось, что ты меня обманываешь... — я взяла себя в руки и посмотрела ему прямо в глаза. Я хотела увидеть реакцию и увидела.</text:p>
      <text:p text:style-name="P9">— В смысле «обманываю»? Что я тебе изменил?</text:p>
      <text:p text:style-name="P9">— Да, — ответила я, — с темноволосой девочкой.</text:p>
      <text:p text:style-name="P9">— Прекрати, это всего лишь сон, нам пора собираться. Не накручивай себе.</text:p>
      <text:p text:style-name="P9">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P9"/>
      <text:p text:style-name="P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text:p>
      <text:p text:style-name="P3">посмеялся</text:p>
      <text:p text:style-name="P3">, обнял меня и попытался успокоить, мол — это всего лишь сон.</text:p>
      <text:p text:style-name="P9"/>
      <text:p text:style-name="P9">— Это тебе в голову солнышко припекло...</text:p>
      <text:p text:style-name="P9">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9"><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9">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9">* * *</text:p>
      <text:p text:style-name="P9">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9">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text:p>
      <text:p text:style-name="P9">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9">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лишить его этой возможности.</text:p>
      <text:p text:style-name="P9">Несколько минут он упрашивал меня выключить диктофон, потом сдался, со словами:</text:p>
      <text:p text:style-name="P9">— Хрен с тобой — записывай... Ты вокруг меня плетешь какую-то западню...</text:p>
      <text:p text:style-name="P9">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P9">— Есть ли что-то, что я должна знать, как твоя девушка, как твоя будущая жена? То, что может в будущем причинить мне боль?</text:p>
      <text:p text:style-name="P9">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9">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9">Вот несколько его реплик:</text:p>
      <text:p text:style-name="P9"/>
      <text:p text:style-name="P3">— Я очень часто задумывался о том, что мне одиноко и мне хотелось бы с кем-нибудь переспать,</text:p>
      <text:p text:style-name="P3">но эти попытки не увенчались успехом</text:p>
      <text:p text:style-name="P3">. Назовем это так...</text:p>
      <text:p text:style-name="P9"/>
      <text:p text:style-name="P9">«Назовем это так». Как? Попытки? А они все-таки были? Не увенчались успехом? С чьей стороны? На что мне ответили:</text:p>
      <text:p text:style-name="P9"/>
      <text:p text:style-name="P3">— Ну, тут не бывает почти. Либо было, либо не было, и под</text:p>
      <text:p text:style-name="P3">было</text:p>
      <text:p text:style-name="P3">можно интерпретировать какую бы то ни было близость в виде: поцелуйчиков, обнимашечек, ну не знаю, массаж — раньше это тоже считалось...</text:p>
      <text:p text:style-name="P9"/>
      <text:p text:style-name="P9">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9">— Да, я потрахаться хотел! И мне было плохо, а это, говорят, помогает. Ну, <text:soft-page-break/>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9">«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9"/>
      <text:p text:style-name="P3">Признание</text:p>
      <text:p text:style-name="P3">— хотел потрахаться. Что звучит довольно честно, да?</text:p>
      <text:p text:style-name="P9"/>
      <text:p text:style-name="P9"/>
      <text:p text:style-name="P3">Попытка оправдаться</text:p>
      <text:p text:style-name="P3">— мужская полигамность. Что сразу избавляет его от чувства вины.</text:p>
      <text:p text:style-name="P9"/>
      <text:p text:style-name="P9"/>
      <text:p text:style-name="P3">Попытка навесить ярлык</text:p>
      <text:p text:style-name="P3">, скрытый упрек — ревность. Мимо — я не ревнивая.</text:p>
      <text:p text:style-name="P9"/>
      <text:p text:style-name="P9">Сказал правду, прикрыл ее общественным мнением и тут же упрекнул меня, завуалированно внушая мне, что я просто ревную.</text:p>
      <text:p text:style-name="P9">* * *</text:p>
      <text:p text:style-name="P9">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P9">— Мне было стыдно от мысли о том, что эта информация может докатиться до нее... — сказал он.</text:p>
      <text:p text:style-name="P9">А ведь это лишь пятая минута разговора! Да, это всё цитаты записи. Без преувеличений и неточностей — все как есть.</text:p>
      <text:p text:style-name="P9">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P9"/>
      <text:p text:style-name="P3">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text:p>
      <text:p text:style-name="P3">относится к ней лучше, чем ко мне</text:p>
      <text:p text:style-name="P3">. Он продемонстрировал мне контраст его чувств ко мне и его чувств к ней — более глубокое уважение.</text:p>
      <text:p text:style-name="P9"/>
      <text:p text:style-name="P9">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9">Вот диалог с его другом, к которому он обратился за советом по ухаживанию за ней:</text:p>
      <text:p text:style-name="P9">— Я тонко намекну, так сказать. И либо намек будет услышан, либо нет. — пишет он.</text:p>
      <text:p text:style-name="P9">— А ты рассматривал вариант, что тебя просто попробуют, а потом скажут, что это было так — просто для души отдохнуть?</text:p>
      <text:p text:style-name="P9"/>
      <text:p text:style-name="P3">— Это невозможный вариант. Я склонен считать, что мы хорошо друг <text:soft-page-break/>друга понимаем. И такой расклад (</text:p>
      <text:p text:style-name="P3">дружеский секс — примеч. авт.</text:p>
      <text:p text:style-name="P3">) — это просто абсурд. Тут либо дружить, либо больше. А дружеский секс — это явно не та идея, которая тут уместна. Фу. Даже думать о такой не хочу.</text:p>
      <text:p text:style-name="P9"/>
      <text:p text:style-name="P9">Давайте разберем его текст.</text:p>
      <text:p text:style-name="P9"/>
      <text:p text:style-name="P3">«Я тонко намекну, так сказать. И либо намек будет услышан, либо нет.»</text:p>
      <text:p text:style-name="P9"/>
      <text:p text:style-name="P9">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9"/>
      <text:p text:style-name="P3">«Я склонен считать, что мы хорошо друг друга понимаем.»</text:p>
      <text:p text:style-name="P9"/>
      <text:p text:style-name="P9">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9"/>
      <text:p text:style-name="P3">«И такой расклад — это просто абсурд.»</text:p>
      <text:p text:style-name="P9"/>
      <text:p text:style-name="P9">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9"/>
      <text:p text:style-name="P3">«Тут либо дружить, либо больше. А дружеский секс — это явно не та идея, которая тут уместна. Фу. Даже думать о такой не хочу.»</text:p>
      <text:p text:style-name="P9"/>
      <text:p text:style-name="P9"/>
      <text:p text:style-name="P3">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text:p>
      <text:p text:style-name="P3">Либо — либо</text:p>
      <text:p text:style-name="P3">,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P9"/>
      <text:p text:style-name="P9">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9">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9">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9">* * *</text:p>
      <text:p text:style-name="P9">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P9">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9"><text:soft-page-break/>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9">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9">То есть, простыми словами его посыл:</text:p>
      <text:p text:style-name="P9">— Мне было стыдно от мысли о том, что эта информация может докатиться до нее...</text:p>
      <text:p text:style-name="P9">Будет звучать так:</text:p>
      <text:p text:style-name="P9"/>
      <text:p text:style-name="P9"/>
      <text:p text:style-name="P3"/>
      <text:p text:style-name="P13">«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text:p>
      <text:p text:style-name="P3"/>
      <text:p text:style-name="P3"/>
      <text:p text:style-name="P13">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3"/>
      <text:p text:style-name="P9"/>
      <text:p text:style-name="P9"/>
      <text:p text:style-name="P9">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9">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9">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9">А теперь давайте вспомним хронологию:</text:p>
      <text:p text:style-name="P9"/>
      <text:p text:style-name="P3">Знакомство.</text:p>
      <text:p text:style-name="P9"/>
      <text:p text:style-name="P9">Он познакомил меня со своей бывшей девушкой, незадолго, как расстаться с ней.</text:p>
      <text:p text:style-name="P9">И меня со своей Университетской Подругой он познакомил, когда у нас все стало очень плохо, а именно за две недели, как выгнать меня из дома.</text:p>
      <text:p text:style-name="P9"/>
      <text:p text:style-name="P3">Длительность отношений.</text:p>
      <text:p text:style-name="P9"/>
      <text:p text:style-name="P9">Они встречались около трех лет.</text:p>
      <text:p text:style-name="P9">Мы встречались почти три года.</text:p>
      <text:p text:style-name="P9"/>
      <text:p text:style-name="P3">Процесс замены.</text:p>
      <text:p text:style-name="P9"/>
      <text:p text:style-name="P9">В тот день, когда мы впервые поцеловались, но потом оказалось, что его отношения еще не закончены.</text:p>
      <text:p text:style-name="P9">Когда мы разошлись, он подбивал клинья к своей подруге, в то время, как мне говорил, что не может меня забыть и все еще любит.</text:p>
      <text:p text:style-name="P9"/>
      <text:p text:style-name="P3">Возвращение.</text:p>
      <text:p text:style-name="P9"/>
      <text:p text:style-name="P9">Со своей бывшей девушкой он сошелся примерно через два месяца после расставания, поняв, что со мной ничего не будет.</text:p>
      <text:p text:style-name="P9">И меня он бросил меня, а через два месяца, получив отказ своей подруги, вернулся ко мне.</text:p>
      <text:p text:style-name="P9"><text:soft-page-break/></text:p>
      <text:p text:style-name="P3">Длительное общение.</text:p>
      <text:p text:style-name="P9"/>
      <text:p text:style-name="P9">Я знала его почти 10 лет, перед тем, как у нас завязались отношения.</text:p>
      <text:p text:style-name="P9">И его Подруга знает его с университета, то есть уже более/около 10-ти лет.</text:p>
      <text:p text:style-name="P9"/>
      <text:p text:style-name="P3">Маска жертвы.</text:p>
      <text:p text:style-name="P9"/>
      <text:p text:style-name="P9">Я знала его, как хорошего парня, которому попалась «не та» девушка, и жалела его.</text:p>
      <text:p text:style-name="P9">Я не удивлюсь, если его подруга знает меня, как человека, который делал его несчастным. И — жалеет его.</text:p>
      <text:p text:style-name="P9"/>
      <text:p text:style-name="P3">Обработка.</text:p>
      <text:p text:style-name="P9"/>
      <text:p text:style-name="P9">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9">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9">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9">Я не удивлюсь, если они сейчас вместе, и все, что она знает о моих с ним отношениях, это то, что я «неадекватная» и мне «только обнимашки и нужны»...</text:p>
      <text:p text:style-name="P9">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9">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9">Я очень упертая. Я всегда ищу ответы и часто нахожу их. Сейчас я пишу эту книгу и веду, своего рода, расследование того, что произошло со мной. И, как видно,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9">* * *</text:p>
      <text:p text:style-name="P9">Вернемся к нашему разговору.</text:p>
      <text:p text:style-name="P9">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9">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9">И все это было лишь банальной пылью в глаза мне, в то время как он искал <text:soft-page-break/>легкую одноразовую добычу на сайтах знакомств, чтоб расслабиться, параллельно подкатывая к своей подруге.</text:p>
      <text:p text:style-name="P9"/>
      <text:p text:style-name="P3">— Не имеет никакого значения, кто принял решение (</text:p>
      <text:p text:style-name="P3">разойтись — прим. авт.</text:p>
      <text:p text:style-name="P3">)... — сказал он, искренне считая, что это достойный аргумент. Но я уже все понимала.</text:p>
      <text:p text:style-name="P9"/>
      <text:p text:style-name="P9">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9">— Давай мы договоримся, что мы не будем спорить о том, чья боль сильнее... — ответил он.</text:p>
      <text:p text:style-name="P9">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9">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9">—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9">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9">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9">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9">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9">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9">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text:p>
      <text:p text:style-name="P9">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9"/>
      <text:p text:style-name="P3">«Смысл в отсутствии авторитета...»</text:p>
      <text:p text:style-name="P9"/>
      <text:p text:style-name="P9">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P9"/>
      <text:p text:style-name="P3">В таких моментах он «задумывался об идее отсутствия авторитета в области своего отношения ко мне», но совершено не знал, как его <text:soft-page-break/>заслужить. Поэтому он показывал спину, зная, что я его очень люблю. Что я попытаюсь наладить отношения</text:p>
      <text:p text:style-name="P3">сама</text:p>
      <text:p text:style-name="P3">.</text:p>
      <text:p text:style-name="P9"/>
      <text:p text:style-name="P9">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9"/>
      <text:p text:style-name="P3">«Мое отношение к тебе является частью моего отношения к миру...»</text:p>
      <text:p text:style-name="P9"/>
      <text:p text:style-name="P9">Тут поспорить не с чем. Все, кто его окружают — лишь декорации, как и я. Инструменты для достижения его целей.</text:p>
      <text:p text:style-name="P9">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9"/>
      <text:p text:style-name="P3">У всех в его жизни была своя</text:p>
      <text:p text:style-name="P3">роль</text:p>
      <text:p text:style-name="P3">,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9"/>
      <text:p text:style-name="P9"/>
      <text:p text:style-name="P3">«Какая-то ответственность, забота, но не в абсолюте, а в той степени, в которой я это делаю...»</text:p>
      <text:p text:style-name="P9"/>
      <text:p text:style-name="P9">«Какая-то...» забота в целях манипулирования. «Какая-то...» забота на публике, «Какая-то...» забота в целях контроля, в целях самоутверждения и выгоды...</text:p>
      <text:p text:style-name="P9">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9"/>
      <text:p text:style-name="P3">«Я абсолютно безоружен в разговоре с тобой»</text:p>
      <text:p text:style-name="P9"/>
      <text:p text:style-name="P9">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9"/>
      <text:p text:style-name="P3">«Я не имею никаких инструментов, которые способны были бы повлиять на тебя...»</text:p>
      <text:p text:style-name="P9"/>
      <text:p text:style-name="P9">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9">* * *</text:p>
      <text:p text:style-name="P9">Идем дальше.</text:p>
      <text:p text:style-name="P9">— Моя позиция очень проста — я ничего такого не делал. — сказал он в ходе разговора.</text:p>
      <text:p text:style-name="P9">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text:soft-page-break/>по другому не скажешь. Но я безумно рада, что решила записать это все на диктофон.</text:p>
      <text:p text:style-name="P9">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9">—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9">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9">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9">Представьте только его разочарование! Он меня бросает, чтобы «найти себя». Мы, как бы не вместе, что дает ему полное право творить все что угодно, заручившись собственной свободой.</text:p>
      <text:p text:style-name="P9">При этом всем он держит меня возле себя, говоря мне о любви и о заботе обо мне. Другими словами, делает все, чтобы я себя свободной не считала. Не найдя подходящую партию для замены, он возвращается ко мне.</text:p>
      <text:p text:style-name="P9">Он искренне удивлен, с чего это меня интересуют его действия во время нашего расставания. Понимаете? Он совершенно не видит своей вины.</text:p>
      <text:p text:style-name="P9"/>
      <text:p text:style-name="P9"/>
      <text:p text:style-name="P3">— Я тебе могу так сказать, в свою очередь, что я, как бы, в очередной раз убеждаюсь в том, что</text:p>
      <text:p text:style-name="P3">быть честным очень легко</text:p>
      <text:p text:style-name="P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P9"/>
      <text:p text:style-name="P9">Моя любимая!</text:p>
      <text:p text:style-name="P9">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9">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P9"/>
      <text:p text:style-name="P3">Мы видим, что он верит в то, что честен. Он говорит об этом спокойно, ровно, размеренно и без угрызений совести: «Б</text:p>
      <text:p text:style-name="P3">ыть честным очень легко</text:p>
      <text:p text:style-name="P3">!». В то время, как я уже достаточно знаю, чтобы понимать — он лжет.</text:p>
      <text:p text:style-name="P9"/>
      <text:p text:style-name="P9">* * *</text:p>
      <text:p text:style-name="P9">—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9">— Я счастлива, когда все открыто, все прозрачно, но ты начинаешь защищаться, хотя на тебя никто не нападает...</text:p>
      <text:p text:style-name="P9">—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9">Вот такой интересный диалог. Как на это можно отреагировать? Мало того, что это не относится к делу, он, как и всегда — оскорблен. Чем? Смотрим <text:soft-page-break/>внимательнее, я перефразирую:</text:p>
      <text:p text:style-name="P9"/>
      <text:p text:style-name="P9"/>
      <text:p text:style-name="P3"/>
      <text:p text:style-name="P13">«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3"/>
      <text:p text:style-name="P3"/>
      <text:p text:style-name="P13">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
      <text:p text:style-name="P3"/>
      <text:p text:style-name="P9"/>
      <text:p text:style-name="P9">Едем дальше.</text:p>
      <text:p text:style-name="P9">— Мои действия абсолютно ясны. Я честен перед законом. — сказал он.</text:p>
      <text:p text:style-name="P9"/>
      <text:p text:style-name="P3">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text:p>
      <text:p text:style-name="P3">не карается законом</text:p>
      <text:p text:style-name="P3">. Ни зависть, ни ложь...</text:p>
      <text:p text:style-name="P9"/>
      <text:p text:style-name="P9"/>
      <text:p text:style-name="P3">Понимаете? Он считает, что</text:p>
      <text:p text:style-name="P3">это</text:p>
      <text:p text:style-name="P3">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P9"/>
      <text:p text:style-name="P9">Дальше он начинает намекать на то, что я завела этот разговор, потому что нашла другого:</text:p>
      <text:p text:style-name="P9"/>
      <text:p text:style-name="P3">— В моем, как бы, мире человек застрахован от этого (</text:p>
      <text:p text:style-name="P3">от подобных разговоров и вопросов. — примеч. авт.</text:p>
      <text:p text:style-name="P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text:p>
      <text:p text:style-name="P3">лучше чем я</text:p>
      <text:p text:style-name="P3">, и возможно, ты его даже уже нашла...</text:p>
      <text:p text:style-name="P9"/>
      <text:p text:style-name="P9">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9">Попробую расшифровать эту реплику:</text:p>
      <text:p text:style-name="P9"/>
      <text:p text:style-name="P9"/>
      <text:p text:style-name="P3"/>
      <text:p text:style-name="P13">«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3"/>
      <text:p text:style-name="P9"/>
      <text:p text:style-name="P9"/>
      <text:p text:style-name="P9">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9"><text:soft-page-break/>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9">В завершение вставлю еще один его спич. Без объяснений:</text:p>
      <text:p text:style-name="P9">— Я осознал одну простую истину — я не имею кредита доверия, и не имею... как это называется.... слово такое хорошее.... Авторитета в твоих глазах...</text:p>
      <text:p text:style-name="P9">И в качестве нашего диалога:</text:p>
      <text:p text:style-name="P9">— Ты понимаешь, что существует определенная ответственность, которая, извини, ложится на твои плечи, — говорит он мне.</text:p>
      <text:p text:style-name="P9">— Какого рода ответственность? — спрашиваю я.</text:p>
      <text:p text:style-name="P9">— Доверие.</text:p>
      <text:p text:style-name="P9">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P9">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9">* * *</text:p>
      <text:p text:style-name="P9">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9">Я вышла спокойной и удовлетворенной из этого разговора. Но стоило мне выключить диктофон, как его поведение стало буйным и агрессивным.</text:p>
      <text:p text:style-name="P9">Я уже легла спать, когда он стал бить двери, швырять какие-то предметы, явно обращая мое внимание на свое недовольство.</text:p>
      <text:p text:style-name="P9"/>
      <text:p text:style-name="P3">Сначала я подумала, что просто он что-то уронил, но когда увидела, что это просто нездоровые психи, вышла к нему и</text:p>
      <text:p text:style-name="P3">снова включила диктофон</text:p>
      <text:p text:style-name="P3">!</text:p>
      <text:p text:style-name="P9"/>
      <text:p text:style-name="P9">Он потерял самообладание, в то время как я была непоколебима. Я вам даже ничего говорить не буду. Он сам все скажет:</text:p>
      <text:p text:style-name="P9">— Все ох*енно! Главное, что хорошо тебе! Вот это самое главное! — он почти плакал.</text:p>
      <text:p text:style-name="P9">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9">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9">— Я не могу с этим спокойно, смириться. — причитал он.</text:p>
      <text:p text:style-name="P9">—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9">Вы понимаете? Нет? Попробую перефразировать:</text:p>
      <text:p text:style-name="P9"/>
      <text:p text:style-name="P9"/>
      <text:p text:style-name="P3"/>
      <text:p text:style-name="P13">«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3"/>
      <text:p text:style-name="P3"/>
      <text:p text:style-name="P13">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text:soft-page-break/>тебе знать не нужно.</text:p>
      <text:p text:style-name="P3"/>
      <text:p text:style-name="P3"/>
      <text:p text:style-name="P13">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
      <text:p text:style-name="P3"/>
      <text:p text:style-name="P9"/>
      <text:p text:style-name="P9">Вот еще несколько его реплик:</text:p>
      <text:p text:style-name="P9">— Я теперь не могу спать из-за этого. Ты хочешь, чтоб я тебе начал какие-то претензии высказывать? У меня нет никаких претензий!</text:p>
      <text:p text:style-name="P9">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9">— Мне нечего тебе сейчас ответить. Меня это бесит то, что я живу в мире, где мне задают такие вопросы!</text:p>
      <text:p text:style-name="P9">Беда-печаль. Какой жестокий мир! Моя попытка прояснить для себя ситуацию — жестокость по отношению к нему. И он несчастен.</text:p>
      <text:p text:style-name="P9"/>
      <text:p text:style-name="P3">— Ну, раз ты такой счастливый человек, который знает, как себя успокоить в таких ситуациях (</text:p>
      <text:p text:style-name="P3">его реакция на то, что я легла спать — примеч. авт.</text:p>
      <text:p text:style-name="P3">) — я несчастный, и я не знаю, как мне себя успокоить в таких ситуациях.</text:p>
      <text:p text:style-name="P3">И уж точно не лицезрением тебя, спокойно спящей и получившей все свои ответы на свои вопросы</text:p>
      <text:p text:style-name="P3">!!!</text:p>
      <text:p text:style-name="P9"/>
      <text:p text:style-name="P9"/>
      <text:p text:style-name="P3">У него горе — мне хорошо. «</text:p>
      <text:p text:style-name="P3">И уж точно не лицезрением тебя, спокойно спящей</text:p>
      <text:p text:style-name="P3">»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p>
      <text:p text:style-name="P9"/>
      <text:p text:style-name="P9">—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9">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text:p>
      <text:p text:style-name="P9">— Ой... не надо из меня клеить обиженного. Я не обижен! Я взбешен! Я в ярости!!!...</text:p>
      <text:p text:style-name="P9">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p text:style-name="P5"/>
      <text:p text:style-name="P5"/>
      <text:p text:style-name="P9"/>
      <text:p text:style-name="P3"/>
      <text:p text:style-name="P13">Глава 22. Гори в аду</text:p>
      <text:p text:style-name="P3"/>
      <text:p text:style-name="P9"/>
      <text:p text:style-name="P9"/>
      <text:p text:style-name="P3"/>
      <text:p text:style-name="P13">Весна покажет кто где срал.</text:p>
      <text:p text:style-name="P3"/>
      <text:p text:style-name="P9"/>
      <text:p text:style-name="P9"><text:soft-page-break/>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9">Бессмысленно, как по мне, скрывать ложь. Поверьте моему горькому опыту — дерьмо всегда всплывает. На то оно и дерьмо.</text:p>
      <text:p text:style-name="P9">Как это было.</text:p>
      <text:p text:style-name="P9">Я решила прибраться. Я люблю это делать под свою любимую музыку. Можно поорать и так веселее. Но у меня не было колонок.</text:p>
      <text:p text:style-name="P9"/>
      <text:p text:style-name="P3">Я решила поставить музыку и села за компьютер жениха. Так как наши отношения изначально</text:p>
      <text:p text:style-name="P3">строились на доверии</text:p>
      <text:p text:style-name="P3">,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P9"/>
      <text:p text:style-name="P9">Вся моя музыка лежит на одном ресурсе. Я зашла на свою страницу через его профайл, но не увидела там нужной ссылки.</text:p>
      <text:p text:style-name="P9">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9">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9">— А ты сегодня в парадном белье?...</text:p>
      <text:p text:style-name="P9"/>
      <text:p text:style-name="P3">Как бы так выразиться без матов, чтобы в полной мере передать мое... удивление? Я очень оооочень очень</text:p>
      <text:p text:style-name="P3">удивилась</text:p>
      <text:p text:style-name="P3">и была прям в шоке! Но их чат не открыла.</text:p>
      <text:p text:style-name="P9"/>
      <text:p text:style-name="P9">Моей целью не было найти что-то. Я слишком самодостаточная, чтобы рыться в чужих переписках. А тут такое.</text:p>
      <text:p text:style-name="P9">Я напомню, что разговор, который я записала на диктофон был в среду, а сегодня — четверг. Я набираю любимого:</text:p>
      <text:p text:style-name="P9"/>
      <text:p text:style-name="P3">— Привет, слушай, я тут с твоего компа хотела музыку свою поставить и кое-что увидела. А кто такая ТТ (</text:p>
      <text:p text:style-name="P3">инициалы той барышни</text:p>
      <text:p text:style-name="P3">)?</text:p>
      <text:p text:style-name="P9"/>
      <text:p text:style-name="P9">— Ой, да я ее еще с университета знаю, — сказал он и его ответ сопровождался нервными смешками, — а что?</text:p>
      <text:p text:style-name="P9">— Она тебе сообщение прислала: «А ты сегодня в парадном белье?» Это как понимать?</text:p>
      <text:p text:style-name="P9">— Ой! Да ты можешь вообще все прочитать, — он был растерян, и, по видимому, это первое, что пришло в его голову. В его глупую голову.</text:p>
      <text:p text:style-name="P9">Команда «газы» дана. Я открываю их чат и читаю...</text:p>
      <text:p text:style-name="P9">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9">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9">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9">Да — это были самые болезненные, с самым глубоким чувством, которое я когда-либо испытывала, самые продолжительные и самые отвратительные <text:soft-page-break/>отношения в моей жизни. Он продолжал мне наяривать на телефон, а я поднимала трубку и цитировала их переписку и отключалась.</text:p>
      <text:p text:style-name="P9">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p text:style-name="P9">— Что ты придумываешь?! Ты что шуток не понимаешь?</text:p>
      <text:p text:style-name="P9">— У тебя есть пару минут, чтобы поменять все пароли... — мне надоело церемониться.</text:p>
      <text:p text:style-name="P9">Я начала рыть. И нарыла.</text:p>
      <text:p text:style-name="P9">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9">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P9">Мне нужно было немного. Просто еще что-то, чтоб я понимала, что это не единичный случай.</text:p>
      <text:p text:style-name="P9">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9">Нашла, уже для Жены Друга, доказательство его предательства, с датами и отослала ей скриншоты, в то время, как он ночевал у нее, ведь я не пустила его домой.</text:p>
      <text:p text:style-name="P9">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P9"/>
      <text:p text:style-name="P3">Ох, боюсь я, эта книга станет началом новых разборок. Но мне все равно.</text:p>
      <text:p text:style-name="P3">Я готова ответить за все сказанное здесь</text:p>
      <text:p text:style-name="P3">.</text:p>
      <text:p text:style-name="P9"/>
      <text:p text:style-name="P9">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9">* * *</text:p>
      <text:p text:style-name="P9">Ко мне зашла сестра в гости, как раз когда я еще изучала этот ТэТэшный чат. Она стала свидетелем моих с ним разборок по телефону. Так как Жена Друга частенько к нам забегала, то и она пришла со своей сестрой.</text:p>
      <text:p text:style-name="P9">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9">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9">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9">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9">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P9"/>
      <text:p text:style-name="P3"><text:soft-page-break/>Если еще зимой, когда я жила у сустры, она считала, что это я испортила наши отношения своей</text:p>
      <text:p text:style-name="P3">эмоциональностью</text:p>
      <text:p text:style-name="P3">, то сейчас, пересказывая мне его слова, она обняла меня и попросила прощение. Он открылся. Его прижали к стенке и он показал свою личину. Всем.</text:p>
      <text:p text:style-name="P9"/>
      <text:p text:style-name="P9">Ночевал он у Жены Друга. Он спал, пока я скидывала ей скрины чата с ее мужем, свидетельствующие о его предательстве и об измене мужа.</text:p>
      <text:p text:style-name="P9">Мало того, по той переписке было понятно — мой благоверный не просто знал об измене, но и толкал дру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9">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9">Он не был обязан ей помогать, но мог. Дело выбора.</text:p>
      <text:p text:style-name="P9">* * *</text:p>
      <text:p text:style-name="P9">На следующий день мне написала ТэТэ на личный номер:</text:p>
      <text:p text:style-name="P9"/>
      <text:p text:style-name="P9"/>
      <text:p text:style-name="P3"/>
      <text:p text:style-name="P13">«Он в панике по поводу происходящего. И я чувствую себя, отчасти, виноватой. Не знаю что именно ты там прочла, но это несерьезно...</text:p>
      <text:p text:style-name="P3"/>
      <text:p text:style-name="P3"/>
      <text:p text:style-name="P1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
      <text:p text:style-name="P3"/>
      <text:p text:style-name="P13">Ему ведь не все равно... Не возьмусь говорить о высоких чувствах, но то, что не все-равно, это точно.»</text:p>
      <text:p text:style-name="P3"/>
      <text:p text:style-name="P9"/>
      <text:p text:style-name="P9"/>
      <text:p text:style-name="P9">— Ты мужу переписку показывала? — спросила я.</text:p>
      <text:p text:style-name="P9"/>
      <text:p text:style-name="P3">— Нет. — отвечает ТТ. —</text:p>
      <text:p text:style-name="P3">Я подчищаю переписку, если там нет ничего важного</text:p>
      <text:p text:style-name="P3">...</text:p>
      <text:p text:style-name="P9"/>
      <text:p text:style-name="P9">Эх. Что тут скажешь? А много чего. Разберем ее тираду:</text:p>
      <text:p text:style-name="P9"/>
      <text:p text:style-name="P3">Он в панике по поводу происходящего.</text:p>
      <text:p text:style-name="P9"/>
      <text:p text:style-name="P9">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9"/>
      <text:p text:style-name="P3">«И я чувствую себя, отчасти, виноватой.»</text:p>
      <text:p text:style-name="P9"/>
      <text:p text:style-name="P9">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P9">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9"/>
      <text:p text:style-name="P3"><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9"/>
      <text:p text:style-name="P9">«Тоже»? Мы не знакомы. Она меня не знает, но называет мою реакцию на его похождения — местью?.. Что тут скажешь? Они нашли друг друга.</text:p>
      <text:p text:style-name="P9">На словах «причиняя боль любимому человеку»... она попыталась сделать виноватой меня, а это метод манипулятора.</text:p>
      <text:p text:style-name="P9">И дальше она пытается напугать меня — «собственные горечь и сожаление» — вот чего я, по ее мнению, добилась.</text:p>
      <text:p text:style-name="P9">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9"/>
      <text:p text:style-name="P3">«Ему ведь не все равно... Не возьмусь говорить о высоких чувствах, но то, что не все-равно, это точно.»</text:p>
      <text:p text:style-name="P9"/>
      <text:p text:style-name="P9">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9">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P9">Что бы что?</text:p>
      <text:p text:style-name="P9">После этого выпада я попросила его о двух вещах — чтоб мне больше не писали его... девочки, и чтобы он на выходных вывез свои вещи. Под ноль.</text:p>
      <text:p text:style-name="P9">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9">* * *</text:p>
      <text:p text:style-name="P9">Последними его словами мне, сказанными в живую, глядя мне в глаза были:</text:p>
      <text:p text:style-name="P9">— Пошла в п*зду!</text:p>
      <text:p text:style-name="P9">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9">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9">В этом разговоре он мне сказал несколько вот таких предложений:</text:p>
      <text:p text:style-name="P9">— А я, блять, рад, что ты страдаешь от этой конченой квартиры...</text:p>
      <text:p text:style-name="P9">— Да ты просто самое низкое, блять, существо!</text:p>
      <text:p text:style-name="P9">— Через месяц, когда ты съебешь к ебеням, блять, нахуй из моей жизни из этого дома, из квартиры куда угодно, блять, хоть в ад провались...</text:p>
      <text:p text:style-name="P9"/>
      <text:p text:style-name="P3">— Видимо, Каминская, ты его заслуживаешь —</text:p>
      <text:p text:style-name="P3">вот такого вот уродца, как я</text:p>
      <text:p text:style-name="P3">!</text:p>
      <text:p text:style-name="P9"/>
      <text:p text:style-name="P9">— Провались в ад, блять, к дьяволу самому и целуй его в задницу...</text:p>
      <text:p text:style-name="P9">— Уебуй нахуй из моей жизни!</text:p>
      <text:p text:style-name="P9">О, да, я записала и этот разговор. Эта запись, как и все остальные, для меня является неопровержимым доказательством его деструктивности.</text:p>
      <text:p text:style-name="P9">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9">* * *</text:p>
      <text:p text:style-name="P9">На следующее утро он прислал сообщение. В отличии от предыдущего посыла, содержание в нем было следующее:</text:p>
      <text:p text:style-name="P9"/>
      <text:p text:style-name="P9"><text:soft-page-break/></text:p>
      <text:p text:style-name="P3"/>
      <text:p text:style-name="P13">«Прости что нагрубил и наговорил гадостей. Я уже сам не ведаю что творю. Но не провоцируй меня, пожалуйста.</text:p>
      <text:p text:style-name="P3"/>
      <text:p text:style-name="P3"/>
      <text:p text:style-name="P13">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
      <text:p text:style-name="P3"/>
      <text:p text:style-name="P13">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
      <text:p text:style-name="P3"/>
      <text:p text:style-name="P13">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
      <text:p text:style-name="P3"/>
      <text:p text:style-name="P13">Я не обманывал тебя. Ты просто хотела услышать не то, о чем спрашивала.»</text:p>
      <text:p text:style-name="P3"/>
      <text:p text:style-name="P3"/>
      <text:p text:style-name="P9"/>
      <text:p text:style-name="P9">Ну что, разбираем?</text:p>
      <text:p text:style-name="P9"/>
      <text:p text:style-name="P3">«Прости, что нагрубил и наговорил гадостей. Я уже сам не ведаю что творю.»</text:p>
      <text:p text:style-name="P9"/>
      <text:p text:style-name="P9">Ого! Он просит прощение! Вот это поворот, хотя...</text:p>
      <text:p text:style-name="P9">Он тут же стремится оправдаться, что «перечеркивает» его, так называемое, извинение. Плюс, попытка вызвать жалость. К тому же, следом идет «но»:</text:p>
      <text:p text:style-name="P9"/>
      <text:p text:style-name="P3">«Но не провоцируй меня, пожалуйста.»</text:p>
      <text:p text:style-name="P9"/>
      <text:p text:style-name="P9">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P9">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9"/>
      <text:p text:style-name="P3">«Прости миллион раз, я столько гадостей наговорил, что ненавижу себя.»</text:p>
      <text:p text:style-name="P9"/>
      <text:p text:style-name="P9">Выглядит очень искренне, не так ли?</text:p>
      <text:p text:style-name="P9">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9"/>
      <text:p text:style-name="P3">«Я сомневался миллион раз после ссор, но я бы не позволил себе интриг у тебя за спиной.»</text:p>
      <text:p text:style-name="P9"/>
      <text:p text:style-name="P9">В чем же он сомневался? В том, что сможет сделать меня счастливой? Что сможет дать мне то немногое, что я просила — уважение ко мне, <text:soft-page-break/>ответственность за свои действия, которые касаются меня, поддержку...</text:p>
      <text:p text:style-name="P9">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9">И вот даже сейчас он мне об этом говорит. Даже прося прощение «миллион раз» — говорит о том, что у него были сомнения во мне. Оправдывается этим.</text:p>
      <text:p text:style-name="P9">Но,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9">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9">И вот мы окунаемся в омут когнитивного диссонанса: «Я бы не позволил себе того, что позволил.»</text:p>
      <text:p text:style-name="P9">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9"/>
      <text:p text:style-name="P3">«И, когда сомнения ушли, я понял, чего хочу и сделал предложение.»</text:p>
      <text:p text:style-name="P9"/>
      <text:p text:style-name="P9">Сомнения ушли... Куда-то подевались. Встали и вышли в окно его пустого сердца. И он решил сделать меня его женой.</text:p>
      <text:p text:style-name="P9">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text:p>
      <text:p text:style-name="P9"/>
      <text:p text:style-name="P3"/>
      <text:p text:style-name="P13"/>
      <text:p text:style-name="P14">«Такие, как я со своим благородством не доживают до этапа свадьбы, ибо</text:p>
      <text:p text:style-name="P14">такую дуру, как Яна, которая будет согласна топать дальше — х*й найдешь</text:p>
      <text:p text:style-name="P14">))»</text:p>
      <text:p text:style-name="P13"/>
      <text:p text:style-name="P3"/>
      <text:p text:style-name="P9"/>
      <text:p text:style-name="P9"/>
      <text:p text:style-name="P3">Получив несколько</text:p>
      <text:p text:style-name="P3">отказов,</text:p>
      <text:p text:style-name="P3">именно это он написал нашему общему другу перед тем, как, тогда зимой, вернуть меня.</text:p>
      <text:p text:style-name="P9"/>
      <text:p text:style-name="P9"/>
      <text:p text:style-name="P3">«Но эта чертова ТТ и переписка... И вот больше ты мне не веришь.»</text:p>
      <text:p text:style-name="P9"/>
      <text:p text:style-name="P9">Уже «чертова»?..</text:p>
      <text:p text:style-name="P9">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9">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P9"/>
      <text:p text:style-name="P3">И вот результаты такого отношения: разочарование жертвы, недоверие, что, несомненно,</text:p>
      <text:p text:style-name="P3">расстраивает его</text:p>
      <text:p text:style-name="P3">. Он тут же надевает маску «жертвы» и сожалеет, но не о том, что наделал, а о том, что вещь сломалась и больше не выполняет функцию «верить».</text:p>
      <text:p text:style-name="P9"><text:soft-page-break/></text:p>
      <text:p text:style-name="P9"/>
      <text:p text:style-name="P3">«Прости. Ты очень хорошо умеешь выводить меня из равновесия.»</text:p>
      <text:p text:style-name="P9"/>
      <text:p text:style-name="P9">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9">Он — Всегдаправ и будет продолжать обвинять и упрекать пострадавшего от своих деструктивных действий.</text:p>
      <text:p text:style-name="P9"/>
      <text:p text:style-name="P3">«Ты так громко ругалась от этого всего и все эти разговоры о тряпке и о немужике — это невероятно демотивирует.»</text:p>
      <text:p text:style-name="P9"/>
      <text:p text:style-name="P9"/>
      <text:p text:style-name="P3">Вместо того, чтобы попросить прощение у меня лично, он попросил ТэТэ сделать это за него, спрятался под юб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text:p>
      <text:p text:style-name="P3">Но</text:p>
      <text:p text:style-name="P3">...</text:p>
      <text:p text:style-name="P9"/>
      <text:p text:style-name="P9">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9"/>
      <text:p text:style-name="P3">«Я понимаю, что тебе больно. Я недостаточно внимателен. Рассеян и позволяю то, чего не должен.»</text:p>
      <text:p text:style-name="P9"/>
      <text:p text:style-name="P9">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9"/>
      <text:p text:style-name="P3">«Твоя реакция настолько ужасна, ты не представляешь, как с тобой трудно справиться.»</text:p>
      <text:p text:style-name="P9"/>
      <text:p text:style-name="P9">Не «мои действия ужасны», а «твоя реакция». Тут мне добавить нечего.</text:p>
      <text:p text:style-name="P9"/>
      <text:p text:style-name="P3">Я не обманывал тебя.</text:p>
      <text:p text:style-name="P9"/>
      <text:p text:style-name="P9">Я даже не знаю, кого он продолжает убеждать в этом — меня или себя.</text:p>
      <text:p text:style-name="P9"/>
      <text:p text:style-name="P3">Ты просто хотела услышать не то, о чем спрашивала.</text:p>
      <text:p text:style-name="P9"/>
      <text:p text:style-name="P9">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9"/>
      <text:p text:style-name="P9"/>
      <text:p text:style-name="P3"/>
      <text:p text:style-name="P13">«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P3"/>
      <text:p text:style-name="P3"/>
      <text:p text:style-name="P13">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P3"><text:soft-page-break/></text:p>
      <text:p text:style-name="P3"/>
      <text:p text:style-name="P13">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P3"/>
      <text:p text:style-name="P3"/>
      <text:p text:style-name="P13">Но вот эта чертова ТТ и переписка... И ты больше мне не веришь.</text:p>
      <text:p text:style-name="P3"/>
      <text:p text:style-name="P3"/>
      <text:p text:style-name="P13">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
      <text:p text:style-name="P3"/>
      <text:p text:style-name="P13">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3"/>
      <text:p text:style-name="P3"/>
      <text:p text:style-name="P13">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P3"/>
      <text:p text:style-name="P3"/>
      <text:p text:style-name="P13">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
      <text:p text:style-name="P3"/>
      <text:p text:style-name="P13">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
      <text:p text:style-name="P3"/>
      <text:p text:style-name="P13">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
      <text:p text:style-name="P3"/>
      <text:p text:style-name="P13">Я ведь уже все сказал тебе в тот разговор. Я же не понял изначально, что нужно говорить правду. Я думал, что мне нужно говорить то, что ты хочешь услышать...»</text:p>
      <text:p text:style-name="P3"/>
      <text:p text:style-name="P9"/>
      <text:p text:style-name="P9"/>
      <text:p text:style-name="P9">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9">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9">Да, я выпила успокоительное, и на следующий день, от бессилия, так и не <text:soft-page-break/>смогла пойти на работу. Это было принятие факта его жестокости и отторжение любви.</text:p>
      <text:p text:style-name="P9">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P9">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p text:style-name="P5"/>
      <text:p text:style-name="P5"/>
      <text:p text:style-name="P9"/>
      <text:p text:style-name="P3"/>
      <text:p text:style-name="P13">Глава 23. Апофеоз отношений с манипулятором</text:p>
      <text:p text:style-name="P3"/>
      <text:p text:style-name="P9"/>
      <text:p text:style-name="P9"/>
      <text:p text:style-name="P3">Кто хочет жить, кто весел, кто не тля —</text:p>
      <text:p text:style-name="P9"/>
      <text:p text:style-name="P9"/>
      <text:p text:style-name="P3">Готовьте ваши руки к рукопашной!</text:p>
      <text:p text:style-name="P9"/>
      <text:p text:style-name="P9"/>
      <text:p text:style-name="P3"/>
      <text:p text:style-name="P13">А. Высоцкий</text:p>
      <text:p text:style-name="P3"/>
      <text:p text:style-name="P9"/>
      <text:p text:style-name="P9">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text:p>
      <text:p text:style-name="P9">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9">«Почему? За что?» — задавала я себе эти вопросы и боль разъедала мою душу. Растерзанную в кровь, покалеченную душу. Я села в скорую, меня привезли в лечебницу, вручили мне пластиковую кружку и положили в отделение для душевно больных.</text:p>
      <text:p text:style-name="P9">Моя врач провела со мной беседу, в ходе которой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P9">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9">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9">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9">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9">Была девочка, у которой физиология такая, что ее живот слегка выпирает, как у беременной. Но она была не беременна. Мало того, она была <text:soft-page-break/>девственницей. Но была уверена, что стала единственной в мире женщиной, непорочно зачавшей.</text:p>
      <text:p text:style-name="P9">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9">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 Но я видела, что я от них отличаюсь, и, стало быть — мне там не место.</text:p>
      <text:p text:style-name="P9">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9">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P9">На восьмой день заключения, то есть лечения 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p>
      <text:p text:style-name="P9">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9">- Здорова! Иди...</text:p>
      <text:p text:style-name="P9">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P9">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P9">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9">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P9">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9">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P9"/>
      <text:p text:style-name="P3">Мои друзья рассказали мне реакцию моего бывшего парня, когда он узнал, что я лежу в лечебнице для душевно больных. Он смеялся и сказал, что т</text:p>
      <text:p text:style-name="P3">ам мне самое место: «Д</text:p>
      <text:p text:style-name="P3">авно пора было...»</text:p>
      <text:p text:style-name="P9"/>
      <text:p text:style-name="P9"><text:soft-page-break/>Ему это здорово подняло настроение. Странно, но я не могу вспомнить, чтоб он когда-то так искренне радовался каким-то простым вещам. Нет, помню:</text:p>
      <text:p text:style-name="P9">— Что, ручки из жопы?</text:p>
      <text:p text:style-name="P9">Или:</text:p>
      <text:p text:style-name="P9">— О, продолжай! Я же говорил, что ты неадекватная... — повторял он, снимая на камеру меня, доведенную до состояние сумасшествия...</text:p>
      <text:p text:style-name="P9">* * *</text:p>
      <text:p text:style-name="P9">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text:p>
      <text:p text:style-name="P9"/>
      <text:p text:style-name="P9"/>
      <text:p text:style-name="P3"/>
      <text:p text:style-name="P13">«Ахах! И это запостила! Тебя даже дурка не исправит, ты просто безнадежна.</text:p>
      <text:p text:style-name="P3"/>
      <text:p text:style-name="P3"/>
      <text:p text:style-name="P13">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
      <text:p text:style-name="P3"/>
      <text:p text:style-name="P9"/>
      <text:p text:style-name="P9">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9"/>
      <text:p text:style-name="P9"/>
      <text:p text:style-name="P3"/>
      <text:p text:style-name="P13">«Это письмо не начнется со слова я или со слова ты или даже мы. И тут не будет ни обращений ни гадостей.</text:p>
      <text:p text:style-name="P3"/>
      <text:p text:style-name="P3"/>
      <text:p text:style-name="P13">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
      <text:p text:style-name="P3"/>
      <text:p text:style-name="P13">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
      <text:p text:style-name="P3"/>
      <text:p text:style-name="P13">Почему нельзя проститься? Разойтись? Сколько еще нужно крови? Очень хочется чтоб это закончилось.</text:p>
      <text:p text:style-name="P3"/>
      <text:p text:style-name="P3"/>
      <text:p text:style-name="P1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
      <text:p text:style-name="P3"/>
      <text:p text:style-name="P13">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
      <text:p text:style-name="P3"><text:soft-page-break/></text:p>
      <text:p text:style-name="P13">P.S.: Прости, что обозвал.</text:p>
      <text:p text:style-name="P3"/>
      <text:p text:style-name="P3"/>
      <text:p text:style-name="P13">С прошедшим тебя. Будь счастлива.»</text:p>
      <text:p text:style-name="P3"/>
      <text:p text:style-name="P3"/>
      <text:p text:style-name="P9"/>
      <text:p text:style-name="P9">Эээээ, постойте... что?! Что это было?</text:p>
      <text:p text:style-name="P9"/>
      <text:p text:style-name="P3">«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9"/>
      <text:p text:style-name="P9">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получают удовлетворение, что и делает их счастливыми.</text:p>
      <text:p text:style-name="P9">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9">Совершенный когнитивный диссонанс — «Шо, кобыла...» и «...каждый понимает, что хочет просто быть счастливым.»</text:p>
      <text:p text:style-name="P9"/>
      <text:p text:style-name="P3">«Можно очень многое сказать об ошибках. Они продолжают допускаться уже за пределами ситуации.»</text:p>
      <text:p text:style-name="P9"/>
      <text:p text:style-name="P9">О чьих ошибках? Кто их допускает? Что сказать-то?...</text:p>
      <text:p text:style-name="P9"/>
      <text:p text:style-name="P3">«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9"/>
      <text:p text:style-name="P9">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P9">Я решила, пусть все это видят. Ведь он считает свое поведение нормальным. Ну так, зачем прятаться в моей личке — айда на сцену... то есть на стену!</text:p>
      <text:p text:style-name="P9"/>
      <text:p text:style-name="P3">«Почему нельзя проститься? Разойтись? Сколько еще нужно крови? Очень хочется чтоб это закончилось.»</text:p>
      <text:p text:style-name="P9"/>
      <text:p text:style-name="P9">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9"/>
      <text:p text:style-name="P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9"/>
      <text:p text:style-name="P9">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P9">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9"/>
      <text:p text:style-name="P3">«Никто не хочет лишать кого-то покоя.»</text:p>
      <text:p text:style-name="P9"/>
      <text:p text:style-name="P9">Никто — кого-то? Как это можно понять? Что он этим хотел сказать? Что он <text:soft-page-break/>не хочет лишать меня покоя? Или, что я, по его мнению, не хочу лишать покоя его?</text:p>
      <text:p text:style-name="P9">Зачем писать мне оскорбления, а потом вот это? У меня слишком много вопросов...</text:p>
      <text:p text:style-name="P9"/>
      <text:p text:style-name="P3">«Все хотят идти дальше и жить счастливо. Почему этого просто не сделать?»</text:p>
      <text:p text:style-name="P9"/>
      <text:p text:style-name="P9">Ну вот да — почему? Что мешает? Точка была поставлена, так зачем напоминать о себе? Зачем эти гадости? Что, недосамоутвердился за три года-то?</text:p>
      <text:p text:style-name="P9"/>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9"/>
      <text:p text:style-name="P9">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9"/>
      <text:p text:style-name="P3">«Прости, что обозвал.»</text:p>
      <text:p text:style-name="P9"/>
      <text:p text:style-name="P9">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9">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P9">Ему срочно нужно было оправдаться, срочно нужно было что-то сделать, чтобы смыть с себя «мою клевету»...</text:p>
      <text:p text:style-name="P9">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9">* * *</text:p>
      <text:p text:style-name="P9">И вот конец. Что теперь?</text:p>
      <text:p text:style-name="P9"/>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text:p>
      <text:p text:style-name="P3">ВЫ НИ В ЧЕМ НЕ ВИНОВАТЫ</text:p>
      <text:p text:style-name="P3">!</text:p>
      <text:p text:style-name="P9"/>
      <text:p text:style-name="P9">Осознание факта манипуляций даст вам ответ на большинство ваших вопросов, таких, как:</text:p>
      <text:p text:style-name="P9">— Что происходит?</text:p>
      <text:p text:style-name="P9">— Почему он так поступает?</text:p>
      <text:p text:style-name="P9">Ответ очень прост — потому, что этот человек — манипулятор. Вы попали к нему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P9">Ему от этого хорошо. С этим надо смириться. Это будет видно воочию, если/когда вы озвучите свое желание разорвать с абьюзером отношения.</text:p>
      <text:p text:style-name="P9">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9"><text:soft-page-break/></text:p>
      <text:p text:style-name="P3">Вы вещь, и он попытается вас купить. Не продавайтесь. Вы <text:change text:change-id="ct34776709784"/></text:p>
      <text:p text:style-name="P3"><text:change text:change-id="ct34776709976"/></text:p>
      <text:p text:style-name="P3"><text:change text:change-id="ct34776710360"/><text:change-start text:change-id="ct34776710168"/><text:span text:style-name="T1"><text:s/>стоите </text:span><text:change-end text:change-id="ct34776710168"/>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9"/>
      <text:p text:style-name="P9">Говорите с ним на его языке, не давайте ему увиливать от темы, не позволяйте ему вас обвинять и пресекайте эти<text:change text:change-id="ct34776710552"/>.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9">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9">Он этого добивался, но это не есть правда. Это он так придумал и внушил вам.</text:p>
      <text:p text:style-name="P9">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9">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P9">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9">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9">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9">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P9">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и без поддержки я бы не обошлась.</text:p>
      <text:p text:style-name="P9">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9">И есть остальные мои друзья, которые утверждали, что он меня любит и ему жаль<text:span text:style-name="T1">,</text:span> даже после того, как прослушали запись, где еще пару дней назад он оскорблял меня самыми последними словами.</text:p>
      <text:p text:style-name="P9">Они говорили, что он плакал, рассказывая о любви ко мне, совершенно не принимая во внимание услышанные в мой адрес оскорбления с этой записи...</text:p>
      <text:p text:style-name="P9">Так что, готовьтесь к тому, что вы потеряете часть своего окружения, если оно у вас есть, конечно. Они пойдут за ним, поверят ему, отвернуться от вас. Они уже не ваши друзья — они его инструменты. Смиритесь с этим фактом.</text:p>
      <text:p text:style-name="P9">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9">Может быть такое, что избавиться от него будет сложно. Он начнет <text:soft-page-break/>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9">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text:p>
      <text:p text:style-name="P9">Не 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9">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text:p>
      <text:p text:style-name="P9">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text:p>
      <text:p text:style-name="P9">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text:p>
      <text:p text:style-name="P9">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9">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9">Вспоминайте себя! Пересматривайте свои старые фотографии.</text:p>
      <text:p text:style-name="P9">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text:p>
      <text:p text:style-name="P9">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9">Будьте готовы к тому, что вас не поймут окружающие близкие вам люди! Все будут говорить:</text:p>
      <text:p text:style-name="P9">— Как же ты не заметила это все?! Куда же ты смотрела?!</text:p>
      <text:p text:style-name="P9">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P9">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9">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P9">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9"><text:soft-page-break/>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9"/>
      <text:p text:style-name="P5"/>
      <text:p text:style-name="P5"/>
      <text:p text:style-name="P9"/>
      <text:p text:style-name="P3"/>
      <text:p text:style-name="P13">Глава 24. Причины манипуляции</text:p>
      <text:p text:style-name="P3"/>
      <text:p text:style-name="P9"/>
      <text:p text:style-name="P9">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9">Каждый из описанных здесь методов имеет серьезное влияние и оказывает сильное воздействие на психику жертвы.</text:p>
      <text:p text:style-name="P9">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9">Осознанны эти действия, или нет, сейчас не важно. Это вопрос, на который могут ответить только специалисты данной области, коим я не являюсь.</text:p>
      <text:p text:style-name="P9">* * *</text:p>
      <text:p text:style-name="P9">Существует две причины психопатии личности:</text:p>
      <text:p text:style-name="P9"/>
      <text:p text:style-name="P3">   • </text:p>
      <text:p text:style-name="P3">врожденная</text:p>
      <text:p text:style-name="P3">патологическая особенность развития нервной системы;</text:p>
      <text:p text:style-name="P9"/>
      <text:p text:style-name="P9"/>
      <text:p text:style-name="P3">   • </text:p>
      <text:p text:style-name="P3">приобретенная</text:p>
      <text:p text:style-name="P3">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p text:style-name="P9"/>
      <text:p text:style-name="P9">В независимости от особенностей развития, психопатия всегда обусловлена нарушением функции головного мозга.</text:p>
      <text:p text:style-name="P9">Психопатам свойственна инфантильность (незрелость психики), необоснованная мстительность, патологическая или 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9">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быть не может.</text:p>
      <text:p text:style-name="P9">Рано или поздно, произойдут обстоятельства, которые приведут к срыву и поведенческой дезадаптации нездорового индивидуума.</text:p>
      <text:p text:style-name="P9">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text:p>
      <text:p text:style-name="P9">Первое, на что следует смотреть — на семью. Уверена, там будет <text:soft-page-break/>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9">* * *</text:p>
      <text:p text:style-name="P9">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9">— Будешь баловаться, мы тебя этому дяде отдадим/сдадим в полицию/папу позову и он тебя накажет...</text:p>
      <text:p text:style-name="P9">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P9">— Нельзя.</text:p>
      <text:p text:style-name="P9">— Не плачь.</text:p>
      <text:p text:style-name="P9">— Ты должен.</text:p>
      <text:p text:style-name="P9">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9">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9">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9">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9">Желания ребенка игнорировались, потребности и склонности не принимались во внимание.</text:p>
      <text:p text:style-name="P9">— Мама лучше знает...</text:p>
      <text:p text:style-name="P9">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9">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9">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9">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9">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9">— У всех дети, как дети, а у нас…</text:p>
      <text:p text:style-name="P9">— Почему Петя и Маша могут, а ты нет?</text:p>
      <text:p text:style-name="P9">Подобные фразы произносились, как лично ребенку, так и при окружающих, даже при тех же самых Маше и Пете. Ребенок осознавал, что он плохой в <text:soft-page-break/>сравнении с &lt;...&gt; и пытался стать тем, с кем его сравнивают, то есть, старался не быть собой.</text:p>
      <text:p text:style-name="P9">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9">— Ты получил пять по математике? Хорошо, НО ЕСЛИ БЫ ТЫ ЕЩЕ и по английскому пять получил... — часто слышал ребенок от своих воспитателей.</text:p>
      <text:p text:style-name="P9">Он не верил в свои силы и искал опору в окружающих, зачастую у самых близких ему людей — родителей.</text:p>
      <text:p text:style-name="P9">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9">Но неуверенность остается, что заметно по напряженности и нервозности при различных сложных обстоятельствах.</text:p>
      <text:p text:style-name="P9">— Мы думали, что ты справишься...</text:p>
      <text:p text:style-name="P9">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9">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9">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9">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9">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9">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9">* * *</text:p>
      <text:p text:style-name="P9">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9">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text:soft-page-break/>Лишило чувства ответственности.</text:p>
      <text:p text:style-name="P9">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P9"/>
      <text:p text:style-name="P3">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text:p>
      <text:p text:style-name="P3">он</text:p>
      <text:p text:style-name="P3">, но, к сожалению — не знает как. Ведь все решала заботливая мама или строгий папа.</text:p>
      <text:p text:style-name="P9"/>
      <text:p text:style-name="P9">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9">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P9">Для него это норма, ведь он так вырос.</text:p>
      <text:p text:style-name="P9">* * *</text:p>
      <text:p text:style-name="P9">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9">— Мы папе не скажем...</text:p>
      <text:p text:style-name="P9">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9">Случай, когда родители объединяются против ребенка я даже рассматривать не буду. Понятно и так, что это травмирует детскую психику.</text:p>
      <text:p text:style-name="P9">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9">Как бы то ни было, доверие для абьюзера это закрытая область взаимоотношений с окружающими людьми.</text:p>
      <text:p text:style-name="P9">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9">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p text:style-name="P9">* * *</text:p>
      <text:p text:style-name="P9">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9">Неряшливость может возникнуть из-за подражания одному или обоим родителям. Небрежное отношение к себе и окружающей обстановке, может <text:soft-page-break/>быть результатом депрессии или апатии. В таком случае чистоплотность постепенно сменяется на равнодушие к порядку и нормам гигиены.</text:p>
      <text:p text:style-name="P9">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9">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9">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9">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P9">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9">Либо так, либо наказание.</text:p>
      <text:p text:style-name="P9"/>
      <text:p text:style-name="P9">* * *</text:p>
      <text:p text:style-name="P9">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9">— Ты должен уметь постоять за себя...</text:p>
      <text:p text:style-name="P9">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9">— Сегодня не куплю — завтра куплю...</text:p>
      <text:p text:style-name="P9">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9">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9">* * *</text:p>
      <text:p text:style-name="P9">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9">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9">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9"><text:soft-page-break/>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9">— Ты не ценишь меня.</text:p>
      <text:p text:style-name="P9">— Ты не любишь меня.</text:p>
      <text:p text:style-name="P9">— Тебе со мной не интересно...</text:p>
      <text:p text:style-name="P9">И обида. Мама надевает «Лицо», хватается за сердце, демонстративно приходит в уныние со словами:</text:p>
      <text:p text:style-name="P9">— Родители не вечны...</text:p>
      <text:p text:style-name="P9">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в жопу без мыла, пардон, в душу без стука.</text:p>
      <text:p text:style-name="P9">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9">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text:p>
      <text:p text:style-name="P9">   • 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p text:style-name="P9">   • Получил пять по математике — нужно еще и по географии пять. Получил тройку — бестолочь, в кого ты у нас такой.</text:p>
      <text:p text:style-name="P9">   • Прибежал на физкультуре вторым из всех классов — почему не первый?</text:p>
      <text:p text:style-name="P9">И так можно перечислять до бесконечности.</text:p>
      <text:p text:style-name="P9">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9">Он не прав, и родителям наплевать — вот что понимал ребенок после таких «душевных» разговоров.</text:p>
      <text:p text:style-name="P9">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text:p>
      <text:p text:style-name="P9">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9">Такое воспитание привязало ребенка к родителям очень крепко. Уйти во взрослую жизнь от таких родителей бывает крайне сложно.</text:p>
      <text:p text:style-name="P9">— Мы — твои друзья, а друзей не бросают...</text:p>
      <text:p text:style-name="P9">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9">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P9">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9">Если плохо ему, он не расскажет, из-за чего, он продемонстрирует — как ему плохо, он ни за что не разрешит постороннему человеку лезть в его голову и наругает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9">Помимо внутрисемейных влияний, родители также могли оказывать <text:soft-page-break/>влияние на его мнение об окружающих. Например, запрещали дружить с кем-то, или постоянно высказывали осторожные сомнения в друзьях чада.</text:p>
      <text:p text:style-name="P9">— Нравится мальчик? Не говори подружкам — отобъют...</text:p>
      <text:p text:style-name="P9">— Петя не пошел с тобой гулять? Стало быть тренировка/уроки ему важнее друзей...</text:p>
      <text:p text:style-name="P9">— Это тот Петя, который во втором классе тебе подножку подставил?.. А... Понятно...</text:p>
      <text:p text:style-name="P9">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9">* * *</text:p>
      <text:p text:style-name="P9">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9">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9">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P9">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9">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P9">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е его к окружающим, убеждая себя, что это норма.</text:p>
      <text:p text:style-name="P5"/>
      <text:p text:style-name="P5"/>
      <text:p text:style-name="P9"/>
      <text:p text:style-name="P3"/>
      <text:p text:style-name="P13">Глава 25. Признаки, приемы и противостояние манипуляции</text:p>
      <text:p text:style-name="P3"/>
      <text:p text:style-name="P9"/>
      <text:p text:style-name="P9"/>
      <text:p text:style-name="P3">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P3">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Помните, я говорила о нарушенной пропорциональности черт характера? <text:soft-page-break/>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3">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p text:style-name="P9"/>
      <text:p text:style-name="P9"/>
      <text:p text:style-name="P3"/>
      <text:p text:style-name="P13"/>
      <text:p text:style-name="P14">Почему я?</text:p>
      <text:p text:style-name="P13"/>
      <text:p text:style-name="P3"/>
      <text:p text:style-name="P3">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3">Нет смысла перечислять все уже перечисленное, чтобы понять — вы не абы кто с улицы, а самодостаточная и интересная личность.</text:p>
      <text:p text:style-name="P3">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3">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3">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text:soft-page-break/>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3">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3">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3"/>
      <text:p text:style-name="P13">Абьюзер выбирает в жертвы личность,</text:p>
      <text:p text:style-name="P13">которой хотел бы быть сам</text:p>
      <text:p text:style-name="P13">. Но зависть не дает ему спокойно смотреть, как хорошо идут ваши дела, как вы счастливы, не так, как он. Поэтому, вскоре, он начнет воздействовать на вас,</text:p>
      <text:p text:style-name="P13">делая из вас — такого же, как он</text:p>
      <text:p text:style-name="P13">.</text:p>
      <text:p text:style-name="P3"/>
      <text:p text:style-name="P3">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по отношению к себе.</text:p>
      <text:p text:style-name="P3">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3">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3">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3">* * *</text:p>
      <text:p text:style-name="P3">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text:soft-page-break/>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3">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3">— Ты просто его не знаешь! — ответила я.</text:p>
      <text:p text:style-name="P3">* * *</text:p>
      <text:p text:style-name="P3">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P3">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3">Давайте вспомним ранее описанный диалог, где я задаю своему бывшему парню вопрос:</text:p>
      <text:p text:style-name="P3">— Есть ли что-то, что я должна знать?..</text:p>
      <text:p text:style-name="P3">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3">— Ты вокруг меня плетешь какую-то западню...</text:p>
      <text:p text:style-name="P3">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p text:style-name="P3">— Я ничего такого не делал...</text:p>
      <text:p text:style-name="P3">— Каждый справляется с болью по разному...</text:p>
      <text:p text:style-name="P3">— Я был на четырех свиданиях...</text:p>
      <text:p text:style-name="P3">— Да, я трахаться хотел...</text:p>
      <text:p text:style-name="P3">Чуть больше часа + одинаковые вопросы = море информации — вот такой прекрасный метод узнать правду.</text:p>
      <text:p text:style-name="P3">Вот и получается первый совет по противостоянию лжи и ложности в поведении:</text:p>
      <text:p text:style-name="P3">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3">* * *</text:p>
      <text:p text:style-name="P3">Но что же делать, если ваш партнер, все-таки, ответил вам прямо и быстро, легко и непринужденно?</text:p>
      <text:p text:style-name="P3">Существуют невербальные признаки, по которым можно понять, что с <text:soft-page-break/>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3">Он от вас прячется. Он с вами не искренен. Запомните это. Зафиксируйте в памяти, ведь так будет происходить каждый раз, когда он вас обманывает.</text:p>
      <text:p text:style-name="P3">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3">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3">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3">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text:p>
      <text:p text:style-name="P3">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P3">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 оправдываются.</text:p>
      <text:p text:style-name="P3">Так мы можем знать по поведению близкого, что что-то неординарное произошло в его жизни, ведь его поведение тоже неординарное.</text:p>
      <text:p text:style-name="P3">Но, говоря о человеке малознакомом, мы и представления не имеем, что он из себя представляет. Ну, может быть имеем, но лишь невнятное. Поэтому, говорю вам, не доверяйте посторонним. Это может быть кто угодно с совершенно неожиданными намерениями.</text:p>
      <text:p text:style-name="P3">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text:p>
      <text:p text:style-name="P3">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3">* * *</text:p>
      <text:p text:style-name="P3">Говоря на безопасные для себя темы, абьюзер, возможно, будет смотреть вам в глаза. Возможно? Да, абьюзер редко смотрит в глаза.</text:p>
      <text:p text:style-name="P3">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P3">Итак, если вы чувствуете, что вам демонстрируют свою честность, то, скорее всего, ваш собеседник лжет.</text:p>
      <text:p text:style-name="P3">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3">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P3">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text:soft-page-break/>частей тела человека, соответственно и уязвимая.</text:p>
      <text:p text:style-name="P3">Понятно, что вы не будете его бить по шее, но мама в детстве так и делала, когда он нашкодит, поэтому он ее прячет.</text:p>
      <text:p text:style-name="P3">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P3">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3">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3">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P3">Поэтому, я считаю, что всем необходимо обращать внимание на элементарные аспекты поведения окружающих нас людей, особенно тех, кого мы собираемся подпустить к себе ближе, чем на «расстояние вытянутой руки».</text:p>
      <text:p text:style-name="P3">Ради нашего же психологического спокойствия.</text:p>
      <text:p text:style-name="P3">* * *</text:p>
      <text:p text:style-name="P3">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3">Так гораздо легче понять, что вами манипулируют.</text:p>
      <text:p text:style-name="P3">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3">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P3"/>
      <text:p text:style-name="P13">Человек,</text:p>
      <text:p text:style-name="P13">вспоминая</text:p>
      <text:p text:style-name="P1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P3"/>
      <text:p text:style-name="P3"/>
      <text:p text:style-name="P13">Человек, который</text:p>
      <text:p text:style-name="P13">пытается придумать</text:p>
      <text:p text:style-name="P13">что-то в ходе разговора, отведет взгляд не на нейтральные области, а на «пестрые» (окно, телевизор). Он будет искать идеи на ходу в <text:soft-page-break/>деталях того, что видит, придумывать из того, что первое пришло в голову и не посмотрит на вас, когда придумает.</text:p>
      <text:p text:style-name="P3"/>
      <text:p text:style-name="P3">Он спрячет от вас взгляд, но будет стараться говорить как можно убедительнее, рассуждая и анализиру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P3">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3">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P3">Словите этот момент. Скажите ему, что вы не хотите называть его лжецом, но его слова делают это за вас.</text:p>
      <text:p text:style-name="P3">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3">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P3"/>
      <text:p text:style-name="P13">Ничего говорить не надо! Он сам все скажет. Он будет в шоке. Он начнет объяснять</text:p>
      <text:p text:style-name="P13">не все свои слова, а только ложь</text:p>
      <text:p text:style-name="P13">, недоумевая, чему именно вы не поверили, ведь он все так хорошо продумал.</text:p>
      <text:p text:style-name="P3"/>
      <text:p text:style-name="P3">Так можно узнать, что именно в его словах неправда.</text:p>
      <text:p text:style-name="P3">* * *</text:p>
      <text:p text:style-name="P3">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P3">Потом он спросил:</text:p>
      <text:p text:style-name="P3">— Что ты знаешь? — и его голос слегка дрожал. Очевидно, что он пытался скрыть волнение.</text:p>
      <text:p text:style-name="P3"/>
      <text:p text:style-name="P13">И звучало это, как: «Что</text:p>
      <text:p text:style-name="P13">именно</text:p>
      <text:p text:style-name="P13">ты знаешь?» Конечно, я ничего ему не выдала тогда. Если честно, то я очень сглупила — я еще не знала всего того, о чем сейчас пишу и действовала неосознанно.</text:p>
      <text:p text:style-name="P3"/>
      <text:p text:style-name="P3">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3">Тогда я прижала его к стенке и сама же отпустила его.</text:p>
      <text:p text:style-name="P3">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3">Это выражается в его резком напряженном потухании. Он уже говорит осторожнее — фильтрует каждое слово, уже не так агрессивно что-то <text:soft-page-break/>доказывает. Скорее всего — это конец вашего разговора. Внятного продолжения не будет, если вы не додавите до правды.</text:p>
      <text:p text:style-name="P3">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P3">Но, я не сожалею об этом, ведь уже на следующий день я сама все узнала совершенно случайно. Но вам я рекомендую не делать таких ошибок.</text:p>
      <text:p text:style-name="P3">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3">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3">Надеюсь, так будет и с вами.</text:p>
      <text:p text:style-name="P3">* * *</text:p>
      <text:p text:style-name="P3">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P3">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3">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P3">Затем он может и это обернуть в свою пользу и попытаться вызвать в вас чувство вины за «такие» мысли:</text:p>
      <text:p text:style-name="P3">— Как ты могла такое обо мне подумать?!</text:p>
      <text:p text:style-name="P3">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3">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3">Это будет сопровождаться обвинениями и упреками.</text:p>
      <text:p text:style-name="P3">— Как тебе не стыдно так думать про меня?!</text:p>
      <text:p text:style-name="P3">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3">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P3">Поверьте мне на слово — это будет полный бред. Он вам ни к чему.</text:p>
      <text:p text:style-name="P3">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3">Или же он попытается рассуждать, основываясь на общеизвестные манеры поведения или мнения великих людей:</text:p>
      <text:p text:style-name="P3">— ...Говорят, что женщины не способны признать мужскую полигамность...</text:p>
      <text:p text:style-name="P3">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P3"><text:soft-page-break/>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text:p>
      <text:p text:style-name="P3">Ответьте ему что-то вроде:</text:p>
      <text:p text:style-name="P3">— Хороший вопрос! А попробуй сам на него ответить.</text:p>
      <text:p text:style-name="P3">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3">Ловко.</text:p>
      <text:p text:style-name="P3"/>
      <text:p text:style-name="P13">Дальше в ход может пойти «положительное подкрепление» (</text:p>
      <text:p text:style-name="P13">см. р. «Положительное подкрепление»</text:p>
      <text:p text:style-name="P13">):</text:p>
      <text:p text:style-name="P3"/>
      <text:p text:style-name="P3">— Ты же умная и должна понимать, что &lt;...&gt;! — где &lt;продолжением&gt; будет то, что он хочет навязать вам.</text:p>
      <text:p text:style-name="P3">Лесть — это поистине отличный ход, чтобы отвлечь вас от этого разговора. Помните?</text:p>
      <text:p text:style-name="P3">— ...Ты большая умница и нужно быть слепым, чтоб не заметить это...</text:p>
      <text:p text:style-name="P3">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3">Ответьте ему, с легкой улыбкой, что итак знаете, что вы хороший человек, поблагодарите за комплимент и продолжайте тему разговора.</text:p>
      <text:p text:style-name="P3">Ну и последний вариант развития — пассивная агрессия. Игнор.</text:p>
      <text:p text:style-name="P3">— Не собираюсь ничего тебе доказывать!</text:p>
      <text:p text:style-name="P3">— Ты можешь продолжать убеждать себя в этом сколько угодно!</text:p>
      <text:p text:style-name="P3">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3">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3">— С тобой невозможно разговаривать!</text:p>
      <text:p text:style-name="P3">Радуйтесь. Вы не подходите на роль марионетки. Вы его уделали.</text:p>
      <text:p text:style-name="P3">Ну а если он не бросает вас, тогда сами БЕГИТЕ, КАК МОЖНО БЫСТРЕЕ И КАК МОЖНО ДАЛЬШЕ! ЛУЧШЕ НЕ БУДЕТ!!!</text:p>
      <text:p text:style-name="P9"/>
      <text:p text:style-name="P9"/>
      <text:p text:style-name="P3"/>
      <text:p text:style-name="P13"/>
      <text:p text:style-name="P14">Демонстративное игнорирование собственных обязательств.</text:p>
      <text:p text:style-name="P13"/>
      <text:p text:style-name="P3"/>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Противостояние:</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text:soft-page-break/>сказал, что может тебя научить это делать.</text:p>
      <text:p text:style-name="P3">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3">Но, если ваше противостояние не срабатывает — БЕГИТЕ, КАК МОЖНО БЫСТРЕЕ И КАК МОЖНО ДАЛЬШЕ! ЛУЧШЕ НЕ БУДЕТ!!!</text:p>
      <text:p text:style-name="P9"/>
      <text:p text:style-name="P9"/>
      <text:p text:style-name="P3"/>
      <text:p text:style-name="P13"/>
      <text:p text:style-name="P14">Газлайтинг.</text:p>
      <text:p text:style-name="P13"/>
      <text:p text:style-name="P3"/>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3">— Тебе показалось.</text:p>
      <text:p text:style-name="P3">— Ты себе накручиваешь.</text:p>
      <text:p text:style-name="P3">— Ничего у тебя не болит.</text:p>
      <text:p text:style-name="P3">— Ты сама придумываешь себе проблемы.</text:p>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3">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p text:style-name="P3">— Мне это нравится? — Нет.</text:p>
      <text:p text:style-name="P3">— Он сейчас прав? — Нет.</text:p>
      <text:p text:style-name="P3">— Я это слышала/видела? — Да.</text:p>
      <text:p text:style-name="P3">Таким образом вы избавитесь от сомнений в реальности этих фактов.</text:p>
      <text:p text:style-name="P3"><text:soft-page-break/>Отстаивайте свою точку зрения. Описывайте свои чувства:</text:p>
      <text:p text:style-name="P3">— Как это у меня не болит? Еще как болит!</text:p>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3">— Ты что, хочешь сказать, что я сумасшедшая?!</text:p>
      <text:p text:style-name="P3">*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Но, 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Висхолдинг.</text:p>
      <text:p text:style-name="P13"/>
      <text:p text:style-name="P3"/>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text:soft-page-break/>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3">— И это, по твоему, проблема? Ты действительно считаешь, что из-за этого стоит ссориться?</text:p>
      <text:p text:style-name="P3">И вот вы уже говорите о том, что не хотите ругаться, а просто пытаетесь решить семейный вопрос — он спрыгнул с темы.</text:p>
      <text:p text:style-name="P3">— Я не буду разговаривать об этом. Это полный бред! Ты хоть слышишь себя?</text:p>
      <text:p text:style-name="P3">И вот вы пытаетесь понять, что же «такого» вы сказали не так.</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Противостояние:</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p text:style-name="P3">— У меня такое впечатление, что тебе просто неинтересно меня слушать.</text:p>
      <text:p text:style-name="P3">— Ты каждый раз придумываешь отговорки, чтобы избежать разговоров со мной.</text:p>
      <text:p text:style-name="P3">— Я тебя поняла. Позвоню маме/подруге/другу, раз тебе неинтересно. Они-то точно меня выслушают.</text:p>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3">Когда он попытается соскочить с темы, скажите:</text:p>
      <text:p text:style-name="P3">— Кстати, тоже интересный момент, но давай мы его обсудим после. Вернемся к сути.</text:p>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P3">Но, 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Да, но &lt;...&gt;» (в дополнение к описанию висхолдинга).</text:p>
      <text:p text:style-name="P13"/>
      <text:p text:style-name="P3"/>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P3"/>
      <text:p text:style-name="P13"><text:soft-page-break/>—</text:p>
      <text:p text:style-name="P13">Да</text:p>
      <text:p text:style-name="P13">, я виноват,</text:p>
      <text:p text:style-name="P13">но</text:p>
      <text:p text:style-name="P13">позавчера ты была больше не права, чем я сейчас.</text:p>
      <text:p text:style-name="P3"/>
      <text:p text:style-name="P3"/>
      <text:p text:style-name="P13">— Я полностью с тобой согласен, но ты абсолютно не права... (</text:p>
      <text:p text:style-name="P13">см. р. «Дабл байнд»</text:p>
      <text:p text:style-name="P13">),</text:p>
      <text:p text:style-name="P3"/>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Противостояние:</text:p>
      <text:p text:style-name="P3">Дайте ему понять, что вы заметили эту тактику и раскусили его:</text:p>
      <text:p text:style-name="P3">— Мама научила меня не воспринимать все, что сказано до слова «Но». Так ты со мной согласен или нет?</text:p>
      <text:p text:style-name="P3">—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P3">Но, 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Изоляция жертвы от ее окружения.</text:p>
      <text:p text:style-name="P13"/>
      <text:p text:style-name="P3"/>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3">Так же, если он видит вашу привязанность к вашим друзьям, то потихоньку начинает с ними ссориться или ссорить вас.</text:p>
      <text:p text:style-name="P3">— Твоя Машка как-то на меня так смотрела...</text:p>
      <text:p text:style-name="P3">— Мне не нравится, что Петя на тебя постоянно смотрит. Я видел, как ты с ним кокетничала.</text:p>
      <text:p text:style-name="P3">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Противостояние:</text:p>
      <text:p text:style-name="P3">Не упускайте возможность проводить время с вашими близкими. С ним <text:soft-page-break/>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P3">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ли — не вы. Так он поймет, что вы не один на один с ним.</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p text:style-name="P9"/>
      <text:p text:style-name="P9"/>
      <text:p text:style-name="P3"/>
      <text:p text:style-name="P13"/>
      <text:p text:style-name="P14">Пассивная агрессия (игнорирование, обида, внезапный бойкот).</text:p>
      <text:p text:style-name="P13"/>
      <text:p text:style-name="P3"/>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с вами в одной комнате.</text:p>
      <text:p text:style-name="P3">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3">— Не может же он просто так взять и обидеться?</text:p>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3">— Милый, ну скажи, что не так? Ну прости, если я тебя чем-то обидела!</text:p>
      <text:p text:style-name="P3"><text:soft-page-break/>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p text:style-name="P3">— Опять ты за свое. В прошлый раз было тоже самое!</text:p>
      <text:p text:style-name="P3">И вы снова не понимаете. И снова просите прощение, и обещаете, что такого больше не повторится! А вам говорят:</text:p>
      <text:p text:style-name="P3">— Ты в прошлый раз тоже говорил, что не повторится!</text:p>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Противостояние:</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3">— Что, опять? Ну ок...</text:p>
      <text:p text:style-name="P3">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но я не унималась.</text:p>
      <text:p text:style-name="P3">— Ну? Что опять? Ну, говори! Чем ты не доволен!? Давай — я недоволен тем, что... Продолжай предложение!</text:p>
      <text:p text:style-name="P3">Он даже сам дал ему название: «учитель—школьник». Невольно, конечно.</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p text:style-name="P3">— Я жду ответа и не уйду, пока не получу его! Если ты утверждаешь что я неправа/виновата, то будь добр, объясни мне, в чем?</text:p>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p text:style-name="P9"/>
      <text:p text:style-name="P9"/>
      <text:p text:style-name="P3"><text:soft-page-break/></text:p>
      <text:p text:style-name="P13"/>
      <text:p text:style-name="P14">Эгоизм. Равнодушие.</text:p>
      <text:p text:style-name="P13"/>
      <text:p text:style-name="P3"/>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Противостояние:</text:p>
      <text:p text:style-name="P3">Не терпите такого поведения. Он ваш партнер, а значит должен быть с вами и в горе и в радости. Говорите об этом, требуйте:</text:p>
      <text:p text:style-name="P3">— Мне нужна твоя помощь/совет/поддержка!</text:p>
      <text:p text:style-name="P3">—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P3">— Ты что, обиделся? На что? На то, что не можешь оказать мне помощь?</text:p>
      <text:p text:style-name="P3">Если вы заметили в своих отношениях наличие такого поведения — БЕГИТЕ, КАК МОЖНО БЫСТРЕЕ И КАК МОЖНО ДАЛЬШЕ! ЛУЧШЕ НЕ БУДЕТ!!!</text:p>
      <text:p text:style-name="P9"/>
      <text:p text:style-name="P9"/>
      <text:p text:style-name="P3"/>
      <text:p text:style-name="P13"/>
      <text:p text:style-name="P14">Игра на ваших эмоциях или психологические триггеры.</text:p>
      <text:p text:style-name="P13"/>
      <text:p text:style-name="P3"/>
      <text:p text:style-name="P3">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3">— Да, я помню, что ты уже однажды потеряла контроль над ситуацией... Так что не нужно мне рассказывать, что сейчас ты ни при чем...</text:p>
      <text:p text:style-name="P3">— Теперь я понимаю, почему Петя решил с тобой расстаться.</text:p>
      <text:p text:style-name="P3">Это может выражаться в поведении, связанном с вашими болезненными воспоминаниями, например, если девушка подвергалась сексуальному <text:soft-page-break/>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Противостояние:</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3">—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3">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Виктимблейминг.</text:p>
      <text:p text:style-name="P13"/>
      <text:p text:style-name="P3"/>
      <text:p text:style-name="P3"/>
      <text:p text:style-name="P13">Виктимблейминг (</text:p>
      <text:p text:style-name="P13">от англ</text:p>
      <text:p text:style-name="P13">.</text:p>
      <text:p text:style-name="P13">victim</text:p>
      <text:p text:style-name="P13">— жертва,</text:p>
      <text:p text:style-name="P13">blame</text:p>
      <text:p text:style-name="P13">—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
      <text:p text:style-name="P3">Другими словами, виктимблейминг — это когда кто-то обвиняет вас в <text:soft-page-break/>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p text:style-name="P3">— Ее бы не изнасиловали, если бы она не надела такое короткое платье.</text:p>
      <text:p text:style-name="P3">— Тебя не повысили, потому что ты мало старалась, тебе нужно было усерднее работать.</text:p>
      <text:p text:style-name="P3">— Твой кошелек украли из-за твоей невнимательности...</text:p>
      <text:p text:style-name="P3">Все эти примеры, и подобные, подводятся итоговым приговором:</text:p>
      <text:p text:style-name="P3">— Сама виновата!</text:p>
      <text:p text:style-name="P3">Без вины виноватая (С). Жертва становится эдаким «козлом отпущения», и вместо поддержки, выслушивает упреки с нотками злорадства и сарказма.</text:p>
      <text:p text:style-name="P3">— А чего ты хотела?!</text:p>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
      <text:p text:style-name="P1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text:p>
      <text:p text:style-name="P13">вынудило</text:p>
      <text:p text:style-name="P13">его ее побить. В таком случае, жертву засыпают обвинениями в провокации физического насилия над ней.</text:p>
      <text:p text:style-name="P3"/>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3">— Прости меня, я сорвался из-за того, что ты сказала/сделала.</text:p>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text:soft-page-break/>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Противостояние:</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p text:style-name="P3">— Меня побили!</text:p>
      <text:p text:style-name="P3">— Меня изнасиловали!</text:p>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p text:style-name="P3">— То есть, если ты пересолила суп, то позволишь своему мужу наказать тебя? Побить?</text:p>
      <text:p text:style-name="P3">— Я бы, например, сказала человеку, что у него карман не застегнут. Ведь я нормальный честный человек! А ты бы как поступил?</text:p>
      <text:p text:style-name="P3">— Ты хочешь сказать, что, если увидишь на улице девушку в короткой юбке, это даст тебе полное право изнасиловать ее?</text:p>
      <text:p text:style-name="P3">В любом случае, 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Вам редко уступают или не уступают вообще.</text:p>
      <text:p text:style-name="P13"/>
      <text:p text:style-name="P3"/>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text:soft-page-break/>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Противостояние:</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сырой аргументации:</text:p>
      <text:p text:style-name="P3">—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P3">—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text:soft-page-break/>смысла дальше вести этот разговор «в одни ворота».</text:p>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Один человек, которого я очень уважаю, как-то сказал мне:</text:p>
      <text:p text:style-name="P3">— В семье должно быть соперничество!</text:p>
      <text:p text:style-name="P3">Конечно, я возмутилась и уже была готова начать жуткий спор, но он тут же продолжил:</text:p>
      <text:p text:style-name="P3">— Кто кого счастливее сделает!</text:p>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3">Но, если вы заметили в своих отношениях наличие такого поведения — БЕГИТЕ, КАК МОЖНО БЫСТРЕЕ И КАК МОЖНО ДАЛЬШЕ! ЛУЧШЕ НЕ БУДЕТ!!!</text:p>
      <text:p text:style-name="P9"/>
      <text:p text:style-name="P9"/>
      <text:p text:style-name="P3"/>
      <text:p text:style-name="P13"/>
      <text:p text:style-name="P14">Патологическая ложь. Введение в болезненное состояние ожидания.</text:p>
      <text:p text:style-name="P13"/>
      <text:p text:style-name="P3"/>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text:soft-page-break/>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Противостояние:</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text:soft-page-break/>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P3">1) Пристыдить.</text:p>
      <text:p text:style-name="P3">— Ты можешь и не обещать, если не хочешь выглядеть обманщиком.</text:p>
      <text:p text:style-name="P3">При этом сказать так, чтобы он понял, как вы относитесь к обманщикам. На эту тактику вы можете получить неожиданный ответ:</text:p>
      <text:p text:style-name="P3">— Если тебя не устраивает — давай расстанемся.</text:p>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3">— Я пока поживу у друзей/родителей, а вещи соберу на выходных, договорились?</text:p>
      <text:p text:style-name="P3">2) Отзеркаливание.</text:p>
      <text:p text:style-name="P3">Пообещайте ему что-то, что ему может очень понравиться, например:</text:p>
      <text:p text:style-name="P3">— Сегодня дома тебя ждет большой сюрприз!</text:p>
      <text:p text:style-name="P3">Но никакого сюрприза не готовьте, а если вам начнут предъявлять претензии или демонстрировать обиду, просто ответьте:</text:p>
      <text:p text:style-name="P3">— Я собиралась, честно, но возникли дела по важнее, поэтому сюрприз переноситься на завтра.</text:p>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3">—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p text:style-name="P3">Но, если вы заметили в своих отношениях наличие такого поведения — БЕГИТЕ, КАК МОЖНО БЫСТРЕЕ И КАК МОЖНО ДАЛЬШЕ! ЛУЧШЕ НЕ БУДЕТ!!!</text:p>
      <text:p text:style-name="P9"/>
      <text:p text:style-name="P9"/>
      <text:p text:style-name="P3"/>
      <text:p text:style-name="P13"/>
      <text:p text:style-name="P14">Триангуляция.</text:p>
      <text:p text:style-name="P13"/>
      <text:p text:style-name="P3"/>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3">— Даже Маша/Петя говорит, что ты не права.</text:p>
      <text:p text:style-name="P3">Или что-то подобное. Манипулятор даже может не посчитать нужным сказать, кто именно отозвался так о вас:</text:p>
      <text:p text:style-name="P3">— Да какая разница — кто? Главное, что я не один так считаю...</text:p>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p text:style-name="P3">— Маша/Петя вообще не понимает, почему я с тобой до сих пор встречаюсь...</text:p>
      <text:p text:style-name="P3">То будьте готовы к боли, так как этот человек вам, скорее всего, близок. <text:soft-page-break/>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Противостояние:</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p text:style-name="P3">— А свое мнение у тебя есть?</text:p>
      <text:p text:style-name="P3">Если он скажет, что согласен с мнением Маши/Пети, смело уточняйте у него смысл этого, уже его, мнения:</text:p>
      <text:p text:style-name="P3">— То есть, ты хочешь сказать, что не понимаешь, почему мы с тобой встречаемся?</text:p>
      <text:p text:style-name="P3">Так же можно вывести его на чистую воду — узнать, по какой причине он рассказывает о ваших отношениях другим людям:</text:p>
      <text:p text:style-name="P3">— Ты что, жаловался Маше/Пете на меня?</text:p>
      <text:p text:style-name="P3">Ну или пристыдить в распускании слухов о вашей паре:</text:p>
      <text:p text:style-name="P3">— Можно не быть сплетником и лицемером, милый, и обсудить эти вопросы со мной, а не с посторонними людьми.</text:p>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p text:style-name="P3">В любом случае, если вы заметили в своих отношениях наличие этого метода — БЕГИТЕ, КАК МОЖНО БЫСТРЕЕ И КАК МОЖНО ДАЛЬШЕ! ЛУЧШЕ НЕ БУДЕТ!!!</text:p>
      <text:p text:style-name="P9"/>
      <text:p text:style-name="P9"/>
      <text:p text:style-name="P3"/>
      <text:p text:style-name="P13"/>
      <text:p text:style-name="P14">Дабл байнд.</text:p>
      <text:p text:style-name="P13"/>
      <text:p text:style-name="P3"/>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Человек — это единица общества. Общество построено на <text:soft-page-break/>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p text:style-name="P3">— Закрой свой рот и ответь мне!</text:p>
      <text:p text:style-name="P3"/>
      <text:p text:style-name="P13">Или же невербальными, когда то,</text:p>
      <text:p text:style-name="P13">что</text:p>
      <text:p text:style-name="P13">манипулятор говорит, и то,</text:p>
      <text:p text:style-name="P13">как</text:p>
      <text:p text:style-name="P13">он это произносит воспринимается на различных коммуникативных уровнях.</text:p>
      <text:p text:style-name="P3"/>
      <text:p text:style-name="P3">Приведу пример из уже описанного мною разговора, который я записала на диктофон. Мой парень говорит мне:</text:p>
      <text:p text:style-name="P3">— Главное, что хорошо тебе! Вот это самое главное!</text:p>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3">— Ты все придумываешь. Я такого не говорил...</text:p>
      <text:p text:style-name="P3">Потом висхолдинг:</text:p>
      <text:p text:style-name="P3">— И это, по твоему, проблема? Ты действительно считаешь, что из-за этого стоит ссориться?</text:p>
      <text:p text:style-name="P3">Потом он шлифует это все триггером:</text:p>
      <text:p text:style-name="P3">— Вчера ты тоже говорила, что не хочешь ругаться, но, тем не менее мы поругались...</text:p>
      <text:p text:style-name="P3"><text:soft-page-break/>Конечно, без триангуляции никуда:</text:p>
      <text:p text:style-name="P3">— Да все говорят, что ты просто неуравновешенная...</text:p>
      <text:p text:style-name="P3">И в заключение, виктимблейминг:</text:p>
      <text:p text:style-name="P3">— Хватит ныть! Сидела бы молча — ничего бы этого не было!..</text:p>
      <text:p text:style-name="P3">*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3">*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
      <text:p text:style-name="P13">Шизофрения (</text:p>
      <text:p text:style-name="P13">от греч. schizo – расщеплять, phren – ум, рассудок</text:p>
      <text:p text:style-name="P13">)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P3"/>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p text:style-name="P3">— Мне так нравится ее смех!/ Сколько можно ржать?!</text:p>
      <text:p text:style-name="P3">Если ваш партнер часто меняет собственную систему ценности, чем и оказывает влияние на ваши отношения — это «дабл байнд».</text:p>
      <text:p text:style-name="P3">— Слушай, а это хорошая идея!/Ты серьезно? Тупее ничего не придумала?</text:p>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text:soft-page-break/>заявлять об этом. Приведу пример из уже описанного мною случая, когда мне «запретили» приглашать друзей на свой день рождения:</text:p>
      <text:p text:style-name="P3">— Если ты пригласишь всех друзей, то это вызовет дискомфорт.</text:p>
      <text:p text:style-name="P3">Нельзя не согласиться, что подтекстом данного заявления является запрет.</text:p>
      <text:p text:style-name="P3">— Я не хочу, чтобы ты приглашала всех друзей, так как это повлечет за собой дискомфорт...</text:p>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p text:style-name="P3">— Я хочу, чтобы всем было комфортно.</text:p>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3">— Я тебя люблю ни смотря ни на что! (Ты очень плохая. У тебя множество недостатков. По сути тебя не за что любить, но — я тебя все равно люблю!)</text:p>
      <text:p text:style-name="P3">— Мы сделаем это когда ты захочешь — завтра!</text:p>
      <text:p text:style-name="P3">— Ты можешь рассказать мне. Я пойму! / Как ты могла такое сделать?! Ты в своем уме?</text:p>
      <text:p text:style-name="P3">— Тебе не нужна косметика, ты у меня и так красивая! / Ух какая девушка, не то, что моя — замухрышка!</text:p>
      <text:p text:style-name="P3">— Ты у меня самая лучшая! Я тебя недостоин! (Ты слишком умная/красивая/талантливая... Тебе надо быть хуже, чтобы я был достойным тебя!)</text:p>
      <text:p text:style-name="P3">— Не работает — нахлебница, сидит на моей шее. / Работает — а обо мне кто будет заботиться?! Эгоистка!</text:p>
      <text:p text:style-name="P3">— Все женщины корыстные сучки! Им только деньги и нужны! / Как это ты сама за себя заплатишь? Ты хочешь меня унизить?</text:p>
      <text:p text:style-name="P3">— Занимаешься спортом — хочешь, чтоб парни на твою накачанную попку смотрели? / Не занимаешься — лентяйка и жопа у тебя жирная!</text:p>
      <text:p text:style-name="P3">— Ей только обнимашки и нужны! / Она вообще не обращает на меня внимание!</text:p>
      <text:p text:style-name="P3">— Мне нравятся умные девушки! / Она что думает, что она самая умная?!</text:p>
      <text:p text:style-name="P3">— Мне так нравится твой смех! / Когда ты уже успокоишься? Веди себя нормально!</text:p>
      <text:p text:style-name="P3">— Мне для тебя ничего не жалко! / Джинсы тебе новые? А чем тебе старые не нравятся?</text:p>
      <text:p text:style-name="P3">Противостояние:</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p text:style-name="P9"><text:soft-page-break/></text:p>
      <text:p text:style-name="P9"/>
      <text:p text:style-name="P3"/>
      <text:p text:style-name="P13"/>
      <text:p text:style-name="P14">Подкрепление. Стимуляция на действия.</text:p>
      <text:p text:style-name="P13"/>
      <text:p text:style-name="P3"/>
      <text:p text:style-name="P3"/>
      <text:p text:style-name="P13">Подкрепление — это событие, которое служит для увеличения вероятности реакции. Это, своего рода, стимулятор.</text:p>
      <text:p text:style-name="P1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1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1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p text:style-name="P3"/>
      <text:p text:style-name="P3"/>
      <text:p text:style-name="P13"/>
      <text:p text:style-name="P14"/>
      <text:p text:style-name="P15">Положительное подкрепление.</text:p>
      <text:p text:style-name="P14"/>
      <text:p text:style-name="P13"/>
      <text:p text:style-name="P13"/>
      <text:p text:style-name="P14">Положительное подкрепление (</text:p>
      <text:p text:style-name="P14">зеленая кнопка</text:p>
      <text:p text:style-name="P14">) — это позитивное событие, которое стимулирует на действия путем вызова нужной реакции. Речь пойдет о мотивации плюшками.</text:p>
      <text:p text:style-name="P13"/>
      <text:p text:style-name="P13"/>
      <text:p text:style-name="P14">«Если мне нравится то, что ты делаешь, тебя ждет награда.»</text:p>
      <text:p text:style-name="P13"/>
      <text:p text:style-name="P13">У положительного подкрепления есть несколько, так сказать, направлений.</text:p>
      <text:p text:style-name="P13">1. Стимуляция жертвы на действия путем поощрения за выполнение обязанностей манипулятора.</text:p>
      <text:p text:style-name="P13">— Ты у меня такая сильная! Такие тяжелые пакеты из магазина притащила! Люблю сильных женщин. Иди сюда, я тебя поцелую!</text:p>
      <text:p text:style-name="P13">В этом случае он благодарит за то, что должен был сделать сам, но вам ведь приятно, вас похвалили и вашу усталость, как рукой сняло!</text:p>
      <text:p text:style-name="P13">2. Стимуляция жертвы на действия путем благодарности за то, что жертва выполнила свои обязанности.</text:p>
      <text:p text:style-name="P13">— Вот тебе цветы за то, что ты вчера приготовила такой вкусный ужин!</text:p>
      <text:p text:style-name="P1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13">Он не сделал это просто так, потому что вы хорошая и заботливая, или потому что он вас любит. Он великодушно отплатил вам за ваши труды.</text:p>
      <text:p text:style-name="P13">3. Стимуляция жертвы на действия путем требований ответной реакции на его действия.</text:p>
      <text:p text:style-name="P13">— Я вчера с тобой поделился, теперь ты делись.</text:p>
      <text:p text:style-name="P13">— В прошлый раз я уступил, теперь ты уступи.</text:p>
      <text:p text:style-name="P13">С одной стороны это логично — вас призывают отвечать взаимностью <text:soft-page-break/>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1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13">— Летом едем на море, а зимой — в горы, договорились?</text:p>
      <text:p text:style-name="P1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13">4. Стимуляция жертвы путем похвалы на самостоятельное выполнение общих обязанностей.</text:p>
      <text:p text:style-name="P13">— Милая, но ты же знаешь, что я не уберу в квартире, как ты! Ты с этим справишься гораздо быстрее, чем я! Ты у меня такая молодец!</text:p>
      <text:p text:style-name="P13">— У тебя так здорово получается все планировать, так что я решил дать тебе возможность полностью спланировать эту поездку!</text:p>
      <text:p text:style-name="P13">— Никто не сделает это лучше тебя! Не буду мешать!..</text:p>
      <text:p text:style-name="P13">5. Сглаживание последствий деструктивного (отрицательного) поведения абьюзера.</text:p>
      <text:p text:style-name="P13">— Милая, не обижайся! Я ведь так тебя люблю!</text:p>
      <text:p text:style-name="P13">— Я вчера погорячился... Вот тебе цветы!</text:p>
      <text:p text:style-name="P13">— Я без тебя не смогу! Ты мне очень нужна! Не бросай меня! Я не знаю, что буду без тебя (такой хорошей) делать!</text:p>
      <text:p text:style-name="P1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1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13">То есть, постоянно нажимают на вашу зеленую кнопку!</text:p>
      <text:p text:style-name="P13">* * *</text:p>
      <text:p text:style-name="P1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13">Такие поощрения не есть плюшки.</text:p>
      <text:p text:style-name="P1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1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13">Чем же отличается положительное подкрепление от проявления внимания и любви к вам?</text:p>
      <text:p text:style-name="P1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1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1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13">Положительное подкрепление — это очень эффективный инструмент <text:soft-page-break/>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1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13">Противостояние:</text:p>
      <text:p text:style-name="P13">Помните, действия абьюзера рассчитаны на обеспечение собственного комфорта.</text:p>
      <text:p text:style-name="P1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13">Если он выполнит вашу просьбу — похвалите его. Это будет вашим положительным подкреплением.</text:p>
      <text:p text:style-name="P13">— Спасибо! Я очень рада! Ты приготовил действительно вкусный ужин!</text:p>
      <text:p text:style-name="P13">— Спасибо! Это действительно важно для меня! Ты мне очень помог!</text:p>
      <text:p text:style-name="P1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13">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p text:style-name="P3"/>
      <text:p text:style-name="P3"/>
      <text:p text:style-name="P13"/>
      <text:p text:style-name="P14"/>
      <text:p text:style-name="P15">Неустойчивое или частичное подкрепление.</text:p>
      <text:p text:style-name="P14"/>
      <text:p text:style-name="P13"/>
      <text:p text:style-name="P13"/>
      <text:p text:style-name="P14">Неустойчивое или частичное подкрепление (</text:p>
      <text:p text:style-name="P14">оранжевая кнопка</text:p>
      <text:p text:style-name="P14">) — это событие, которое погружает жертву в переживания, связанные с сомнениями и страхом не угодить абьюзеру.</text:p>
      <text:p text:style-name="P13"/>
      <text:p text:style-name="P13"/>
      <text:p text:style-name="P14">«Я сомневаюсь в том, что ты сделаешь так, как я хочу.»</text:p>
      <text:p text:style-name="P13"/>
      <text:p text:style-name="P13">Он оценивает ваши действия, значительно занижая свои оценки вам, поощряя вас стараться лучше, упорствовать, угождать.</text:p>
      <text:p text:style-name="P13">— Ты приготовила замечательный ужин! Вот если бы ты еще и десерт приготовила — цены бы тебе не было!</text:p>
      <text:p text:style-name="P13">— Сегодня ты приготовила замечательный ужин! Но вчера ужин был вкуснее.</text:p>
      <text:p text:style-name="P1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13">Вместо того, чтобы потребовать отдачи, вы чувствуете свою вину в том, что у вас что-то получилось не так хорошо, как могло бы.</text:p>
      <text:p text:style-name="P1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1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13">— Ты прямо статусами из соц сети заговорила!</text:p>
      <text:p text:style-name="P13">— Вау, а что это за платье у тебя такое! Может оденешь что-то другое?</text:p>
      <text:p text:style-name="P13">— Тебе бы постричься не помешало... Только вчера была у парикмахера?.. Понятно...</text:p>
      <text:p text:style-name="P13">Или, например, с вами разговаривают, употребляя сложные термины, заводя тему, в которой вы не разбираетесь. Вы чувствуете себя неловко и глупо...</text:p>
      <text:p text:style-name="P13">— Это из-за того, что по теореме эквивалентности при элементарных преобразованиях... Ну ты же понимаешь, о чем я, да?</text:p>
      <text:p text:style-name="P13">Также во многом это проявляется в быту:</text:p>
      <text:p text:style-name="P13">— Ты вчера борщ пересолила, поэтому сегодня готовишь тоже ты.</text:p>
      <text:p text:style-name="P13">— Я мыл лапы Рексу, поэтому гулять с ним идешь опять ты.</text:p>
      <text:p text:style-name="P1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1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13">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1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1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13">Противостояние:</text:p>
      <text:p text:style-name="P1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13">— Да, эта то самое платье, в котором я была на нашем свидании неделю назад. Ты еще сказал, что я хорошо выгляжу.</text:p>
      <text:p text:style-name="P13">— Ты думаешь, что если скажешь мне пару незнакомых мне слов, я тебя любить больше буду?</text:p>
      <text:p text:style-name="P13">— Если ты хочешь рыбу на ужин, то ты мог бы сам ее приготовить.</text:p>
      <text:p text:style-name="P13">— Не нравится — делай сам.</text:p>
      <text:p text:style-name="P13">— Это все потому, что ты не помог мне. Легко говорить, когда ты даже не учавствовал.</text:p>
      <text:p text:style-name="P13">Вполне справедливо.</text:p>
      <text:p text:style-name="P13">Не берите на себя слишком много! Если это вам нужно — то вперед. Только потом не плачьте, что вас наказали или недооценили.</text:p>
      <text:p text:style-name="P13">— Тебе надо, ты и делай! - услышите вы на все предложения.</text:p>
      <text:p text:style-name="P1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1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13"><text:soft-page-break/>Что касается бытовых вопросов, то тут сложнее, ведь вам придется прекратить проявлять инициативу (она наказуема).</text:p>
      <text:p text:style-name="P1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13">Поэтому, если вы заметили в своих отношениях признаки наличия этого метода — БЕГИТЕ, КАК МОЖНО БЫСТРЕЕ И КАК МОЖНО ДАЛЬШЕ! ЛУЧШЕ НЕ БУДЕТ!!!</text:p>
      <text:p text:style-name="P3"/>
      <text:p text:style-name="P3"/>
      <text:p text:style-name="P13"/>
      <text:p text:style-name="P14"/>
      <text:p text:style-name="P15">Отрицательное подкрепление.</text:p>
      <text:p text:style-name="P14"/>
      <text:p text:style-name="P13"/>
      <text:p text:style-name="P13"/>
      <text:p text:style-name="P14">Отрицательное подкрепление (</text:p>
      <text:p text:style-name="P14">красная кнопка</text:p>
      <text:p text:style-name="P14">)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
      <text:p text:style-name="P13"/>
      <text:p text:style-name="P14">«Если ты сделаешь не так, как я хочу, то тебя ждет наказание.»</text:p>
      <text:p text:style-name="P13"/>
      <text:p text:style-name="P13">Используя отрицательное подкрепление, абьюзер создает угрозу и стимулирует вас на все, что поможет вам избежать этой угрозы.</text:p>
      <text:p text:style-name="P13">— Если ты сейчас пойдешь гулять, то я с тобой не буду разговаривать.</text:p>
      <text:p text:style-name="P13">— Если ты купишь это платье, то мы не поедем в отпуск.</text:p>
      <text:p text:style-name="P13">— Если ты еще раз так сделаешь — пеняй на себя!</text:p>
      <text:p text:style-name="P13">— Если ты выйдешь из квартиры — можешь не возвращаться!</text:p>
      <text:p text:style-name="P1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13">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13">Противостояние:</text:p>
      <text:p text:style-name="P1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1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1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13">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Я попробую разобрать наиболее тяжелый пример из вышеперечисленных. Если справитесь с <text:soft-page-break/>ним, то со всем остальным справиться будет легче.</text:p>
      <text:p text:style-name="P13">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1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1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13">— Объясни мне, по какой причине ты запрещаешь мне это делать (пойти гулять)?</text:p>
      <text:p text:style-name="P1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13">Оставайтесь спокойной, не повышайте интонацию. Скажите ровно и может даже с улыбкой:</text:p>
      <text:p text:style-name="P13">— Но ты не можешь мне запретить!</text:p>
      <text:p text:style-name="P13">Вы хозяйка собственной жизни и вам решать, что вам делать. Никто, даже ваши родители, не могут вам запретить поступать так, как вам хочется.</text:p>
      <text:p text:style-name="P1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1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1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1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13">— Поговорим, когда я вернусь.</text:p>
      <text:p text:style-name="P13">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1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1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text:soft-page-break/>пройдет гладко и вы сразу получите результат — вместо зверя с острыми клыками, милого пушистого котенка. Вам придется постараться.</text:p>
      <text:p text:style-name="P13">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p text:style-name="P3"/>
      <text:p text:style-name="P3"/>
      <text:p text:style-name="P13"/>
      <text:p text:style-name="P14"/>
      <text:p text:style-name="P15">Травмирующий одноразовый опыт.</text:p>
      <text:p text:style-name="P14"/>
      <text:p text:style-name="P13"/>
      <text:p text:style-name="P13"/>
      <text:p text:style-name="P14">Травмирующий одноразовый опыт (</text:p>
      <text:p text:style-name="P14">кнопка запуска таймера</text:p>
      <text:p text:style-name="P14">) — это единичное событие, с помощью которого манипулятор подсознательно устанавливает господство и превосходство над своей жертвой.</text:p>
      <text:p text:style-name="P13"/>
      <text:p text:style-name="P13"/>
      <text:p text:style-name="P14">«Так будет каждый раз, когда ты сделаешь то, чего я не хочу.»</text:p>
      <text:p text:style-name="P13"/>
      <text:p text:style-name="P1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1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1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1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13">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1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13">Противостояние:</text:p>
      <text:p text:style-name="P1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1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text:soft-page-break/>красную кнопку нажимают, а это значит, что вам пора БЕЖАТЬ, КАК МОЖНО БЫСТРЕЕ И КАК МОЖНО ДАЛЬШЕ! ЛУЧШЕ НЕ БУДЕТ!!!</text:p>
      <text:p text:style-name="P3"/>
      <text:p text:style-name="P9"/>
      <text:p text:style-name="P9"/>
      <text:p text:style-name="P3"/>
      <text:p text:style-name="P13"/>
      <text:p text:style-name="P14">Постоянные жалобы.</text:p>
      <text:p text:style-name="P13"/>
      <text:p text:style-name="P3"/>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Почему именно в этот раздел? Потому, что это тоже своего рода жалоба:</text:p>
      <text:p text:style-name="P3">— Ты уделяешь мне недостаточно внимания!</text:p>
      <text:p text:style-name="P3">— Ты должна уделять мне больше внимания!</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Противостояние:</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3">Вам понадобится чуток равнодушия и подход с юмором:</text:p>
      <text:p text:style-name="P3">— Болит голова? Выпей таблетку. Вон там лежит...</text:p>
      <text:p text:style-name="P3">— Что? Опять злодей-Володя тебе палки в колеса ставит? Вот паразит! Ужинать будешь?</text:p>
      <text:p text:style-name="P3">— А? Что? Прости, я не слушала тебя сейчас — задумалась о своем... Повтори, пожалуйста... А нет, стой, я забыла, мне тут позвонить срочно надо!..</text:p>
      <text:p text:style-name="P3">— Милый, не могу подойти! Тебе надо — ты и подходи.</text:p>
      <text:p text:style-name="P3">В любом случае, это не супер-сложные дела, чтоб вы летели к нему по <text:soft-page-break/>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p text:style-name="P9"/>
      <text:p text:style-name="P9"/>
      <text:p text:style-name="P3"/>
      <text:p text:style-name="P13"/>
      <text:p text:style-name="P14">Он зациклен на себе и на собственном комфорте.</text:p>
      <text:p text:style-name="P13"/>
      <text:p text:style-name="P3"/>
      <text:p text:style-name="P3">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3">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3">Противостояние:</text:p>
      <text:p text:style-name="P3">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3">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3">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p text:style-name="P9"/>
      <text:p text:style-name="P9"><text:soft-page-break/></text:p>
      <text:p text:style-name="P3"/>
      <text:p text:style-name="P13"/>
      <text:p text:style-name="P14">Отношение к чистоте.</text:p>
      <text:p text:style-name="P13"/>
      <text:p text:style-name="P3"/>
      <text:p text:style-name="P3"/>
      <text:p text:style-name="P13">Еще один из признаков абьюза — отношение к чистоте. Если речь идет о крайностях, то это, как вы понимаете, ненормально.</text:p>
      <text:p text:style-name="P3"/>
      <text:p text:style-name="P3"/>
      <text:p text:style-name="P13"/>
      <text:p text:style-name="P14"/>
      <text:p text:style-name="P15">Неряшливость.</text:p>
      <text:p text:style-name="P14"/>
      <text:p text:style-name="P13"/>
      <text:p text:style-name="P1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1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1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13">Противостояние:</text:p>
      <text:p text:style-name="P13">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1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1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13">Попробуйте осторожно намекать, например, если он закинул одежду в которой был на пикнике в шкаф к чистым вещам:</text:p>
      <text:p text:style-name="P13">— Фу, чем это так пахнет? Дорогой, это что, от тебя? Да ты у меня вонючка!</text:p>
      <text:p text:style-name="P1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p text:style-name="P3"/>
      <text:p text:style-name="P3"/>
      <text:p text:style-name="P13"/>
      <text:p text:style-name="P14"/>
      <text:p text:style-name="P15">Предельная аккуратность.</text:p>
      <text:p text:style-name="P14"/>
      <text:p text:style-name="P13"/>
      <text:p text:style-name="P1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text:soft-page-break/>распались.</text:p>
      <text:p text:style-name="P1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1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1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3">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3">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3">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3">В отношениях с маниакальным чистюлей этого недостаточно.</text:p>
      <text:p text:style-name="P13">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3">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3">Также, чрезмерная приверженность к чистоте может свидетельствовать о наличии таких качеств, как:</text:p>
      <text:p text:style-name="P13"/>
      <text:p text:style-name="P14">   • </text:p>
      <text:p text:style-name="P14">закомплексованность и неуверенность в себе</text:p>
      <text:p text:style-name="P1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p>
      <text:p text:style-name="P13"/>
      <text:p text:style-name="P13"/>
      <text:p text:style-name="P14">   • </text:p>
      <text:p text:style-name="P14">сексуальная неудовлетворенность</text:p>
      <text:p text:style-name="P14">, как считал Фрейд, хотя многие современные психоаналитики склонны считать, что неудовлетворенность необязательно должна быть сексуальной;</text:p>
      <text:p text:style-name="P13"/>
      <text:p text:style-name="P13"/>
      <text:p text:style-name="P14">   • </text:p>
      <text:p text:style-name="P14">определенные чувства</text:p>
      <text:p text:style-name="P14">, связанные с неразрешенной ситуацией. Невозможность выполнить или исправить какое-либо обстоятельство может породить желание «навести порядки»;</text:p>
      <text:p text:style-name="P13"/>
      <text:p text:style-name="P13"/>
      <text:p text:style-name="P14">   • </text:p>
      <text:p text:style-name="P14">особенность личности</text:p>
      <text:p text:style-name="P14">,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text:soft-page-break/>счет принуждения наводить порядки;</text:p>
      <text:p text:style-name="P13"/>
      <text:p text:style-name="P13"/>
      <text:p text:style-name="P14">   • </text:p>
      <text:p text:style-name="P14">жажда власти</text:p>
      <text:p text:style-name="P14">.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p text:style-name="P13"/>
      <text:p text:style-name="P13">Но что же делать вам, если именно от вас требуют идеальной чистоты в доме?</text:p>
      <text:p text:style-name="P13">Противостояние:</text:p>
      <text:p text:style-name="P13">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13">Вы не слуга! Это первое и главное, что нужно усвоить!</text:p>
      <text:p text:style-name="P13">Если ваш партнер хочет видеть идеальный порядок — пусть наводит его сам.</text:p>
      <text:p text:style-name="P13">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1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3">Надо — делай сам. Точка. Конец предложения.</text:p>
      <text:p text:style-name="P1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p text:style-name="P3"/>
      <text:p text:style-name="P9"/>
      <text:p text:style-name="P9"/>
      <text:p text:style-name="P3"/>
      <text:p text:style-name="P13"/>
      <text:p text:style-name="P14">Неглект.</text:p>
      <text:p text:style-name="P13"/>
      <text:p text:style-name="P3"/>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p text:style-name="P3">   • 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p text:style-name="P3">   • Абьюзер перестает заботится о вас в случае болезни, тянет с покупкой лекарств, якобы, по ошибке покупает не то, что нужно или путает дозировку.</text:p>
      <text:p text:style-name="P3">   • 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3">— Я тебя и больной любить буду.</text:p>
      <text:p text:style-name="P3"><text:soft-page-break/>   •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P3">   • Абьюзер считает, что у вас лишний вес и заставляет вас голодать.</text:p>
      <text:p text:style-name="P3">   • Абьюзер нарочно мешает вам спать.</text:p>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Противостояние:</text:p>
      <text:p text:style-name="P3">У вас должна быть сила воли отказаться от его плюшек. Требуйте от него заботу или ищите ее в другом месте.</text:p>
      <text:p text:style-name="P3">—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3">— Алло, доктор? Подскажите, мне можно в моем состоянии заниматься сексом/есть петрушку/пить спиртное? Нет. Хорошо, спасибо за информацию.</text:p>
      <text:p text:style-name="P3">— Ты же знаешь, что я на антибиотиках. Ты не хочешь, чтобы я поправилась?</text:p>
      <text:p text:style-name="P3">— Если ты считаешь, что мне не стоит употреблять эти лекарства, тогда предложи мне альтернативу. Или ты хочешь, чтоб мне было плохо?</text:p>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P3"/>
      <text:p text:style-name="P13">Это не шутка, так как</text:p>
      <text:p text:style-name="P13">неглект может стать причиной смерти жертвы</text:p>
      <text:p text:style-name="P13">.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p>
      <text:p text:style-name="P3"/>
      <text:p text:style-name="P9"/>
      <text:p text:style-name="P9"/>
      <text:p text:style-name="P3"/>
      <text:p text:style-name="P13"/>
      <text:p text:style-name="P14">Попытка выторговать право на «лево». Принуждение к трио.</text:p>
      <text:p text:style-name="P13"/>
      <text:p text:style-name="P3"/>
      <text:p text:style-name="P3"/>
      <text:p text:style-name="P13">Измены. Измены. Измены. Пожалуй этот раздел для меня самый тяжелый. Как лучше — описать прямо и вкратце, или расписать подробно? Как это сделать?</text:p>
      <text:p text:style-name="P13">Для многих измена — это самый настоящий удар. Удар по <text:soft-page-break/>самолюбию. Жизнь после измены никогда не станет прежней. С этим человеком.</text:p>
      <text:p text:style-name="P1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3">Лично я никогда об этом не задумывалась, но как-то разговорилась с девчонками на эту тему и услышала довольно интересное мнение.</text:p>
      <text:p text:style-name="P13">— Я бы простила измену. — сказала мне одна девушка, которая очень себя любит.</text:p>
      <text:p text:style-name="P13">— Как же так? — спросила я. — Это же предательство!</text:p>
      <text:p text:style-name="P13">Но ответ был очень интересным. Она ответила, что сама не представляет, как это всю жизнь — одно и тоже.</text:p>
      <text:p text:style-name="P13">Ее ответ основывался на том, что она прекра<text:change text:change-id="ct34776710744"/>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13">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1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13">Говорить об ­изменах — все равно, что водить вилами по воде — бессмысленно. Что тут скажешь, когда дело сделано?..</text:p>
      <text:p text:style-name="P1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1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13">Так чем же банальная слабость отличается от деструктива?</text:p>
      <text:p text:style-name="P13">Слабость. Не смог устоять.</text:p>
      <text:p text:style-name="P13">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1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13">Такое встречается очень часто. К сожалению для второй стороны.</text:p>
      <text:p text:style-name="P13">В деструктивных отношениях все происходит несколько иначе.</text:p>
      <text:p text:style-name="P1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1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1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13">Рядом с недомужчиной — тень красивой, счастливой, ухоженной женщины. Почему? Воздействие на нее, с сопровождающими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13">Так... я обещала не повторяться.</text:p>
      <text:p text:style-name="P13"/>
      <text:p text:style-name="P14"><text:soft-page-break/>На «выходе» мы получаем</text:p>
      <text:p text:style-name="P14">нечто</text:p>
      <text:p text:style-name="P14">,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13"/>
      <text:p text:style-name="P13">Уничтожив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13">Он выбирает рубашку — ставит на ней пятно. Мозгов не хватает отстирать его и он эту рубашку выбрасывает: «Плохая некачественная рубашка!»</text:p>
      <text:p text:style-name="P13">Он покупает молоко. Забывает про него — оно скисает. Он выливает его: «Отвратительное молоко!»</text:p>
      <text:p text:style-name="P13">Он покупает себе ботинки. Хорошие кожаные качественные ботинки. Занашивает их до дыр и выбрасывает их: «Подделка!»</text:p>
      <text:p text:style-name="P13">Он выбирает женщину. Пользуется ей. Не заботится о ней. Обижает ее, может даже бьет, а потом бросает ее: «Разве это баба?! Вот Машка — вот это баба!»</text:p>
      <text:p text:style-name="P13">И начинается процесс замены.</text:p>
      <text:p text:style-name="P1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13">Если вы не понимаете, к чему я веду, то совсем скоро поймете.</text:p>
      <text:p text:style-name="P1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13">* * *</text:p>
      <text:p text:style-name="P13">Начнем с измены.</text:p>
      <text:p text:style-name="P1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13">Беда печаль.</text:p>
      <text:p text:style-name="P13">Как правило, отношения не свеженькие. Что-то уже пережили вместе за какое-то там время. Близкие, родственные души, которые понимают друг друга... Ну как: вы понимаете его, ведь он — просит вас понимать его. Все. О вас речи не идет.</text:p>
      <text:p text:style-name="P13">Так вот. Вы такие уже родненькие, что он вдруг считает, что имеет право пойти налево. И начинает давить.</text:p>
      <text:p text:style-name="P3"/>
      <text:p text:style-name="P3"/>
      <text:p text:style-name="P13"/>
      <text:p text:style-name="P14"/>
      <text:p text:style-name="P15">Вариант 1. <text:s/>Ничто не предвещало беды.</text:p>
      <text:p text:style-name="P14"/>
      <text:p text:style-name="P13"/>
      <text:p text:style-name="P13">Вы узнаёте об измене либо случайно, либо «типа» случайно. Обязательно в тот момент, когда у вас все хорошо!</text:p>
      <text:p text:style-name="P13">Это для вас удар. Полное опустошение. Вы не можете в это поверить. Слезы-сопли. Крики и отчаянные попытки заставить его объясниться. Вы в шоке.</text:p>
      <text:p text:style-name="P13">А в шоке от того, что он не видит в этом проблемы.</text:p>
      <text:p text:style-name="P13">— Что здесь такого? Я же тебя люблю! А она для меня ничего не значит!</text:p>
      <text:p text:style-name="P13">— Ну перепихнулся, ну и что здесь такого?!...</text:p>
      <text:p text:style-name="P13"><text:soft-page-break/>Или, как было в моем случае — бросил самым жестоким образом, погулял и вернулся, мол — жить без тебя не могу.</text:p>
      <text:p text:style-name="P13">Все было хорошо, а потом, как вы помните:</text:p>
      <text:p text:style-name="P13">— Не имеет значения, что произошло в тот момент, когда люди были, как бы, не вместе...</text:p>
      <text:p text:style-name="P13">— Да, я трахаться хотел! Мне было плохо!..</text:p>
      <text:p text:style-name="P13">Не можешь простить — дура. Из-за херни, пардон, отношения рушишь. Уходишь? - Не уходи! Я тебя люблю! И так далее...</text:p>
      <text:p text:style-name="P13">А знаете, что самое интересное? Он будет повторять подобные вещи с совершенно спокойным выражением лица. Типа:</text:p>
      <text:p text:style-name="P13">— Подумаешь, кружку разбил. На счастье...</text:p>
      <text:p text:style-name="P13">Он продемонстрирует вам, что ничего такого не произошло. Ни-че-го! А вы поверите. После долгой, подобного рода, обработке.</text:p>
      <text:p text:style-name="P13">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3">—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p text:style-name="P3"/>
      <text:p text:style-name="P3"/>
      <text:p text:style-name="P13"/>
      <text:p text:style-name="P14"/>
      <text:p text:style-name="P15">Вариант 2. Мам, ну купи!</text:p>
      <text:p text:style-name="P14"/>
      <text:p text:style-name="P13"/>
      <text:p text:style-name="P1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1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1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13">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1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13">Здорово придумал, да?</text:p>
      <text:p text:style-name="P13">Неа, не прокатит. То, о чем вы сейчас подумали — не прокатит. Он не разрешит вам сделать что-либо подобное. Даже не пытайтесь!</text:p>
      <text:p text:style-name="P1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13">Есть конечно и еще один вариант — он вам разрешит. И вот это для вас будет очень плохо.</text:p>
      <text:p text:style-name="P1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13">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text:soft-page-break/>вас это расстроит больше, чем его измена.</text:p>
      <text:p text:style-name="P1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1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13">А ведь вы не сможете.</text:p>
      <text:p text:style-name="P1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13">Хм, кажется я повторяюсь...</text:p>
      <text:p text:style-name="P13">Так вот — это конец.</text:p>
      <text:p text:style-name="P13">— У женщины мужик должен быть один. Только шлюхи трахаются со всеми подряд! — можете услышать вы в ответ.</text:p>
      <text:p text:style-name="P1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13">Он ясно даст понять, либо же поставит перед фактом — ему это надо, мол, не нравится — на коридор. Дверь там.</text:p>
      <text:p text:style-name="P13">Он считает свое поведение абсолютно нормальным:</text:p>
      <text:p text:style-name="P13">— А чё?!</text:p>
      <text:p text:style-name="P1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1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p text:style-name="P3"/>
      <text:p text:style-name="P3"/>
      <text:p text:style-name="P13"/>
      <text:p text:style-name="P14"/>
      <text:p text:style-name="P15">Вариант 3. Я уже взрослый.</text:p>
      <text:p text:style-name="P14"/>
      <text:p text:style-name="P13"/>
      <text:p text:style-name="P1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 измене.</text:p>
      <text:p text:style-name="P1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13">Он созванивается и переписывается с новыми пассиями не шифруясь.</text:p>
      <text:p text:style-name="P13">— Это мои подружки!</text:p>
      <text:p text:style-name="P13">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1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1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13">Тут мне, к сожалению, добавить больше нечего. Или к счастью...</text:p>
      <text:p text:style-name="P13">* * *</text:p>
      <text:p text:style-name="P13">В любом случае вам будет больно. Очень больно. Вы его, несомненно, любите. Но этого слишком мало, как и ваших стараний, <text:soft-page-break/>самоотверженности, жертвенности и незаметности для того, чтобы заслужить его уважение.</text:p>
      <text:p text:style-name="P1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13">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13">Да, дальше речь пойдет о трио в постели.</text:p>
      <text:p text:style-name="P1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13">Он преподнесет такие идеи, как что-то очень любопытное и интересное.</text:p>
      <text:p text:style-name="P13">— Слууушай, а давай...!</text:p>
      <text:p text:style-name="P13">Он даже может это преподнести, как предложение сделать еще один серьезный шаг, перейти на новый уровень.</text:p>
      <text:p text:style-name="P13">— Я думаю, что мы готовы к этому...</text:p>
      <text:p text:style-name="P13">Вы встречались. Потом начали жить вместе. Теперь «это». Ваши отношения, хотите вы этого или нет — набирают новые обороты.</text:p>
      <text:p text:style-name="P13">Девочка. Конечно третьей должна быть девочка (того же пола, что и абьюзер). Мужик ведь в постели должен быть один — он. Мне, например, милый говорил, что, возможно, даже участвовать не будет:</text:p>
      <text:p text:style-name="P13">— Я, — говорит. — просто посижу и посмотрю на вас!</text:p>
      <text:p text:style-name="P13">Весело, да?</text:p>
      <text:p text:style-name="P13">Я, конечно, отшучивалась, говорила, мол, что, мне тоже интересно попробовать... только с мальчиком. У него такие глаза были! Столько возмущений!..</text:p>
      <text:p text:style-name="P13">Конечно, ведь девочка в постели — это ничего. Подумаешь, ведь она такая же как и вы. Чем же это должно возмущать?! Этого он никогда не поймет.</text:p>
      <text:p text:style-name="P1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1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13">* * *</text:p>
      <text:p text:style-name="P13">Да, виноваты в любом случае будете вы. При совершенно исключительно любом исходе. Но что же этим своим поведением хочет сказать ваш партнер?</text:p>
      <text:p text:style-name="P13">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13">Этот нарциссизм во всей своей красе будет проявляться в его отношении... к себе, конечно!</text:p>
      <text:p text:style-name="P1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13">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13">Но цель одна — выбить вас из колеи.</text:p>
      <text:p text:style-name="P1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13">Все, чего он хочет добиться — это лишить вас уверенности в себе, <text:soft-page-break/>заставить вас искать проблемы в себе. Как вы поняли, все его действия имеют именно эту цель.</text:p>
      <text:p text:style-name="P1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1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1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13">Вас активно ломают, прогибают под свои аморальные идеи, садятся вам на голову. И все это прячут за маской нормальности. «Нормальности».</text:p>
      <text:p text:style-name="P13">— Что здесь такого? — слышите вы в ответ на все ваши возмущения.</text:p>
      <text:p text:style-name="P1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1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1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13">Я призываю вас мне поверить. Если он заговорил, намекнул или даже пошутил на это тему — он вам изменит. Можете даже не сомневаться в этом.</text:p>
      <text:p text:style-name="P1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13">Это была Иллюзия с большой буквы! Это было очевидным фактом с самого первого раза, как я стала свидетелем разговора с его его друзьями:</text:p>
      <text:p text:style-name="P13">— Измена — это искусство сделать так, чтоб о ней никто не узнал!</text:p>
      <text:p text:style-name="P1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1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1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1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1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13"/>
      <text:p text:style-name="P13"><text:soft-page-break/></text:p>
      <text:p text:style-name="P13"/>
      <text:p text:style-name="P3"/>
      <text:p text:style-name="P9"/>
      <text:p text:style-name="P9"/>
      <text:p text:style-name="P3"/>
      <text:p text:style-name="P13"/>
      <text:p text:style-name="P14">Перспектицид.</text:p>
      <text:p text:style-name="P13"/>
      <text:p text:style-name="P3"/>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
      <text:p text:style-name="P13">Перспектицид очень похож с уже знакомым вам методом манипулирования — газлайтингом (</text:p>
      <text:p text:style-name="P13">см. «Газлайтинг»</text:p>
      <text:p text:style-name="P13">), но, по своей сути, это отличающиеся понятия.</text:p>
      <text:p text:style-name="P3"/>
      <text:p text:style-name="P3"/>
      <text:p text:style-name="P13">Перспектицид (</text:p>
      <text:p text:style-name="P13">с англ.</text:p>
      <text:p text:style-name="P13">perspective</text:p>
      <text:p text:style-name="P13">— точка зрения; окончание</text:p>
      <text:p text:style-name="P13">cide</text:p>
      <text:p text:style-name="P13">— убийство) — воздействие на жертву с целью лишения ее собственных мыслей, идей и целей.</text:p>
      <text:p text:style-name="P3"/>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Противостояние:</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9"/>
      <text:p text:style-name="P9"/>
      <text:p text:style-name="P3"/>
      <text:p text:style-name="P13"/>
      <text:p text:style-name="P14">Заявление о разрыве отношений.</text:p>
      <text:p text:style-name="P13"/>
      <text:p text:style-name="P3"/>
      <text:p text:style-name="P3">У вас все хорошо, или, наконец, наладилось после последней ссоры, но <text:soft-page-break/>вдруг вам объявляют, что вас бросают:</text:p>
      <text:p text:style-name="P3">— Так будет лучше для нас.</text:p>
      <text:p text:style-name="P3">Или:</text:p>
      <text:p text:style-name="P3">— Так больше не может продолжаться, ведь ты...</text:p>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вариант очень редкий случай.</text:p>
      <text:p text:style-name="P3">*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Противостояние:</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9"/>
      <text:p text:style-name="P9"/>
      <text:p text:style-name="P3"/>
      <text:p text:style-name="P13"/>
      <text:p text:style-name="P14">Сахарное шоу.</text:p>
      <text:p text:style-name="P13"/>
      <text:p text:style-name="P3"/>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3">— Меня никто, кроме тебя не понимает!</text:p>
      <text:p text:style-name="P3">— Ты лучшее, что со мной случилось в жизни!</text:p>
      <text:p text:style-name="P3">— Как я мог так поступать с тобой?! Теперь я все понял!</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3">Противостояние:</text:p>
      <text:p text:style-name="P3">Не возвращайтесь!</text:p>
      <text:p text:style-name="P9"/>
      <text:p text:style-name="P5"/>
      <text:p text:style-name="P5"/>
      <text:p text:style-name="P9"/>
      <text:p text:style-name="P3"/>
      <text:p text:style-name="P13">Содержание</text:p>
      <text:p text:style-name="P3"/>
      <text:p text:style-name="P9"><text:soft-page-break/></text:p>
      <text:p text:style-name="P9">Введение 3</text:p>
      <text:p text:style-name="P9">Глава 1. Это еще не конец 21</text:p>
      <text:p text:style-name="P9">Глава 2. Таблетка 24</text:p>
      <text:p text:style-name="P9">Глава 3. Останешься? 36</text:p>
      <text:p text:style-name="P9">Глава 4. Зачем платить больше? 40</text:p>
      <text:p text:style-name="P9">Глава 5. Интроверт 45</text:p>
      <text:p text:style-name="P9">Глава 6. Стразики 70</text:p>
      <text:p text:style-name="P9">Глава 7. З — Забота 82</text:p>
      <text:p text:style-name="P9">Глава 8. Сама, котик 100</text:p>
      <text:p text:style-name="P9">Глава 9. Мы так общаемся 116</text:p>
      <text:p text:style-name="P9">Глава 10. Это не я 133</text:p>
      <text:p text:style-name="P9">Глава 11. Трио 154</text:p>
      <text:p text:style-name="P9">Глава 12. Не ной 163</text:p>
      <text:p text:style-name="P9">Глава 13. Неадекватная 173</text:p>
      <text:p text:style-name="P9">Глава 14. Вожак 197</text:p>
      <text:p text:style-name="P9">Глава 15. Ад 216</text:p>
      <text:p text:style-name="P9">Глава 16. Nosce te ipsum 228</text:p>
      <text:p text:style-name="P9">Глава 17. Я все понял 237</text:p>
      <text:p text:style-name="P9">Глава 18. А зачем вам Она? 242</text:p>
      <text:p text:style-name="P9">Глава 19. Я подумаю 250</text:p>
      <text:p text:style-name="P9">Глава 20. Меньше нюансов 255</text:p>
      <text:p text:style-name="P9">Глава 21. Быть честным очень легко! 264</text:p>
      <text:p text:style-name="P9">Глава 22. Гори в аду 308</text:p>
      <text:p text:style-name="P9">Глава 23. Апофеоз отношений с манипулятором 327</text:p>
      <text:p text:style-name="P9">Глава 24. Причины манипуляции 344</text:p>
      <text:p text:style-name="P9">Глава 25. Признаки, приемы и противостояние манипуляции 363</text:p>
      <text:p text:style-name="P9">Почему я? 365</text:p>
      <text:p text:style-name="P9">Демонстративное игнорирование собственных обязательств. 385</text:p>
      <text:p text:style-name="P9">Газлайтинг. 387</text:p>
      <text:p text:style-name="P9">Висхолдинг. 392</text:p>
      <text:p text:style-name="P9">«Да, но &lt;...&gt;» (в дополнение к описанию висхолдинга). 395</text:p>
      <text:p text:style-name="P9">Изоляция жертвы от ее окружения. 397</text:p>
      <text:p text:style-name="P9">Пассивная агрессия (игнорирование, обида, внезапный бойкот). 400</text:p>
      <text:p text:style-name="P9">Эгоизм. Равнодушие. 405</text:p>
      <text:p text:style-name="P9">Игра на ваших эмоциях или психологические триггеры. 407</text:p>
      <text:p text:style-name="P9">Виктимблейминг. 411</text:p>
      <text:p text:style-name="P9">Вам редко уступают или не уступают вообще. 417</text:p>
      <text:p text:style-name="P9">Патологическая ложь. Введение в болезненное состояние ожидания. 422</text:p>
      <text:p text:style-name="P9">Триангуляция. 428</text:p>
      <text:p text:style-name="P9">Дабл байнд. 432</text:p>
      <text:p text:style-name="P9">Подкрепление. Стимуляция на действия. 441</text:p>
      <text:p text:style-name="P9">Положительное подкрепление. <text:s/>442</text:p>
      <text:p text:style-name="P9">Неустойчивое или частичное подкрепление. 448</text:p>
      <text:p text:style-name="P9">Отрицательное подкрепление. 453</text:p>
      <text:p text:style-name="P9">Травмирующий одноразовый опыт. 458</text:p>
      <text:p text:style-name="P9">Постоянные жалобы. 460</text:p>
      <text:p text:style-name="P9">Он зациклен на себе и на собственном комфорте. 463</text:p>
      <text:p text:style-name="P9">Отношение к чистоте. 466</text:p>
      <text:p text:style-name="P9">Неряшливость. 466</text:p>
      <text:p text:style-name="P9">Предельная аккуратность. 468</text:p>
      <text:p text:style-name="P9">Неглект. 472</text:p>
      <text:p text:style-name="P9">Попытка выторговать право на «лево». Принуждение к трио. 476</text:p>
      <text:p text:style-name="P9">Вариант 1. <text:s/>Ничто не предвещало беды. 481</text:p>
      <text:p text:style-name="P9">Вариант 2. Мам, ну купи! 482</text:p>
      <text:p text:style-name="P9">Вариант 3. Я уже взрослый. 485</text:p>
      <text:p text:style-name="P9">Перспектицид. 493</text:p>
      <text:p text:style-name="P9">Заявление о разрыве отношений. 495</text:p>
      <text:p text:style-name="P9">Сахарное шоу. 500</text:p>
      <text:p text:style-name="P9">Содержание 503</text:p>
      <text:p text:style-name="P9"/>
      <text:p text:style-name="P9"/>
      <text:p text:style-name="P5"><text:soft-page-break/></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mo" svg:font-family="Arimo" style:font-family-generic="swiss" style:font-pitch="variable"/>
    <style:font-face style:name="Segoe UI" svg:font-family="'Segoe UI'" style:font-family-generic="swiss" style:font-pitch="variable"/>
    <style:font-face style:name="Arimo1" svg:font-family="Arim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uk" fo:country="UA" style:font-size-asian="12pt" style:language-asian="uk" style:country-asian="UA" style:font-size-complex="12pt" style:language-complex="uk" style:country-complex="UA"/>
    </style:default-style>
    <style:default-style style:family="paragraph">
      <style:paragraph-properties fo:hyphenation-ladder-count="no-limit" style:text-autospace="none" style:punctuation-wrap="hanging" style:line-break="strict" style:tab-stop-distance="0.4917in" style:writing-mode="page"/>
      <style:text-properties style:use-window-font-color="true" style:font-name="Times New Roman" fo:font-size="12pt" fo:language="uk" fo:country="UA" style:font-name-asian="Times New Roman" style:font-size-asian="12pt" style:language-asian="uk" style:country-asian="UA" style:font-name-complex="Times New Roman" style:font-size-complex="12pt" style:language-complex="uk" style:country-complex="U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uk" fo:country="UA" style:font-size-asian="10pt" style:language-asian="uk" style:country-asian="UA"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Arimo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Segoe UI" fo:font-size="9pt" style:font-name-asian="Segoe UI" style:font-size-asian="9pt" style:font-name-complex="Segoe UI"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Òåêñò_20_ïðèìå_f7_àíèÿ_20_Çíàê" style:display-name="Òåêñò ïðèìå÷àíèÿ Çíàê" style:family="text" style:parent-style-name="Default_20_Paragraph_20_Font">
      <style:text-properties style:font-name-complex="Times New Roman"/>
    </style:style>
    <style:style style:name="Òåìà_20_ïðèìå_f7_àíèÿ_20_Çíàê" style:display-name="Òåìà ïðèìå÷àíèÿ Çíàê" style:family="text" style:parent-style-name="Òåêñò_20_ïðèìå_f7_àíèÿ_20_Çíàê">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style:font-name="Segoe UI" fo:font-size="9pt" style:font-name-asian="Segoe UI" style:font-size-asian="9pt" style:font-name-complex="Segoe UI" style:font-size-complex="9pt"/>
    </style:style>
    <style:style style:name="ti4" style:family="text"/>
    <style:style style:name="tbi4"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06:33:46</meta:creation-date>
    <meta:document-statistic meta:table-count="0" meta:image-count="0" meta:object-count="0" meta:page-count="187" meta:paragraph-count="3772" meta:word-count="92384" meta:character-count="567384"/>
    <meta:editing-duration>P0D</meta:editing-duration>
    <meta:editing-cycles>1</meta:editing-cycles>
    <meta:generator>OpenOffice/4.1.1$FreeBSD/amd64 OpenOffice.org_project/411m6$Build-9775</meta:generator>
  </office:meta>
</office:document-meta>
</file>